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a6a6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d7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e0c2cd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0c2cd" fo:border="0.06pt solid #000000"/>
      <style:text-properties fo:color="#000000" fo:font-weight="bold" style:font-weight-asian="bold" style:font-weight-complex="bold"/>
    </style:style>
    <style:style style:name="ce37" style:family="table-cell" style:parent-style-name="Default" style:data-style-name="N11"/>
    <style:style style:name="ce3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hroughput G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37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2926.46666666667" calcext:value-type="float">
            <text:p>2926.46666666667</text:p>
          </table:table-cell>
          <table:table-cell table:style-name="ce29" office:value-type="float" office:value="2934.85" calcext:value-type="float">
            <text:p>2934.85</text:p>
          </table:table-cell>
          <table:table-cell table:style-name="ce29" office:value-type="float" office:value="2935.86666666667" calcext:value-type="float">
            <text:p>2935.86666666667</text:p>
          </table:table-cell>
          <table:table-cell/>
          <table:table-cell table:style-name="ce29" table:formula="of:=AVERAGE([.J3:.L3])" office:value-type="float" office:value="2932.39444444444" calcext:value-type="float">
            <text:p>2932.39444444444</text:p>
          </table:table-cell>
          <table:table-cell table:style-name="ce29" table:formula="of:=[.B13]*[.A3]+[.B14]*[.B3]+[.B15]*[.C3]+[.B16]*[.D3]+[.B17]*[.E3]+[.B18]*[.F3]+[.B19]*[.G3]+[.B20]*[.H3]" office:value-type="float" office:value="2932.39444444444" calcext:value-type="float">
            <text:p>2932.39444444444</text:p>
          </table:table-cell>
          <table:table-cell/>
          <table:table-cell table:style-name="ce29" table:formula="of:=([.N3] - [.J3])^2" office:value-type="float" office:value="35.1385493827177" calcext:value-type="float">
            <text:p>35.1385493827177</text:p>
          </table:table-cell>
          <table:table-cell table:style-name="ce29" table:formula="of:=([.N3] - [.K3])^2" office:value-type="float" office:value="6.02975308641846" calcext:value-type="float">
            <text:p>6.02975308641846</text:p>
          </table:table-cell>
          <table:table-cell table:style-name="ce29" table:formula="of:=([.N3] - [.L3])^2" office:value-type="float" office:value="12.0563271604935" calcext:value-type="float">
            <text:p>12.0563271604935</text:p>
          </table:table-cell>
          <table:table-cell table:style-name="ce29" table:formula="of:=([.O3] - [.J3])^2" office:value-type="float" office:value="35.1385493827069" calcext:value-type="float">
            <text:p>35.1385493827069</text:p>
          </table:table-cell>
          <table:table-cell table:style-name="ce29" table:formula="of:=([.O3] - [.K3])^2" office:value-type="float" office:value="6.02975308642293" calcext:value-type="float">
            <text:p>6.02975308642293</text:p>
          </table:table-cell>
          <table:table-cell table:style-name="ce29" table:formula="of:=([.O3] - [.L3])^2" office:value-type="float" office:value="12.0563271604998" calcext:value-type="float">
            <text:p>12.0563271604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2937.56666666667" calcext:value-type="float">
            <text:p>2937.56666666667</text:p>
          </table:table-cell>
          <table:table-cell table:style-name="ce29" office:value-type="float" office:value="2937.06666666667" calcext:value-type="float">
            <text:p>2937.06666666667</text:p>
          </table:table-cell>
          <table:table-cell table:style-name="ce29" office:value-type="float" office:value="2938.85" calcext:value-type="float">
            <text:p>2938.85</text:p>
          </table:table-cell>
          <table:table-cell/>
          <table:table-cell table:style-name="ce29" table:formula="of:=AVERAGE([.J4:.L4])" office:value-type="float" office:value="2937.82777777778" calcext:value-type="float">
            <text:p>2937.82777777778</text:p>
          </table:table-cell>
          <table:table-cell table:style-name="ce29" table:formula="of:=[.B13]*[.A4]+[.B14]*[.B4]+[.B15]*[.C4]+[.B16]*[.D4]+[.B17]*[.E4]+[.B18]*[.F4]+[.B19]*[.G4]+[.B20]*[.H4]" office:value-type="float" office:value="2937.82777777778" calcext:value-type="float">
            <text:p>2937.82777777778</text:p>
          </table:table-cell>
          <table:table-cell/>
          <table:table-cell table:style-name="ce29" table:formula="of:=([.N4] - [.J4])^2" office:value-type="float" office:value="0.0681790123458321" calcext:value-type="float">
            <text:p>0.068179012345832</text:p>
          </table:table-cell>
          <table:table-cell table:style-name="ce29" table:formula="of:=([.N4] - [.K4])^2" office:value-type="float" office:value="0.579290123457236" calcext:value-type="float">
            <text:p>0.579290123457236</text:p>
          </table:table-cell>
          <table:table-cell table:style-name="ce29" table:formula="of:=([.N4] - [.L4])^2" office:value-type="float" office:value="1.04493827160428" calcext:value-type="float">
            <text:p>1.04493827160428</text:p>
          </table:table-cell>
          <table:table-cell table:style-name="ce29" table:formula="of:=([.O4] - [.J4])^2" office:value-type="float" office:value="0.0681790123453571" calcext:value-type="float">
            <text:p>0.068179012345357</text:p>
          </table:table-cell>
          <table:table-cell table:style-name="ce29" table:formula="of:=([.O4] - [.K4])^2" office:value-type="float" office:value="0.579290123455852" calcext:value-type="float">
            <text:p>0.579290123455852</text:p>
          </table:table-cell>
          <table:table-cell table:style-name="ce29" table:formula="of:=([.O4] - [.L4])^2" office:value-type="float" office:value="1.04493827160614" calcext:value-type="float">
            <text:p>1.04493827160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2929.13333333333" calcext:value-type="float">
            <text:p>2929.13333333333</text:p>
          </table:table-cell>
          <table:table-cell table:style-name="ce29" office:value-type="float" office:value="2929.68333333333" calcext:value-type="float">
            <text:p>2929.68333333333</text:p>
          </table:table-cell>
          <table:table-cell table:style-name="ce29" office:value-type="float" office:value="2932.88333333333" calcext:value-type="float">
            <text:p>2932.88333333333</text:p>
          </table:table-cell>
          <table:table-cell/>
          <table:table-cell table:style-name="ce29" table:formula="of:=AVERAGE([.J5:.L5])" office:value-type="float" office:value="2930.56666666667" calcext:value-type="float">
            <text:p>2930.56666666667</text:p>
          </table:table-cell>
          <table:table-cell table:style-name="ce29" table:formula="of:=[.B13]*[.A5]+[.B14]*[.B5]+[.B15]*[.C5]+[.B16]*[.D5]+[.B17]*[.E5]+[.B18]*[.F5]+[.B19]*[.G5]+[.B20]*[.H5]" office:value-type="float" office:value="2930.56666666667" calcext:value-type="float">
            <text:p>2930.56666666667</text:p>
          </table:table-cell>
          <table:table-cell/>
          <table:table-cell table:style-name="ce29" table:formula="of:=([.N5] - [.J5])^2" office:value-type="float" office:value="2.05444444444592" calcext:value-type="float">
            <text:p>2.05444444444592</text:p>
          </table:table-cell>
          <table:table-cell table:style-name="ce29" table:formula="of:=([.N5] - [.K5])^2" office:value-type="float" office:value="0.780277777778367" calcext:value-type="float">
            <text:p>0.780277777778367</text:p>
          </table:table-cell>
          <table:table-cell table:style-name="ce29" table:formula="of:=([.N5] - [.L5])^2" office:value-type="float" office:value="5.36694444444206" calcext:value-type="float">
            <text:p>5.36694444444206</text:p>
          </table:table-cell>
          <table:table-cell table:style-name="ce29" table:formula="of:=([.O5] - [.J5])^2" office:value-type="float" office:value="2.05444444444592" calcext:value-type="float">
            <text:p>2.05444444444592</text:p>
          </table:table-cell>
          <table:table-cell table:style-name="ce29" table:formula="of:=([.O5] - [.K5])^2" office:value-type="float" office:value="0.780277777778367" calcext:value-type="float">
            <text:p>0.780277777778367</text:p>
          </table:table-cell>
          <table:table-cell table:style-name="ce29" table:formula="of:=([.O5] - [.L5])^2" office:value-type="float" office:value="5.36694444444206" calcext:value-type="float">
            <text:p>5.36694444444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2930.86666666667" calcext:value-type="float">
            <text:p>2930.86666666667</text:p>
          </table:table-cell>
          <table:table-cell table:style-name="ce29" office:value-type="float" office:value="2935.63333333333" calcext:value-type="float">
            <text:p>2935.63333333333</text:p>
          </table:table-cell>
          <table:table-cell table:style-name="ce29" office:value-type="float" office:value="2934.48333333333" calcext:value-type="float">
            <text:p>2934.48333333333</text:p>
          </table:table-cell>
          <table:table-cell/>
          <table:table-cell table:style-name="ce29" table:formula="of:=AVERAGE([.J6:.L6])" office:value-type="float" office:value="2933.66111111111" calcext:value-type="float">
            <text:p>2933.66111111111</text:p>
          </table:table-cell>
          <table:table-cell table:style-name="ce29" table:formula="of:=[.B13]*[.A6]+[.B14]*[.B6]+[.B15]*[.C6]+[.B16]*[.D6]+[.B17]*[.E6]+[.B18]*[.F6]+[.B19]*[.G6]+[.B20]*[.H6]" office:value-type="float" office:value="2933.66111111111" calcext:value-type="float">
            <text:p>2933.66111111111</text:p>
          </table:table-cell>
          <table:table-cell/>
          <table:table-cell table:style-name="ce29" table:formula="of:=([.N6] - [.J6])^2" office:value-type="float" office:value="7.80891975308535" calcext:value-type="float">
            <text:p>7.80891975308535</text:p>
          </table:table-cell>
          <table:table-cell table:style-name="ce29" table:formula="of:=([.N6] - [.K6])^2" office:value-type="float" office:value="3.88966049382696" calcext:value-type="float">
            <text:p>3.88966049382696</text:p>
          </table:table-cell>
          <table:table-cell table:style-name="ce29" table:formula="of:=([.N6] - [.L6])^2" office:value-type="float" office:value="0.676049382716565" calcext:value-type="float">
            <text:p>0.676049382716565</text:p>
          </table:table-cell>
          <table:table-cell table:style-name="ce29" table:formula="of:=([.O6] - [.J6])^2" office:value-type="float" office:value="7.80891975308535" calcext:value-type="float">
            <text:p>7.80891975308535</text:p>
          </table:table-cell>
          <table:table-cell table:style-name="ce29" table:formula="of:=([.O6] - [.K6])^2" office:value-type="float" office:value="3.88966049382696" calcext:value-type="float">
            <text:p>3.88966049382696</text:p>
          </table:table-cell>
          <table:table-cell table:style-name="ce29" table:formula="of:=([.O6] - [.L6])^2" office:value-type="float" office:value="0.676049382716565" calcext:value-type="float">
            <text:p>0.676049382716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7517.21666666667" calcext:value-type="float">
            <text:p>7517.21666666667</text:p>
          </table:table-cell>
          <table:table-cell table:style-name="ce29" office:value-type="float" office:value="7673.73333333333" calcext:value-type="float">
            <text:p>7673.73333333333</text:p>
          </table:table-cell>
          <table:table-cell table:style-name="ce29" office:value-type="float" office:value="7488.83333333333" calcext:value-type="float">
            <text:p>7488.83333333333</text:p>
          </table:table-cell>
          <table:table-cell/>
          <table:table-cell table:style-name="ce29" table:formula="of:=AVERAGE([.J7:.L7])" office:value-type="float" office:value="7559.92777777778" calcext:value-type="float">
            <text:p>7559.92777777778</text:p>
          </table:table-cell>
          <table:table-cell table:style-name="ce29" table:formula="of:=[.B13]*[.A7]+[.B14]*[.B7]+[.B15]*[.C7]+[.B16]*[.D7]+[.B17]*[.E7]+[.B18]*[.F7]+[.B19]*[.G7]+[.B20]*[.H7]" office:value-type="float" office:value="7559.92777777778" calcext:value-type="float">
            <text:p>7559.92777777778</text:p>
          </table:table-cell>
          <table:table-cell/>
          <table:table-cell table:style-name="ce29" table:formula="of:=([.N7] - [.J7])^2" office:value-type="float" office:value="1824.23901234565" calcext:value-type="float">
            <text:p>1824.23901234565</text:p>
          </table:table-cell>
          <table:table-cell table:style-name="ce29" table:formula="of:=([.N7] - [.K7])^2" office:value-type="float" office:value="12951.7044753087" calcext:value-type="float">
            <text:p>12951.7044753087</text:p>
          </table:table-cell>
          <table:table-cell table:style-name="ce29" table:formula="of:=([.N7] - [.L7])^2" office:value-type="float" office:value="5054.42003086413" calcext:value-type="float">
            <text:p>5054.42003086413</text:p>
          </table:table-cell>
          <table:table-cell table:style-name="ce29" table:formula="of:=([.O7] - [.J7])^2" office:value-type="float" office:value="1824.23901234565" calcext:value-type="float">
            <text:p>1824.23901234565</text:p>
          </table:table-cell>
          <table:table-cell table:style-name="ce29" table:formula="of:=([.O7] - [.K7])^2" office:value-type="float" office:value="12951.7044753087" calcext:value-type="float">
            <text:p>12951.7044753087</text:p>
          </table:table-cell>
          <table:table-cell table:style-name="ce29" table:formula="of:=([.O7] - [.L7])^2" office:value-type="float" office:value="5054.42003086413" calcext:value-type="float">
            <text:p>5054.42003086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8628.16666666667" calcext:value-type="float">
            <text:p>8628.16666666667</text:p>
          </table:table-cell>
          <table:table-cell table:style-name="ce29" office:value-type="float" office:value="8689.4" calcext:value-type="float">
            <text:p>8689.4</text:p>
          </table:table-cell>
          <table:table-cell table:style-name="ce29" office:value-type="float" office:value="8646.8" calcext:value-type="float">
            <text:p>8646.8</text:p>
          </table:table-cell>
          <table:table-cell/>
          <table:table-cell table:style-name="ce29" table:formula="of:=AVERAGE([.J8:.L8])" office:value-type="float" office:value="8654.78888888889" calcext:value-type="float">
            <text:p>8654.78888888889</text:p>
          </table:table-cell>
          <table:table-cell table:style-name="ce29" table:formula="of:=[.B13]*[.A8]+[.B14]*[.B8]+[.B15]*[.C8]+[.B16]*[.D8]+[.B17]*[.E8]+[.B18]*[.F8]+[.B19]*[.G8]+[.B20]*[.H8]" office:value-type="float" office:value="8654.78888888889" calcext:value-type="float">
            <text:p>8654.78888888889</text:p>
          </table:table-cell>
          <table:table-cell/>
          <table:table-cell table:style-name="ce29" table:formula="of:=([.N8] - [.J8])^2" office:value-type="float" office:value="708.742716049288" calcext:value-type="float">
            <text:p>708.742716049288</text:p>
          </table:table-cell>
          <table:table-cell table:style-name="ce29" table:formula="of:=([.N8] - [.K8])^2" office:value-type="float" office:value="1197.92901234582" calcext:value-type="float">
            <text:p>1197.92901234582</text:p>
          </table:table-cell>
          <table:table-cell table:style-name="ce29" table:formula="of:=([.N8] - [.L8])^2" office:value-type="float" office:value="63.8223456789859" calcext:value-type="float">
            <text:p>63.8223456789859</text:p>
          </table:table-cell>
          <table:table-cell table:style-name="ce29" table:formula="of:=([.O8] - [.J8])^2" office:value-type="float" office:value="708.742716049385" calcext:value-type="float">
            <text:p>708.742716049385</text:p>
          </table:table-cell>
          <table:table-cell table:style-name="ce29" table:formula="of:=([.O8] - [.K8])^2" office:value-type="float" office:value="1197.92901234569" calcext:value-type="float">
            <text:p>1197.92901234569</text:p>
          </table:table-cell>
          <table:table-cell table:style-name="ce29" table:formula="of:=([.O8] - [.L8])^2" office:value-type="float" office:value="63.8223456790149" calcext:value-type="float">
            <text:p>63.8223456790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8801.7" calcext:value-type="float">
            <text:p>8801.7</text:p>
          </table:table-cell>
          <table:table-cell table:style-name="ce29" office:value-type="float" office:value="8800.11666666666" calcext:value-type="float">
            <text:p>8800.11666666666</text:p>
          </table:table-cell>
          <table:table-cell table:style-name="ce29" office:value-type="float" office:value="8797.08333333333" calcext:value-type="float">
            <text:p>8797.08333333333</text:p>
          </table:table-cell>
          <table:table-cell/>
          <table:table-cell table:style-name="ce29" table:formula="of:=AVERAGE([.J9:.L9])" office:value-type="float" office:value="8799.63333333333" calcext:value-type="float">
            <text:p>8799.63333333333</text:p>
          </table:table-cell>
          <table:table-cell table:style-name="ce29" table:formula="of:=[.B13]*[.A9]+[.B14]*[.B9]+[.B15]*[.C9]+[.B16]*[.D9]+[.B17]*[.E9]+[.B18]*[.F9]+[.B19]*[.G9]+[.B20]*[.H9]" office:value-type="float" office:value="8799.63333333333" calcext:value-type="float">
            <text:p>8799.63333333333</text:p>
          </table:table-cell>
          <table:table-cell/>
          <table:table-cell table:style-name="ce29" table:formula="of:=([.N9] - [.J9])^2" office:value-type="float" office:value="4.27111111111462" calcext:value-type="float">
            <text:p>4.27111111111462</text:p>
          </table:table-cell>
          <table:table-cell table:style-name="ce29" table:formula="of:=([.N9] - [.K9])^2" office:value-type="float" office:value="0.233611111109587" calcext:value-type="float">
            <text:p>0.233611111109587</text:p>
          </table:table-cell>
          <table:table-cell table:style-name="ce29" table:formula="of:=([.N9] - [.L9])^2" office:value-type="float" office:value="6.50250000000557" calcext:value-type="float">
            <text:p>6.50250000000557</text:p>
          </table:table-cell>
          <table:table-cell table:style-name="ce29" table:formula="of:=([.O9] - [.J9])^2" office:value-type="float" office:value="4.2711111111071" calcext:value-type="float">
            <text:p>4.2711111111071</text:p>
          </table:table-cell>
          <table:table-cell table:style-name="ce29" table:formula="of:=([.O9] - [.K9])^2" office:value-type="float" office:value="0.233611111107829" calcext:value-type="float">
            <text:p>0.233611111107829</text:p>
          </table:table-cell>
          <table:table-cell table:style-name="ce29" table:formula="of:=([.O9] - [.L9])^2" office:value-type="float" office:value="6.50250000001484" calcext:value-type="float">
            <text:p>6.50250000001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8805.6" calcext:value-type="float">
            <text:p>8805.6</text:p>
          </table:table-cell>
          <table:table-cell table:style-name="ce29" office:value-type="float" office:value="8805.98333333333" calcext:value-type="float">
            <text:p>8805.98333333333</text:p>
          </table:table-cell>
          <table:table-cell table:style-name="ce29" office:value-type="float" office:value="8808.5" calcext:value-type="float">
            <text:p>8808.5</text:p>
          </table:table-cell>
          <table:table-cell/>
          <table:table-cell table:style-name="ce29" table:formula="of:=AVERAGE([.J10:.L10])" office:value-type="float" office:value="8806.69444444445" calcext:value-type="float">
            <text:p>8806.69444444445</text:p>
          </table:table-cell>
          <table:table-cell table:style-name="ce29" table:formula="of:=[.B13]*[.A10]+[.B14]*[.B10]+[.B15]*[.C10]+[.B16]*[.D10]+[.B17]*[.E10]+[.B18]*[.F10]+[.B19]*[.G10]+[.B20]*[.H10]" office:value-type="float" office:value="8806.69444444445" calcext:value-type="float">
            <text:p>8806.69444444445</text:p>
          </table:table-cell>
          <table:table-cell/>
          <table:table-cell table:style-name="ce29" table:formula="of:=([.N10] - [.J10])^2" office:value-type="float" office:value="1.19780864197628" calcext:value-type="float">
            <text:p>1.19780864197628</text:p>
          </table:table-cell>
          <table:table-cell table:style-name="ce29" table:formula="of:=([.N10] - [.K10])^2" office:value-type="float" office:value="0.505679012346484" calcext:value-type="float">
            <text:p>0.505679012346484</text:p>
          </table:table-cell>
          <table:table-cell table:style-name="ce29" table:formula="of:=([.N10] - [.L10])^2" office:value-type="float" office:value="3.26003086419461" calcext:value-type="float">
            <text:p>3.26003086419461</text:p>
          </table:table-cell>
          <table:table-cell table:style-name="ce29" table:formula="of:=([.O10] - [.J10])^2" office:value-type="float" office:value="1.19780864197628" calcext:value-type="float">
            <text:p>1.19780864197628</text:p>
          </table:table-cell>
          <table:table-cell table:style-name="ce29" table:formula="of:=([.O10] - [.K10])^2" office:value-type="float" office:value="0.505679012346484" calcext:value-type="float">
            <text:p>0.505679012346484</text:p>
          </table:table-cell>
          <table:table-cell table:style-name="ce29" table:formula="of:=([.O10] - [.L10])^2" office:value-type="float" office:value="3.26003086419461" calcext:value-type="float">
            <text:p>3.2600308641946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5694.43680555556" calcext:value-type="float">
            <text:p>5694.43680555556</text:p>
          </table:table-cell>
          <table:table-cell/>
          <table:table-cell table:style-name="ce31" table:formula="of:=ROUND([.B13] - [.$H$17];2)" office:value-type="float" office:value="5681.25" calcext:value-type="float">
            <text:p>5681.25</text:p>
          </table:table-cell>
          <table:table-cell table:style-name="ce31" table:formula="of:=ROUND([.B13] + [.$H$17];2)" office:value-type="float" office:value="5707.62" calcext:value-type="float">
            <text:p>5707.62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1368.27010411583" calcext:value-type="float">
            <text:p>1368.27010411583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778238652.779179" calcext:value-type="float">
            <text:p>778238652.779179</text:p>
          </table:table-cell>
          <table:table-cell table:formula="of:=[.K13]/[.K22]" office:value-type="percentage" office:value="4.17949054252867" calcext:value-type="percentage">
            <text:p>417.9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2760.82430555556" calcext:value-type="float">
            <text:p>2760.82430555556</text:p>
          </table:table-cell>
          <table:table-cell/>
          <table:table-cell table:style-name="ce31" table:formula="of:=ROUND([.B14] - [.$H$17];2)" office:value-type="float" office:value="2747.64" calcext:value-type="float">
            <text:p>2747.64</text:p>
          </table:table-cell>
          <table:table-cell table:style-name="ce31" table:formula="of:=ROUND([.B14] + [.$H$17];2)" office:value-type="float" office:value="2774.01" calcext:value-type="float">
            <text:p>2774.01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36.9901352270552" calcext:value-type="float">
            <text:p>36.9901352270552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182931620.307512" calcext:value-type="float">
            <text:p>182931620.307512</text:p>
          </table:table-cell>
          <table:table-cell table:formula="of:=[.K14]/[.K22]" office:value-type="percentage" office:value="0.982424831090509" calcext:value-type="percentage">
            <text:p>98.2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173.202083333334" calcext:value-type="float">
            <text:p>173.202083333334</text:p>
          </table:table-cell>
          <table:table-cell/>
          <table:table-cell table:style-name="ce31" table:formula="of:=ROUND([.B15] - [.$H$17];2)" office:value-type="float" office:value="160.02" calcext:value-type="float">
            <text:p>160.02</text:p>
          </table:table-cell>
          <table:table-cell table:style-name="ce31" table:formula="of:=ROUND([.B15] + [.$H$17];2)" office:value-type="float" office:value="186.39" calcext:value-type="float">
            <text:p>186.39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7.5505797352362" calcext:value-type="float">
            <text:p>7.5505797352362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719975.080104171" calcext:value-type="float">
            <text:p>719975.080104171</text:p>
          </table:table-cell>
          <table:table-cell table:formula="of:=[.K15]/[.K22]" office:value-type="percentage" office:value="0.00386658903076294" calcext:value-type="percentage">
            <text:p>0.39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138.806250000001" calcext:value-type="float">
            <text:p>138.806250000001</text:p>
          </table:table-cell>
          <table:table-cell/>
          <table:table-cell table:style-name="ce31" table:formula="of:=ROUND([.B16] - [.$H$17];2)" office:value-type="float" office:value="125.62" calcext:value-type="float">
            <text:p>125.62</text:p>
          </table:table-cell>
          <table:table-cell table:style-name="ce31" table:formula="of:=ROUND([.B16] + [.$H$17];2)" office:value-type="float" office:value="151.99" calcext:value-type="float">
            <text:p>151.99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462412.20093751" calcext:value-type="float">
            <text:p>462412.20093751</text:p>
          </table:table-cell>
          <table:table-cell table:formula="of:=[.K16]/[.K22]" office:value-type="percentage" office:value="0.00248336087351411" calcext:value-type="percentage">
            <text:p>0.2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174.700694444444" calcext:value-type="float">
            <text:p>174.700694444444</text:p>
          </table:table-cell>
          <table:table-cell/>
          <table:table-cell table:style-name="ce31" table:formula="of:=ROUND([.B17] - [.$H$17];2)" office:value-type="float" office:value="161.52" calcext:value-type="float">
            <text:p>161.52</text:p>
          </table:table-cell>
          <table:table-cell table:style-name="ce31" table:formula="of:=ROUND([.B17] + [.$H$17];2)" office:value-type="float" office:value="187.88" calcext:value-type="float">
            <text:p>187.88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13.1833122177224" calcext:value-type="float">
            <text:p>13.1833122177224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732487.983344902" calcext:value-type="float">
            <text:p>732487.983344902</text:p>
          </table:table-cell>
          <table:table-cell table:formula="of:=[.K17]/[.K22]" office:value-type="percentage" office:value="0.00393378893219099" calcext:value-type="percentage">
            <text:p>0.39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136.674305555556" calcext:value-type="float">
            <text:p>136.674305555556</text:p>
          </table:table-cell>
          <table:table-cell/>
          <table:table-cell table:style-name="ce31" table:formula="of:=ROUND([.B18] - [.$H$17];2)" office:value-type="float" office:value="123.49" calcext:value-type="float">
            <text:p>123.49</text:p>
          </table:table-cell>
          <table:table-cell table:style-name="ce31" table:formula="of:=ROUND([.B18] + [.$H$17];2)" office:value-type="float" office:value="149.86" calcext:value-type="float">
            <text:p>149.86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448316.779178247" calcext:value-type="float">
            <text:p>448316.779178247</text:p>
          </table:table-cell>
          <table:table-cell table:formula="of:=[.K18]/[.K22]" office:value-type="percentage" office:value="0.00240766213801004" calcext:value-type="percentage">
            <text:p>0.2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-136.267361111111" calcext:value-type="float">
            <text:p>-136.267361111111</text:p>
          </table:table-cell>
          <table:table-cell/>
          <table:table-cell table:style-name="ce31" table:formula="of:=ROUND([.B19] - [.$H$17];2)" office:value-type="float" office:value="-149.45" calcext:value-type="float">
            <text:p>-149.45</text:p>
          </table:table-cell>
          <table:table-cell table:style-name="ce31" table:formula="of:=ROUND([.B19] + [.$H$17];2)" office:value-type="float" office:value="-123.08" calcext:value-type="float">
            <text:p>-123.08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445651.048900463" calcext:value-type="float">
            <text:p>445651.048900463</text:p>
          </table:table-cell>
          <table:table-cell table:formula="of:=[.K19]/[.K22]" office:value-type="percentage" office:value="0.0023933459710539" calcext:value-type="percentage">
            <text:p>0.2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-135.682638888886" calcext:value-type="float">
            <text:p>-135.682638888886</text:p>
          </table:table-cell>
          <table:table-cell/>
          <table:table-cell table:style-name="ce31" table:formula="of:=ROUND([.B20] - [.$H$17];2)" office:value-type="float" office:value="-148.87" calcext:value-type="float">
            <text:p>-148.87</text:p>
          </table:table-cell>
          <table:table-cell table:style-name="ce31" table:formula="of:=ROUND([.B20] + [.$H$17];2)" office:value-type="float" office:value="-122.5" calcext:value-type="float">
            <text:p>-122.5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441834.683900446" calcext:value-type="float">
            <text:p>441834.683900446</text:p>
          </table:table-cell>
          <table:table-cell table:formula="of:=[.K20]/[.K22]" office:value-type="percentage" office:value="0.0023728503796728" calcext:value-type="percentage">
            <text:p>0.24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964442843.184722" calcext:value-type="float">
            <text:p>964442843.184722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86204190.405543" calcext:value-type="float">
            <text:p>186204190.405543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[.K22]-SUM([.K14:.K20])" office:value-type="float" office:value="21892.3216658533" calcext:value-type="float">
            <text:p>21892.3216658533</text:p>
          </table:table-cell>
          <table:table-cell table:formula="of:=[.K23]/[.K22]" office:value-type="percentage" office:value="0.000117571584281605" calcext:value-type="percentage">
            <text:p>0.01%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3.46634358173393" calcext:value-type="float">
            <text:p>3.46634358173393</text:p>
          </table:table-cell>
          <table:table-cell table:style-name="ce29" table:formula="of:=LOG10([.K3])" office:value-type="float" office:value="3.46758590938704" calcext:value-type="float">
            <text:p>3.46758590938704</text:p>
          </table:table-cell>
          <table:table-cell table:style-name="ce29" table:formula="of:=LOG10([.L3])" office:value-type="float" office:value="3.46773632806767" calcext:value-type="float">
            <text:p>3.46773632806767</text:p>
          </table:table-cell>
          <table:table-cell/>
          <table:table-cell table:style-name="ce29" table:formula="of:=AVERAGE([.J28:.L28])" office:value-type="float" office:value="3.46722193972954" calcext:value-type="float">
            <text:p>3.46722193972954</text:p>
          </table:table-cell>
          <table:table-cell table:style-name="ce29" table:formula="of:=[.B38]*[.A28]+[.B39]*[.B28]+[.B40]*[.C28]+[.B41]*[.D28]+[.B42]*[.E28]+[.B43]*[.F28]+[.B44]*[.G28]+[.B45]*[.H28]" office:value-type="float" office:value="3.46722193972954" calcext:value-type="float">
            <text:p>3.46722193972954</text:p>
          </table:table-cell>
          <table:table-cell/>
          <table:table-cell table:style-name="ce29" table:formula="of:=([.N28] - [.J28])^2" office:value-type="float" office:value="0.000000771512768465633" calcext:value-type="float">
            <text:p>7.71512768465633E-07</text:p>
          </table:table-cell>
          <table:table-cell table:style-name="ce29" table:formula="of:=([.N28] - [.K28])^2" office:value-type="float" office:value="0.000000132473911575306" calcext:value-type="float">
            <text:p>1.32473911575306E-07</text:p>
          </table:table-cell>
          <table:table-cell table:style-name="ce29" table:formula="of:=([.N28] - [.L28])^2" office:value-type="float" office:value="0.000000264595362398662" calcext:value-type="float">
            <text:p>2.64595362398662E-07</text:p>
          </table:table-cell>
          <table:table-cell table:style-name="ce29" table:formula="of:=([.O28] - [.J28])^2" office:value-type="float" office:value="0.000000771512768464853" calcext:value-type="float">
            <text:p>7.71512768464853E-07</text:p>
          </table:table-cell>
          <table:table-cell table:style-name="ce29" table:formula="of:=([.O28] - [.K28])^2" office:value-type="float" office:value="0.00000013247391157563" calcext:value-type="float">
            <text:p>1.3247391157563E-07</text:p>
          </table:table-cell>
          <table:table-cell table:style-name="ce29" table:formula="of:=([.O28] - [.L28])^2" office:value-type="float" office:value="0.000000264595362399118" calcext:value-type="float">
            <text:p>2.64595362399118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3.46798773149662" calcext:value-type="float">
            <text:p>3.46798773149662</text:p>
          </table:table-cell>
          <table:table-cell table:style-name="ce29" table:formula="of:=LOG10([.K4])" office:value-type="float" office:value="3.46791380441754" calcext:value-type="float">
            <text:p>3.46791380441754</text:p>
          </table:table-cell>
          <table:table-cell table:style-name="ce29" table:formula="of:=LOG10([.L4])" office:value-type="float" office:value="3.46817742008597" calcext:value-type="float">
            <text:p>3.46817742008597</text:p>
          </table:table-cell>
          <table:table-cell/>
          <table:table-cell table:style-name="ce29" table:formula="of:=AVERAGE([.J29:.L29])" office:value-type="float" office:value="3.46802631866671" calcext:value-type="float">
            <text:p>3.46802631866671</text:p>
          </table:table-cell>
          <table:table-cell table:style-name="ce29" table:formula="of:=[.B38]*[.A29]+[.B39]*[.B29]+[.B40]*[.C29]+[.B41]*[.D29]+[.B42]*[.E29]+[.B43]*[.F29]+[.B44]*[.G29]+[.B45]*[.H29]" office:value-type="float" office:value="3.46802631866671" calcext:value-type="float">
            <text:p>3.46802631866671</text:p>
          </table:table-cell>
          <table:table-cell/>
          <table:table-cell table:style-name="ce29" table:formula="of:=([.N29] - [.J29])^2" office:value-type="float" office:value="0.00000000148896969581839" calcext:value-type="float">
            <text:p>1.48896969581839E-09</text:p>
          </table:table-cell>
          <table:table-cell table:style-name="ce29" table:formula="of:=([.N29] - [.K29])^2" office:value-type="float" office:value="0.0000000126594562652954" calcext:value-type="float">
            <text:p>1.26594562652954E-08</text:p>
          </table:table-cell>
          <table:table-cell table:style-name="ce29" table:formula="of:=([.N29] - [.L29])^2" office:value-type="float" office:value="0.0000000228316389016825" calcext:value-type="float">
            <text:p>2.28316389016825E-08</text:p>
          </table:table-cell>
          <table:table-cell table:style-name="ce29" table:formula="of:=([.O29] - [.J29])^2" office:value-type="float" office:value="0.00000000148896969578411" calcext:value-type="float">
            <text:p>1.48896969578411E-09</text:p>
          </table:table-cell>
          <table:table-cell table:style-name="ce29" table:formula="of:=([.O29] - [.K29])^2" office:value-type="float" office:value="0.0000000126594562651954" calcext:value-type="float">
            <text:p>1.26594562651954E-08</text:p>
          </table:table-cell>
          <table:table-cell table:style-name="ce29" table:formula="of:=([.O29] - [.L29])^2" office:value-type="float" office:value="0.0000000228316389018167" calcext:value-type="float">
            <text:p>2.28316389018167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3.46673914109538" calcext:value-type="float">
            <text:p>3.46673914109538</text:p>
          </table:table-cell>
          <table:table-cell table:style-name="ce29" table:formula="of:=LOG10([.K5])" office:value-type="float" office:value="3.46682068041615" calcext:value-type="float">
            <text:p>3.46682068041615</text:p>
          </table:table-cell>
          <table:table-cell table:style-name="ce29" table:formula="of:=LOG10([.L5])" office:value-type="float" office:value="3.46729478759791" calcext:value-type="float">
            <text:p>3.46729478759791</text:p>
          </table:table-cell>
          <table:table-cell/>
          <table:table-cell table:style-name="ce29" table:formula="of:=AVERAGE([.J30:.L30])" office:value-type="float" office:value="3.46695153636981" calcext:value-type="float">
            <text:p>3.46695153636981</text:p>
          </table:table-cell>
          <table:table-cell table:style-name="ce29" table:formula="of:=[.B38]*[.A30]+[.B39]*[.B30]+[.B40]*[.C30]+[.B41]*[.D30]+[.B42]*[.E30]+[.B43]*[.F30]+[.B44]*[.G30]+[.B45]*[.H30]" office:value-type="float" office:value="3.46695153636981" calcext:value-type="float">
            <text:p>3.46695153636981</text:p>
          </table:table-cell>
          <table:table-cell/>
          <table:table-cell table:style-name="ce29" table:formula="of:=([.N30] - [.J30])^2" office:value-type="float" office:value="0.0000000451117526007419" calcext:value-type="float">
            <text:p>4.51117526007419E-08</text:p>
          </table:table-cell>
          <table:table-cell table:style-name="ce29" table:formula="of:=([.N30] - [.K30])^2" office:value-type="float" office:value="0.0000000171232806094078" calcext:value-type="float">
            <text:p>1.71232806094078E-08</text:p>
          </table:table-cell>
          <table:table-cell table:style-name="ce29" table:formula="of:=([.N30] - [.L30])^2" office:value-type="float" office:value="0.000000117821405589776" calcext:value-type="float">
            <text:p>1.17821405589776E-07</text:p>
          </table:table-cell>
          <table:table-cell table:style-name="ce29" table:formula="of:=([.O30] - [.J30])^2" office:value-type="float" office:value="0.0000000451117526011192" calcext:value-type="float">
            <text:p>4.51117526011192E-08</text:p>
          </table:table-cell>
          <table:table-cell table:style-name="ce29" table:formula="of:=([.O30] - [.K30])^2" office:value-type="float" office:value="0.0000000171232806096403" calcext:value-type="float">
            <text:p>1.71232806096403E-08</text:p>
          </table:table-cell>
          <table:table-cell table:style-name="ce29" table:formula="of:=([.O30] - [.L30])^2" office:value-type="float" office:value="0.000000117821405589167" calcext:value-type="float">
            <text:p>1.17821405589167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3.46699606161549" calcext:value-type="float">
            <text:p>3.46699606161549</text:p>
          </table:table-cell>
          <table:table-cell table:style-name="ce29" table:formula="of:=LOG10([.K6])" office:value-type="float" office:value="3.46770181035357" calcext:value-type="float">
            <text:p>3.46770181035357</text:p>
          </table:table-cell>
          <table:table-cell table:style-name="ce29" table:formula="of:=LOG10([.L6])" office:value-type="float" office:value="3.46753164724134" calcext:value-type="float">
            <text:p>3.46753164724134</text:p>
          </table:table-cell>
          <table:table-cell/>
          <table:table-cell table:style-name="ce29" table:formula="of:=AVERAGE([.J31:.L31])" office:value-type="float" office:value="3.4674098397368" calcext:value-type="float">
            <text:p>3.4674098397368</text:p>
          </table:table-cell>
          <table:table-cell table:style-name="ce29" table:formula="of:=[.B38]*[.A31]+[.B39]*[.B31]+[.B40]*[.C31]+[.B41]*[.D31]+[.B42]*[.E31]+[.B43]*[.F31]+[.B44]*[.G31]+[.B45]*[.H31]" office:value-type="float" office:value="3.4674098397368" calcext:value-type="float">
            <text:p>3.4674098397368</text:p>
          </table:table-cell>
          <table:table-cell/>
          <table:table-cell table:style-name="ce29" table:formula="of:=([.N31] - [.J31])^2" office:value-type="float" office:value="0.000000171212333673771" calcext:value-type="float">
            <text:p>1.71212333673771E-07</text:p>
          </table:table-cell>
          <table:table-cell table:style-name="ce29" table:formula="of:=([.N31] - [.K31])^2" office:value-type="float" office:value="0.0000000852468410569886" calcext:value-type="float">
            <text:p>8.52468410569886E-08</text:p>
          </table:table-cell>
          <table:table-cell table:style-name="ce29" table:formula="of:=([.N31] - [.L31])^2" office:value-type="float" office:value="0.0000000148370681621932" calcext:value-type="float">
            <text:p>1.48370681621932E-08</text:p>
          </table:table-cell>
          <table:table-cell table:style-name="ce29" table:formula="of:=([.O31] - [.J31])^2" office:value-type="float" office:value="0.000000171212333673771" calcext:value-type="float">
            <text:p>1.71212333673771E-07</text:p>
          </table:table-cell>
          <table:table-cell table:style-name="ce29" table:formula="of:=([.O31] - [.K31])^2" office:value-type="float" office:value="0.0000000852468410569886" calcext:value-type="float">
            <text:p>8.52468410569886E-08</text:p>
          </table:table-cell>
          <table:table-cell table:style-name="ce29" table:formula="of:=([.O31] - [.L31])^2" office:value-type="float" office:value="0.0000000148370681621932" calcext:value-type="float">
            <text:p>1.48370681621932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3.87605706797679" calcext:value-type="float">
            <text:p>3.87605706797679</text:p>
          </table:table-cell>
          <table:table-cell table:style-name="ce29" table:formula="of:=LOG10([.K7])" office:value-type="float" office:value="3.88500670314037" calcext:value-type="float">
            <text:p>3.88500670314037</text:p>
          </table:table-cell>
          <table:table-cell table:style-name="ce29" table:formula="of:=LOG10([.L7])" office:value-type="float" office:value="3.87441416531489" calcext:value-type="float">
            <text:p>3.87441416531489</text:p>
          </table:table-cell>
          <table:table-cell/>
          <table:table-cell table:style-name="ce29" table:formula="of:=AVERAGE([.J32:.L32])" office:value-type="float" office:value="3.87849264547735" calcext:value-type="float">
            <text:p>3.87849264547735</text:p>
          </table:table-cell>
          <table:table-cell table:style-name="ce29" table:formula="of:=[.B38]*[.A32]+[.B39]*[.B32]+[.B40]*[.C32]+[.B41]*[.D32]+[.B42]*[.E32]+[.B43]*[.F32]+[.B44]*[.G32]+[.B45]*[.H32]" office:value-type="float" office:value="3.87849264547735" calcext:value-type="float">
            <text:p>3.87849264547735</text:p>
          </table:table-cell>
          <table:table-cell/>
          <table:table-cell table:style-name="ce29" table:formula="of:=([.N32] - [.J32])^2" office:value-type="float" office:value="0.00000593203776121898" calcext:value-type="float">
            <text:p>5.93203776121898E-06</text:p>
          </table:table-cell>
          <table:table-cell table:style-name="ce29" table:formula="of:=([.N32] - [.K32])^2" office:value-type="float" office:value="0.0000424329472371184" calcext:value-type="float">
            <text:p>4.24329472371184E-05</text:p>
          </table:table-cell>
          <table:table-cell table:style-name="ce29" table:formula="of:=([.N32] - [.L32])^2" office:value-type="float" office:value="0.0000166340004355783" calcext:value-type="float">
            <text:p>1.66340004355783E-05</text:p>
          </table:table-cell>
          <table:table-cell table:style-name="ce29" table:formula="of:=([.O32] - [.J32])^2" office:value-type="float" office:value="0.00000593203776121898" calcext:value-type="float">
            <text:p>5.93203776121898E-06</text:p>
          </table:table-cell>
          <table:table-cell table:style-name="ce29" table:formula="of:=([.O32] - [.K32])^2" office:value-type="float" office:value="0.0000424329472371184" calcext:value-type="float">
            <text:p>4.24329472371184E-05</text:p>
          </table:table-cell>
          <table:table-cell table:style-name="ce29" table:formula="of:=([.O32] - [.L32])^2" office:value-type="float" office:value="0.0000166340004355783" calcext:value-type="float">
            <text:p>1.66340004355783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3.93591852559538" calcext:value-type="float">
            <text:p>3.93591852559538</text:p>
          </table:table-cell>
          <table:table-cell table:style-name="ce29" table:formula="of:=LOG10([.K8])" office:value-type="float" office:value="3.93898978960341" calcext:value-type="float">
            <text:p>3.93898978960341</text:p>
          </table:table-cell>
          <table:table-cell table:style-name="ce29" table:formula="of:=LOG10([.L8])" office:value-type="float" office:value="3.93685541388474" calcext:value-type="float">
            <text:p>3.93685541388474</text:p>
          </table:table-cell>
          <table:table-cell/>
          <table:table-cell table:style-name="ce29" table:formula="of:=AVERAGE([.J33:.L33])" office:value-type="float" office:value="3.93725457636118" calcext:value-type="float">
            <text:p>3.93725457636118</text:p>
          </table:table-cell>
          <table:table-cell table:style-name="ce29" table:formula="of:=[.B38]*[.A33]+[.B39]*[.B33]+[.B40]*[.C33]+[.B41]*[.D33]+[.B42]*[.E33]+[.B43]*[.F33]+[.B44]*[.G33]+[.B45]*[.H33]" office:value-type="float" office:value="3.93725457636118" calcext:value-type="float">
            <text:p>3.93725457636118</text:p>
          </table:table-cell>
          <table:table-cell/>
          <table:table-cell table:style-name="ce29" table:formula="of:=([.N33] - [.J33])^2" office:value-type="float" office:value="0.00000178503164877166" calcext:value-type="float">
            <text:p>1.78503164877166E-06</text:p>
          </table:table-cell>
          <table:table-cell table:style-name="ce29" table:formula="of:=([.N33] - [.K33])^2" office:value-type="float" office:value="0.00000301096499601853" calcext:value-type="float">
            <text:p>3.01096499601853E-06</text:p>
          </table:table-cell>
          <table:table-cell table:style-name="ce29" table:formula="of:=([.N33] - [.L33])^2" office:value-type="float" office:value="0.000000159330682597099" calcext:value-type="float">
            <text:p>1.59330682597099E-07</text:p>
          </table:table-cell>
          <table:table-cell table:style-name="ce29" table:formula="of:=([.O33] - [.J33])^2" office:value-type="float" office:value="0.00000178503164877285" calcext:value-type="float">
            <text:p>1.78503164877285E-06</text:p>
          </table:table-cell>
          <table:table-cell table:style-name="ce29" table:formula="of:=([.O33] - [.K33])^2" office:value-type="float" office:value="0.00000301096499601699" calcext:value-type="float">
            <text:p>3.01096499601699E-06</text:p>
          </table:table-cell>
          <table:table-cell table:style-name="ce29" table:formula="of:=([.O33] - [.L33])^2" office:value-type="float" office:value="0.000000159330682597453" calcext:value-type="float">
            <text:p>1.59330682597453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3.94456656184509" calcext:value-type="float">
            <text:p>3.94456656184509</text:p>
          </table:table-cell>
          <table:table-cell table:style-name="ce29" table:formula="of:=LOG10([.K9])" office:value-type="float" office:value="3.944488429804" calcext:value-type="float">
            <text:p>3.944488429804</text:p>
          </table:table-cell>
          <table:table-cell table:style-name="ce29" table:formula="of:=LOG10([.L9])" office:value-type="float" office:value="3.94433870599095" calcext:value-type="float">
            <text:p>3.94433870599095</text:p>
          </table:table-cell>
          <table:table-cell/>
          <table:table-cell table:style-name="ce29" table:formula="of:=AVERAGE([.J34:.L34])" office:value-type="float" office:value="3.94446456588001" calcext:value-type="float">
            <text:p>3.94446456588001</text:p>
          </table:table-cell>
          <table:table-cell table:style-name="ce29" table:formula="of:=[.B38]*[.A34]+[.B39]*[.B34]+[.B40]*[.C34]+[.B41]*[.D34]+[.B42]*[.E34]+[.B43]*[.F34]+[.B44]*[.G34]+[.B45]*[.H34]" office:value-type="float" office:value="3.94446456588001" calcext:value-type="float">
            <text:p>3.94446456588001</text:p>
          </table:table-cell>
          <table:table-cell/>
          <table:table-cell table:style-name="ce29" table:formula="of:=([.N34] - [.J34])^2" office:value-type="float" office:value="0.0000000104031768919854" calcext:value-type="float">
            <text:p>1.04031768919854E-08</text:p>
          </table:table-cell>
          <table:table-cell table:style-name="ce29" table:formula="of:=([.N34] - [.K34])^2" office:value-type="float" office:value="0.000000000569486868020741" calcext:value-type="float">
            <text:p>5.69486868020741E-10</text:p>
          </table:table-cell>
          <table:table-cell table:style-name="ce29" table:formula="of:=([.N34] - [.L34])^2" office:value-type="float" office:value="0.0000000158407116747819" calcext:value-type="float">
            <text:p>1.58407116747819E-08</text:p>
          </table:table-cell>
          <table:table-cell table:style-name="ce29" table:formula="of:=([.O34] - [.J34])^2" office:value-type="float" office:value="0.0000000104031768918042" calcext:value-type="float">
            <text:p>1.04031768918042E-08</text:p>
          </table:table-cell>
          <table:table-cell table:style-name="ce29" table:formula="of:=([.O34] - [.K34])^2" office:value-type="float" office:value="0.00000000056948686797835" calcext:value-type="float">
            <text:p>5.6948686797835E-10</text:p>
          </table:table-cell>
          <table:table-cell table:style-name="ce29" table:formula="of:=([.O34] - [.L34])^2" office:value-type="float" office:value="0.0000000158407116750055" calcext:value-type="float">
            <text:p>1.58407116750055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3.94475895346755" calcext:value-type="float">
            <text:p>3.94475895346755</text:p>
          </table:table-cell>
          <table:table-cell table:style-name="ce29" table:formula="of:=LOG10([.K10])" office:value-type="float" office:value="3.94477785915573" calcext:value-type="float">
            <text:p>3.94477785915573</text:p>
          </table:table-cell>
          <table:table-cell table:style-name="ce29" table:formula="of:=LOG10([.L10])" office:value-type="float" office:value="3.94490195867462" calcext:value-type="float">
            <text:p>3.94490195867462</text:p>
          </table:table-cell>
          <table:table-cell/>
          <table:table-cell table:style-name="ce29" table:formula="of:=AVERAGE([.J35:.L35])" office:value-type="float" office:value="3.94481292376597" calcext:value-type="float">
            <text:p>3.94481292376597</text:p>
          </table:table-cell>
          <table:table-cell table:style-name="ce29" table:formula="of:=[.B38]*[.A35]+[.B39]*[.B35]+[.B40]*[.C35]+[.B41]*[.D35]+[.B42]*[.E35]+[.B43]*[.F35]+[.B44]*[.G35]+[.B45]*[.H35]" office:value-type="float" office:value="3.94481292376597" calcext:value-type="float">
            <text:p>3.94481292376597</text:p>
          </table:table-cell>
          <table:table-cell/>
          <table:table-cell table:style-name="ce29" table:formula="of:=([.N35] - [.J35])^2" office:value-type="float" office:value="0.00000000291279311103127" calcext:value-type="float">
            <text:p>2.91279311103127E-09</text:p>
          </table:table-cell>
          <table:table-cell table:style-name="ce29" table:formula="of:=([.N35] - [.K35])^2" office:value-type="float" office:value="0.00000000122952689099105" calcext:value-type="float">
            <text:p>1.22952689099105E-09</text:p>
          </table:table-cell>
          <table:table-cell table:style-name="ce29" table:formula="of:=([.N35] - [.L35])^2" office:value-type="float" office:value="0.00000000792721495858642" calcext:value-type="float">
            <text:p>7.92721495858642E-09</text:p>
          </table:table-cell>
          <table:table-cell table:style-name="ce29" table:formula="of:=([.O35] - [.J35])^2" office:value-type="float" office:value="0.00000000291279311103127" calcext:value-type="float">
            <text:p>2.91279311103127E-09</text:p>
          </table:table-cell>
          <table:table-cell table:style-name="ce29" table:formula="of:=([.O35] - [.K35])^2" office:value-type="float" office:value="0.00000000122952689099105" calcext:value-type="float">
            <text:p>1.22952689099105E-09</text:p>
          </table:table-cell>
          <table:table-cell table:style-name="ce29" table:formula="of:=([.O35] - [.L35])^2" office:value-type="float" office:value="0.00000000792721495858642" calcext:value-type="float">
            <text:p>7.92721495858642E-0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3.69682929324842" calcext:value-type="float">
            <text:p>3.69682929324842</text:p>
          </table:table-cell>
          <table:table-cell/>
          <table:table-cell table:style-name="ce31" table:formula="of:=ROUND([.B38] - [.$H$42];2)" office:value-type="float" office:value="3.7" calcext:value-type="float">
            <text:p>3.7</text:p>
          </table:table-cell>
          <table:table-cell table:style-name="ce31" table:formula="of:=ROUND([.B38] + [.$H$42];2)" office:value-type="float" office:value="3.7" calcext:value-type="float">
            <text:p>3.7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000132840537952464" calcext:value-type="float">
            <text:p>1.32840537952464E-10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327.997123762071" calcext:value-type="float">
            <text:p>327.997123762071</text:p>
          </table:table-cell>
          <table:table-cell table:formula="of:=[.K38]/[.K47]" office:value-type="percentage" office:value="257.740053965711" calcext:value-type="percentage">
            <text:p>25774.0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0.229426884622706" calcext:value-type="float">
            <text:p>0.229426884622706</text:p>
          </table:table-cell>
          <table:table-cell/>
          <table:table-cell table:style-name="ce31" table:formula="of:=ROUND([.B39] - [.$H$42];2)" office:value-type="float" office:value="0.23" calcext:value-type="float">
            <text:p>0.23</text:p>
          </table:table-cell>
          <table:table-cell table:style-name="ce31" table:formula="of:=ROUND([.B39] + [.$H$42];2)" office:value-type="float" office:value="0.23" calcext:value-type="float">
            <text:p>0.2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0115256469645944" calcext:value-type="float">
            <text:p>1.15256469645944E-0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1.26328068930434" calcext:value-type="float">
            <text:p>1.26328068930434</text:p>
          </table:table-cell>
          <table:table-cell table:formula="of:=[.K39]/[.K47]" office:value-type="percentage" office:value="0.992685634863449" calcext:value-type="percentage">
            <text:p>99.2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0.0090804231897263" calcext:value-type="float">
            <text:p>0.009080423189726</text:p>
          </table:table-cell>
          <table:table-cell/>
          <table:table-cell table:style-name="ce31" table:formula="of:=ROUND([.B40] - [.$H$42];2)" office:value-type="float" office:value="0.01" calcext:value-type="float">
            <text:p>0.01</text:p>
          </table:table-cell>
          <table:table-cell table:style-name="ce31" table:formula="of:=ROUND([.B40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0235266283489284" calcext:value-type="float">
            <text:p>2.35266283489284E-0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0197889804730846" calcext:value-type="float">
            <text:p>0.001978898047308</text:p>
          </table:table-cell>
          <table:table-cell table:formula="of:=[.K40]/[.K47]" office:value-type="percentage" office:value="0.00155501756739775" calcext:value-type="percentage">
            <text:p>0.1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0.00754662138424383" calcext:value-type="float">
            <text:p>0.007546621384244</text:p>
          </table:table-cell>
          <table:table-cell/>
          <table:table-cell table:style-name="ce31" table:formula="of:=ROUND([.B41] - [.$H$42];2)" office:value-type="float" office:value="0.01" calcext:value-type="float">
            <text:p>0.01</text:p>
          </table:table-cell>
          <table:table-cell table:style-name="ce31" table:formula="of:=ROUND([.B41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00136683586361103" calcext:value-type="float">
            <text:p>0.001366835863611</text:p>
          </table:table-cell>
          <table:table-cell table:formula="of:=[.K41]/[.K47]" office:value-type="percentage" office:value="0.00107405926371708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0.00930214376213628" calcext:value-type="float">
            <text:p>0.009302143762136</text:p>
          </table:table-cell>
          <table:table-cell/>
          <table:table-cell table:style-name="ce31" table:formula="of:=ROUND([.B42] - [.$H$42];2)" office:value-type="float" office:value="0.01" calcext:value-type="float">
            <text:p>0.01</text:p>
          </table:table-cell>
          <table:table-cell table:style-name="ce31" table:formula="of:=ROUND([.B42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00410774930972289" calcext:value-type="float">
            <text:p>4.10774930972289E-0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207671708571482" calcext:value-type="float">
            <text:p>0.002076717085715</text:p>
          </table:table-cell>
          <table:table-cell table:formula="of:=[.K42]/[.K47]" office:value-type="percentage" office:value="0.00163188374216357" calcext:value-type="percentage">
            <text:p>0.1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0.00723095080820374" calcext:value-type="float">
            <text:p>0.007230950808204</text:p>
          </table:table-cell>
          <table:table-cell/>
          <table:table-cell table:style-name="ce31" table:formula="of:=ROUND([.B43] - [.$H$42];2)" office:value-type="float" office:value="0.01" calcext:value-type="float">
            <text:p>0.01</text:p>
          </table:table-cell>
          <table:table-cell table:style-name="ce31" table:formula="of:=ROUND([.B43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12548795901759" calcext:value-type="float">
            <text:p>0.001254879590176</text:p>
          </table:table-cell>
          <table:table-cell table:formula="of:=[.K43]/[.K47]" office:value-type="percentage" office:value="0.000986084053368111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-0.00734495607100627" calcext:value-type="float">
            <text:p>-0.007344956071006</text:p>
          </table:table-cell>
          <table:table-cell/>
          <table:table-cell table:style-name="ce31" table:formula="of:=ROUND([.B44] - [.$H$42];2)" office:value-type="float" office:value="-0.01" calcext:value-type="float">
            <text:p>-0.01</text:p>
          </table:table-cell>
          <table:table-cell table:style-name="ce31" table:formula="of:=ROUND([.B44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29476111244028" calcext:value-type="float">
            <text:p>0.00129476111244</text:p>
          </table:table-cell>
          <table:table-cell table:formula="of:=[.K44]/[.K47]" office:value-type="percentage" office:value="0.0010174229431204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-0.00725843717846131" calcext:value-type="float">
            <text:p>-0.007258437178461</text:p>
          </table:table-cell>
          <table:table-cell/>
          <table:table-cell table:style-name="ce31" table:formula="of:=ROUND([.B45] - [.$H$42];2)" office:value-type="float" office:value="-0.01" calcext:value-type="float">
            <text:p>-0.01</text:p>
          </table:table-cell>
          <table:table-cell table:style-name="ce31" table:formula="of:=ROUND([.B45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126443784656806" calcext:value-type="float">
            <text:p>0.001264437846568</text:p>
          </table:table-cell>
          <table:table-cell table:formula="of:=[.K45]/[.K47]" office:value-type="percentage" office:value="0.000993594928738142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329.269712631032" calcext:value-type="float">
            <text:p>329.269712631032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1.27258886896072" calcext:value-type="float">
            <text:p>1.27258886896072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000212544860723942" calcext:value-type="float">
            <text:p>2.12544860723942E-09</text:p>
          </table:table-cell>
          <table:table-cell table:formula="of:=[.K48]/[.K47]" office:value-type="percentage" office:value="0.00000000167017695901678" calcext:value-type="percentage">
            <text:p>0.00%</text:p>
          </table:table-cell>
          <table:table-cell table:number-columns-repeated="10"/>
        </table:table-row>
      </table:table>
      <table:table table:name="Latency G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37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65.5562777777778" calcext:value-type="float">
            <text:p>65.5562777777778</text:p>
          </table:table-cell>
          <table:table-cell table:style-name="ce29" office:value-type="float" office:value="65.3523333333333" calcext:value-type="float">
            <text:p>65.3523333333333</text:p>
          </table:table-cell>
          <table:table-cell table:style-name="ce29" office:value-type="float" office:value="65.3361111111111" calcext:value-type="float">
            <text:p>65.3361111111111</text:p>
          </table:table-cell>
          <table:table-cell/>
          <table:table-cell table:style-name="ce29" table:formula="of:=AVERAGE([.J3:.L3])" office:value-type="float" office:value="65.4149074074074" calcext:value-type="float">
            <text:p>65.4149074074074</text:p>
          </table:table-cell>
          <table:table-cell table:style-name="ce29" table:formula="of:=[.B13]*[.A3]+[.B14]*[.B3]+[.B15]*[.C3]+[.B16]*[.D3]+[.B17]*[.E3]+[.B18]*[.F3]+[.B19]*[.G3]+[.B20]*[.H3]" office:value-type="float" office:value="65.4149074074074" calcext:value-type="float">
            <text:p>65.4149074074074</text:p>
          </table:table-cell>
          <table:table-cell/>
          <table:table-cell table:style-name="ce29" table:formula="of:=([.N3] - [.J3])^2" office:value-type="float" office:value="0.0199855816186589" calcext:value-type="float">
            <text:p>0.019985581618659</text:p>
          </table:table-cell>
          <table:table-cell table:style-name="ce29" table:formula="of:=([.N3] - [.K3])^2" office:value-type="float" office:value="0.00391551474622644" calcext:value-type="float">
            <text:p>0.003915514746226</text:p>
          </table:table-cell>
          <table:table-cell table:style-name="ce29" table:formula="of:=([.N3] - [.L3])^2" office:value-type="float" office:value="0.00620885631001263" calcext:value-type="float">
            <text:p>0.006208856310013</text:p>
          </table:table-cell>
          <table:table-cell table:style-name="ce29" table:formula="of:=([.O3] - [.J3])^2" office:value-type="float" office:value="0.0199855816186589" calcext:value-type="float">
            <text:p>0.019985581618659</text:p>
          </table:table-cell>
          <table:table-cell table:style-name="ce29" table:formula="of:=([.O3] - [.K3])^2" office:value-type="float" office:value="0.00391551474622644" calcext:value-type="float">
            <text:p>0.003915514746226</text:p>
          </table:table-cell>
          <table:table-cell table:style-name="ce29" table:formula="of:=([.O3] - [.L3])^2" office:value-type="float" office:value="0.00620885631001263" calcext:value-type="float">
            <text:p>0.006208856310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65.2939444444445" calcext:value-type="float">
            <text:p>65.2939444444445</text:p>
          </table:table-cell>
          <table:table-cell table:style-name="ce29" office:value-type="float" office:value="65.3119444444445" calcext:value-type="float">
            <text:p>65.3119444444445</text:p>
          </table:table-cell>
          <table:table-cell table:style-name="ce29" office:value-type="float" office:value="65.2681666666667" calcext:value-type="float">
            <text:p>65.2681666666667</text:p>
          </table:table-cell>
          <table:table-cell/>
          <table:table-cell table:style-name="ce29" table:formula="of:=AVERAGE([.J4:.L4])" office:value-type="float" office:value="65.2913518518519" calcext:value-type="float">
            <text:p>65.2913518518519</text:p>
          </table:table-cell>
          <table:table-cell table:style-name="ce29" table:formula="of:=[.B13]*[.A4]+[.B14]*[.B4]+[.B15]*[.C4]+[.B16]*[.D4]+[.B17]*[.E4]+[.B18]*[.F4]+[.B19]*[.G4]+[.B20]*[.H4]" office:value-type="float" office:value="65.2913518518518" calcext:value-type="float">
            <text:p>65.2913518518518</text:p>
          </table:table-cell>
          <table:table-cell/>
          <table:table-cell table:style-name="ce29" table:formula="of:=([.N4] - [.J4])^2" office:value-type="float" office:value="0.00000672153635116194" calcext:value-type="float">
            <text:p>6.72153635116194E-06</text:p>
          </table:table-cell>
          <table:table-cell table:style-name="ce29" table:formula="of:=([.N4] - [.K4])^2" office:value-type="float" office:value="0.000424054869684495" calcext:value-type="float">
            <text:p>0.000424054869684</text:p>
          </table:table-cell>
          <table:table-cell table:style-name="ce29" table:formula="of:=([.N4] - [.L4])^2" office:value-type="float" office:value="0.00053755281207129" calcext:value-type="float">
            <text:p>0.000537552812071</text:p>
          </table:table-cell>
          <table:table-cell table:style-name="ce29" table:formula="of:=([.O4] - [.J4])^2" office:value-type="float" office:value="0.00000672153635123563" calcext:value-type="float">
            <text:p>6.72153635123563E-06</text:p>
          </table:table-cell>
          <table:table-cell table:style-name="ce29" table:formula="of:=([.O4] - [.K4])^2" office:value-type="float" office:value="0.000424054869685081" calcext:value-type="float">
            <text:p>0.000424054869685</text:p>
          </table:table-cell>
          <table:table-cell table:style-name="ce29" table:formula="of:=([.O4] - [.L4])^2" office:value-type="float" office:value="0.000537552812070631" calcext:value-type="float">
            <text:p>0.000537552812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65.4188393952571" calcext:value-type="float">
            <text:p>65.4188393952571</text:p>
          </table:table-cell>
          <table:table-cell table:style-name="ce29" office:value-type="float" office:value="65.4030809206482" calcext:value-type="float">
            <text:p>65.4030809206482</text:p>
          </table:table-cell>
          <table:table-cell table:style-name="ce29" office:value-type="float" office:value="65.3374860240515" calcext:value-type="float">
            <text:p>65.3374860240515</text:p>
          </table:table-cell>
          <table:table-cell/>
          <table:table-cell table:style-name="ce29" table:formula="of:=AVERAGE([.J5:.L5])" office:value-type="float" office:value="65.3864687799856" calcext:value-type="float">
            <text:p>65.3864687799856</text:p>
          </table:table-cell>
          <table:table-cell table:style-name="ce29" table:formula="of:=[.B13]*[.A5]+[.B14]*[.B5]+[.B15]*[.C5]+[.B16]*[.D5]+[.B17]*[.E5]+[.B18]*[.F5]+[.B19]*[.G5]+[.B20]*[.H5]" office:value-type="float" office:value="65.3864687799856" calcext:value-type="float">
            <text:p>65.3864687799856</text:p>
          </table:table-cell>
          <table:table-cell/>
          <table:table-cell table:style-name="ce29" table:formula="of:=([.N5] - [.J5])^2" office:value-type="float" office:value="0.0010478567330566" calcext:value-type="float">
            <text:p>0.001047856733057</text:p>
          </table:table-cell>
          <table:table-cell table:style-name="ce29" table:formula="of:=([.N5] - [.K5])^2" office:value-type="float" office:value="0.000275963217393126" calcext:value-type="float">
            <text:p>0.000275963217393</text:p>
          </table:table-cell>
          <table:table-cell table:style-name="ce29" table:formula="of:=([.N5] - [.L5])^2" office:value-type="float" office:value="0.00239931037890151" calcext:value-type="float">
            <text:p>0.002399310378902</text:p>
          </table:table-cell>
          <table:table-cell table:style-name="ce29" table:formula="of:=([.O5] - [.J5])^2" office:value-type="float" office:value="0.00104785673305568" calcext:value-type="float">
            <text:p>0.001047856733056</text:p>
          </table:table-cell>
          <table:table-cell table:style-name="ce29" table:formula="of:=([.O5] - [.K5])^2" office:value-type="float" office:value="0.000275963217392654" calcext:value-type="float">
            <text:p>0.000275963217393</text:p>
          </table:table-cell>
          <table:table-cell table:style-name="ce29" table:formula="of:=([.O5] - [.L5])^2" office:value-type="float" office:value="0.0023993103789029" calcext:value-type="float">
            <text:p>0.0023993103789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65.5275229968979" calcext:value-type="float">
            <text:p>65.5275229968979</text:p>
          </table:table-cell>
          <table:table-cell table:style-name="ce29" office:value-type="float" office:value="65.4249768666226" calcext:value-type="float">
            <text:p>65.4249768666226</text:p>
          </table:table-cell>
          <table:table-cell table:style-name="ce29" office:value-type="float" office:value="65.3655170365154" calcext:value-type="float">
            <text:p>65.3655170365154</text:p>
          </table:table-cell>
          <table:table-cell/>
          <table:table-cell table:style-name="ce29" table:formula="of:=AVERAGE([.J6:.L6])" office:value-type="float" office:value="65.4393389666786" calcext:value-type="float">
            <text:p>65.4393389666786</text:p>
          </table:table-cell>
          <table:table-cell table:style-name="ce29" table:formula="of:=[.B13]*[.A6]+[.B14]*[.B6]+[.B15]*[.C6]+[.B16]*[.D6]+[.B17]*[.E6]+[.B18]*[.F6]+[.B19]*[.G6]+[.B20]*[.H6]" office:value-type="float" office:value="65.4393389666786" calcext:value-type="float">
            <text:p>65.4393389666786</text:p>
          </table:table-cell>
          <table:table-cell/>
          <table:table-cell table:style-name="ce29" table:formula="of:=([.N6] - [.J6])^2" office:value-type="float" office:value="0.00777642318572014" calcext:value-type="float">
            <text:p>0.00777642318572</text:p>
          </table:table-cell>
          <table:table-cell table:style-name="ce29" table:formula="of:=([.N6] - [.K6])^2" office:value-type="float" office:value="0.000206269918019911" calcext:value-type="float">
            <text:p>0.00020626991802</text:p>
          </table:table-cell>
          <table:table-cell table:style-name="ce29" table:formula="of:=([.N6] - [.L6])^2" office:value-type="float" office:value="0.00544967737302961" calcext:value-type="float">
            <text:p>0.00544967737303</text:p>
          </table:table-cell>
          <table:table-cell table:style-name="ce29" table:formula="of:=([.O6] - [.J6])^2" office:value-type="float" office:value="0.00777642318572014" calcext:value-type="float">
            <text:p>0.00777642318572</text:p>
          </table:table-cell>
          <table:table-cell table:style-name="ce29" table:formula="of:=([.O6] - [.K6])^2" office:value-type="float" office:value="0.000206269918019911" calcext:value-type="float">
            <text:p>0.00020626991802</text:p>
          </table:table-cell>
          <table:table-cell table:style-name="ce29" table:formula="of:=([.O6] - [.L6])^2" office:value-type="float" office:value="0.00544967737302961" calcext:value-type="float">
            <text:p>0.00544967737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25.6595555555556" calcext:value-type="float">
            <text:p>25.6595555555556</text:p>
          </table:table-cell>
          <table:table-cell table:style-name="ce29" office:value-type="float" office:value="25.1098888888889" calcext:value-type="float">
            <text:p>25.1098888888889</text:p>
          </table:table-cell>
          <table:table-cell table:style-name="ce29" office:value-type="float" office:value="25.7097222222222" calcext:value-type="float">
            <text:p>25.7097222222222</text:p>
          </table:table-cell>
          <table:table-cell/>
          <table:table-cell table:style-name="ce29" table:formula="of:=AVERAGE([.J7:.L7])" office:value-type="float" office:value="25.4930555555556" calcext:value-type="float">
            <text:p>25.4930555555556</text:p>
          </table:table-cell>
          <table:table-cell table:style-name="ce29" table:formula="of:=[.B13]*[.A7]+[.B14]*[.B7]+[.B15]*[.C7]+[.B16]*[.D7]+[.B17]*[.E7]+[.B18]*[.F7]+[.B19]*[.G7]+[.B20]*[.H7]" office:value-type="float" office:value="25.4930555555555" calcext:value-type="float">
            <text:p>25.4930555555555</text:p>
          </table:table-cell>
          <table:table-cell/>
          <table:table-cell table:style-name="ce29" table:formula="of:=([.N7] - [.J7])^2" office:value-type="float" office:value="0.0277222499999997" calcext:value-type="float">
            <text:p>0.02772225</text:p>
          </table:table-cell>
          <table:table-cell table:style-name="ce29" table:formula="of:=([.N7] - [.K7])^2" office:value-type="float" office:value="0.146816694444445" calcext:value-type="float">
            <text:p>0.146816694444445</text:p>
          </table:table-cell>
          <table:table-cell table:style-name="ce29" table:formula="of:=([.N7] - [.L7])^2" office:value-type="float" office:value="0.0469444444444437" calcext:value-type="float">
            <text:p>0.046944444444444</text:p>
          </table:table-cell>
          <table:table-cell table:style-name="ce29" table:formula="of:=([.O7] - [.J7])^2" office:value-type="float" office:value="0.0277222500000045" calcext:value-type="float">
            <text:p>0.027722250000005</text:p>
          </table:table-cell>
          <table:table-cell table:style-name="ce29" table:formula="of:=([.O7] - [.K7])^2" office:value-type="float" office:value="0.146816694444434" calcext:value-type="float">
            <text:p>0.146816694444434</text:p>
          </table:table-cell>
          <table:table-cell table:style-name="ce29" table:formula="of:=([.O7] - [.L7])^2" office:value-type="float" office:value="0.0469444444444499" calcext:value-type="float">
            <text:p>0.04694444444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22.2760555555556" calcext:value-type="float">
            <text:p>22.2760555555556</text:p>
          </table:table-cell>
          <table:table-cell table:style-name="ce29" office:value-type="float" office:value="22.1059444444444" calcext:value-type="float">
            <text:p>22.1059444444444</text:p>
          </table:table-cell>
          <table:table-cell table:style-name="ce29" office:value-type="float" office:value="22.2181666666667" calcext:value-type="float">
            <text:p>22.2181666666667</text:p>
          </table:table-cell>
          <table:table-cell/>
          <table:table-cell table:style-name="ce29" table:formula="of:=AVERAGE([.J8:.L8])" office:value-type="float" office:value="22.2000555555556" calcext:value-type="float">
            <text:p>22.2000555555556</text:p>
          </table:table-cell>
          <table:table-cell table:style-name="ce29" table:formula="of:=[.B13]*[.A8]+[.B14]*[.B8]+[.B15]*[.C8]+[.B16]*[.D8]+[.B17]*[.E8]+[.B18]*[.F8]+[.B19]*[.G8]+[.B20]*[.H8]" office:value-type="float" office:value="22.2000555555555" calcext:value-type="float">
            <text:p>22.2000555555555</text:p>
          </table:table-cell>
          <table:table-cell/>
          <table:table-cell table:style-name="ce29" table:formula="of:=([.N8] - [.J8])^2" office:value-type="float" office:value="0.00577600000000008" calcext:value-type="float">
            <text:p>0.005776</text:p>
          </table:table-cell>
          <table:table-cell table:style-name="ce29" table:formula="of:=([.N8] - [.K8])^2" office:value-type="float" office:value="0.00885690123456726" calcext:value-type="float">
            <text:p>0.008856901234567</text:p>
          </table:table-cell>
          <table:table-cell table:style-name="ce29" table:formula="of:=([.N8] - [.L8])^2" office:value-type="float" office:value="0.000328012345678999" calcext:value-type="float">
            <text:p>0.000328012345679</text:p>
          </table:table-cell>
          <table:table-cell table:style-name="ce29" table:formula="of:=([.O8] - [.J8])^2" office:value-type="float" office:value="0.00577600000000062" calcext:value-type="float">
            <text:p>0.005776000000001</text:p>
          </table:table-cell>
          <table:table-cell table:style-name="ce29" table:formula="of:=([.O8] - [.K8])^2" office:value-type="float" office:value="0.00885690123456659" calcext:value-type="float">
            <text:p>0.008856901234567</text:p>
          </table:table-cell>
          <table:table-cell table:style-name="ce29" table:formula="of:=([.O8] - [.L8])^2" office:value-type="float" office:value="0.000328012345679128" calcext:value-type="float">
            <text:p>0.000328012345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21.8000709116994" calcext:value-type="float">
            <text:p>21.8000709116994</text:p>
          </table:table-cell>
          <table:table-cell table:style-name="ce29" office:value-type="float" office:value="21.8008171957102" calcext:value-type="float">
            <text:p>21.8008171957102</text:p>
          </table:table-cell>
          <table:table-cell table:style-name="ce29" office:value-type="float" office:value="21.8142193300454" calcext:value-type="float">
            <text:p>21.8142193300454</text:p>
          </table:table-cell>
          <table:table-cell/>
          <table:table-cell table:style-name="ce29" table:formula="of:=AVERAGE([.J9:.L9])" office:value-type="float" office:value="21.805035812485" calcext:value-type="float">
            <text:p>21.805035812485</text:p>
          </table:table-cell>
          <table:table-cell table:style-name="ce29" table:formula="of:=[.B13]*[.A9]+[.B14]*[.B9]+[.B15]*[.C9]+[.B16]*[.D9]+[.B17]*[.E9]+[.B18]*[.F9]+[.B19]*[.G9]+[.B20]*[.H9]" office:value-type="float" office:value="21.805035812485" calcext:value-type="float">
            <text:p>21.805035812485</text:p>
          </table:table-cell>
          <table:table-cell/>
          <table:table-cell table:style-name="ce29" table:formula="of:=([.N9] - [.J9])^2" office:value-type="float" office:value="0.0000246502398107994" calcext:value-type="float">
            <text:p>2.46502398107994E-05</text:p>
          </table:table-cell>
          <table:table-cell table:style-name="ce29" table:formula="of:=([.N9] - [.K9])^2" office:value-type="float" office:value="0.0000177967274928933" calcext:value-type="float">
            <text:p>1.77967274928933E-05</text:p>
          </table:table-cell>
          <table:table-cell table:style-name="ce29" table:formula="of:=([.N9] - [.L9])^2" office:value-type="float" office:value="0.0000843369947827304" calcext:value-type="float">
            <text:p>8.43369947827304E-05</text:p>
          </table:table-cell>
          <table:table-cell table:style-name="ce29" table:formula="of:=([.O9] - [.J9])^2" office:value-type="float" office:value="0.0000246502398107288" calcext:value-type="float">
            <text:p>2.46502398107288E-05</text:p>
          </table:table-cell>
          <table:table-cell table:style-name="ce29" table:formula="of:=([.O9] - [.K9])^2" office:value-type="float" office:value="0.0000177967274928334" calcext:value-type="float">
            <text:p>1.77967274928334E-05</text:p>
          </table:table-cell>
          <table:table-cell table:style-name="ce29" table:formula="of:=([.O9] - [.L9])^2" office:value-type="float" office:value="0.0000843369947828609" calcext:value-type="float">
            <text:p>8.43369947828609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21.8016904899356" calcext:value-type="float">
            <text:p>21.8016904899356</text:p>
          </table:table-cell>
          <table:table-cell table:style-name="ce29" office:value-type="float" office:value="21.8034993980787" calcext:value-type="float">
            <text:p>21.8034993980787</text:p>
          </table:table-cell>
          <table:table-cell table:style-name="ce29" office:value-type="float" office:value="21.7913862147492" calcext:value-type="float">
            <text:p>21.7913862147492</text:p>
          </table:table-cell>
          <table:table-cell/>
          <table:table-cell table:style-name="ce29" table:formula="of:=AVERAGE([.J10:.L10])" office:value-type="float" office:value="21.7988587009212" calcext:value-type="float">
            <text:p>21.7988587009212</text:p>
          </table:table-cell>
          <table:table-cell table:style-name="ce29" table:formula="of:=[.B13]*[.A10]+[.B14]*[.B10]+[.B15]*[.C10]+[.B16]*[.D10]+[.B17]*[.E10]+[.B18]*[.F10]+[.B19]*[.G10]+[.B20]*[.H10]" office:value-type="float" office:value="21.7988587009212" calcext:value-type="float">
            <text:p>21.7988587009212</text:p>
          </table:table-cell>
          <table:table-cell/>
          <table:table-cell table:style-name="ce29" table:formula="of:=([.N10] - [.J10])^2" office:value-type="float" office:value="0.00000801902902222277" calcext:value-type="float">
            <text:p>8.01902902222277E-06</text:p>
          </table:table-cell>
          <table:table-cell table:style-name="ce29" table:formula="of:=([.N10] - [.K10])^2" office:value-type="float" office:value="0.0000215360701083039" calcext:value-type="float">
            <text:p>2.15360701083039E-05</text:p>
          </table:table-cell>
          <table:table-cell table:style-name="ce29" table:formula="of:=([.N10] - [.L10])^2" office:value-type="float" office:value="0.0000558380495907631" calcext:value-type="float">
            <text:p>5.58380495907631E-05</text:p>
          </table:table-cell>
          <table:table-cell table:style-name="ce29" table:formula="of:=([.O10] - [.J10])^2" office:value-type="float" office:value="0.00000801902902224289" calcext:value-type="float">
            <text:p>8.01902902224289E-06</text:p>
          </table:table-cell>
          <table:table-cell table:style-name="ce29" table:formula="of:=([.O10] - [.K10])^2" office:value-type="float" office:value="0.0000215360701083369" calcext:value-type="float">
            <text:p>2.15360701083369E-05</text:p>
          </table:table-cell>
          <table:table-cell table:style-name="ce29" table:formula="of:=([.O10] - [.L10])^2" office:value-type="float" office:value="0.00005583804959071" calcext:value-type="float">
            <text:p>5.583804959071E-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44.1036340788051" calcext:value-type="float">
            <text:p>44.1036340788051</text:p>
          </table:table-cell>
          <table:table-cell/>
          <table:table-cell table:style-name="ce31" table:formula="of:=ROUND([.B13] - [.$H$17];2)" office:value-type="float" office:value="44.06" calcext:value-type="float">
            <text:p>44.06</text:p>
          </table:table-cell>
          <table:table-cell table:style-name="ce31" table:formula="of:=ROUND([.B13] + [.$H$17];2)" office:value-type="float" office:value="44.15" calcext:value-type="float">
            <text:p>44.15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0.0178056413924418" calcext:value-type="float">
            <text:p>0.017805641392442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46683.1329349714" calcext:value-type="float">
            <text:p>46683.1329349714</text:p>
          </table:table-cell>
          <table:table-cell table:formula="of:=[.K13]/[.K22]" office:value-type="percentage" office:value="4.28418438973022" calcext:value-type="percentage">
            <text:p>428.4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-21.2793826726758" calcext:value-type="float">
            <text:p>-21.2793826726758</text:p>
          </table:table-cell>
          <table:table-cell/>
          <table:table-cell table:style-name="ce31" table:formula="of:=ROUND([.B14] - [.$H$17];2)" office:value-type="float" office:value="-21.33" calcext:value-type="float">
            <text:p>-21.33</text:p>
          </table:table-cell>
          <table:table-cell table:style-name="ce31" table:formula="of:=ROUND([.B14] + [.$H$17];2)" office:value-type="float" office:value="-21.23" calcext:value-type="float">
            <text:p>-21.2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0.133437780978409" calcext:value-type="float">
            <text:p>0.133437780978409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10867.4910463242" calcext:value-type="float">
            <text:p>10867.4910463242</text:p>
          </table:table-cell>
          <table:table-cell table:formula="of:=[.K14]/[.K22]" office:value-type="percentage" office:value="0.997326712434872" calcext:value-type="percentage">
            <text:p>99.73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-0.496208513787511" calcext:value-type="float">
            <text:p>-0.496208513787511</text:p>
          </table:table-cell>
          <table:table-cell/>
          <table:table-cell table:style-name="ce31" table:formula="of:=ROUND([.B15] - [.$H$17];2)" office:value-type="float" office:value="-0.54" calcext:value-type="float">
            <text:p>-0.54</text:p>
          </table:table-cell>
          <table:table-cell table:style-name="ce31" table:formula="of:=ROUND([.B15] + [.$H$17];2)" office:value-type="float" office:value="-0.45" calcext:value-type="float">
            <text:p>-0.45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0.0272378729838634" calcext:value-type="float">
            <text:p>0.027237872983863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5.90934933972505" calcext:value-type="float">
            <text:p>5.90934933972505</text:p>
          </table:table-cell>
          <table:table-cell table:formula="of:=[.K15]/[.K22]" office:value-type="percentage" office:value="0.000542310265036775" calcext:value-type="percentage">
            <text:p>0.0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-0.421232810053287" calcext:value-type="float">
            <text:p>-0.421232810053287</text:p>
          </table:table-cell>
          <table:table-cell/>
          <table:table-cell table:style-name="ce31" table:formula="of:=ROUND([.B16] - [.$H$17];2)" office:value-type="float" office:value="-0.47" calcext:value-type="float">
            <text:p>-0.47</text:p>
          </table:table-cell>
          <table:table-cell table:style-name="ce31" table:formula="of:=ROUND([.B16] + [.$H$17];2)" office:value-type="float" office:value="-0.37" calcext:value-type="float">
            <text:p>-0.37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4.25848992636932" calcext:value-type="float">
            <text:p>4.25848992636932</text:p>
          </table:table-cell>
          <table:table-cell table:formula="of:=[.K16]/[.K22]" office:value-type="percentage" office:value="0.000390808305256398" calcext:value-type="percentage">
            <text:p>0.0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-0.526095635638739" calcext:value-type="float">
            <text:p>-0.526095635638739</text:p>
          </table:table-cell>
          <table:table-cell/>
          <table:table-cell table:style-name="ce31" table:formula="of:=ROUND([.B17] - [.$H$17];2)" office:value-type="float" office:value="-0.57" calcext:value-type="float">
            <text:p>-0.57</text:p>
          </table:table-cell>
          <table:table-cell table:style-name="ce31" table:formula="of:=ROUND([.B17] + [.$H$17];2)" office:value-type="float" office:value="-0.48" calcext:value-type="float">
            <text:p>-0.48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0.0475573262298254" calcext:value-type="float">
            <text:p>0.04755732622982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6.6426388281151" calcext:value-type="float">
            <text:p>6.6426388281151</text:p>
          </table:table-cell>
          <table:table-cell table:formula="of:=[.K17]/[.K22]" office:value-type="percentage" office:value="0.000609605392458739" calcext:value-type="percentage">
            <text:p>0.0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0.403561467837662" calcext:value-type="float">
            <text:p>-0.403561467837662</text:p>
          </table:table-cell>
          <table:table-cell/>
          <table:table-cell table:style-name="ce31" table:formula="of:=ROUND([.B18] - [.$H$17];2)" office:value-type="float" office:value="-0.45" calcext:value-type="float">
            <text:p>-0.45</text:p>
          </table:table-cell>
          <table:table-cell table:style-name="ce31" table:formula="of:=ROUND([.B18] + [.$H$17];2)" office:value-type="float" office:value="-0.36" calcext:value-type="float">
            <text:p>-0.36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3.90868459975892" calcext:value-type="float">
            <text:p>3.90868459975892</text:p>
          </table:table-cell>
          <table:table-cell table:formula="of:=[.K18]/[.K22]" office:value-type="percentage" office:value="0.00035870612133064" calcext:value-type="percentage">
            <text:p>0.0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0.432906078835587" calcext:value-type="float">
            <text:p>0.432906078835587</text:p>
          </table:table-cell>
          <table:table-cell/>
          <table:table-cell table:style-name="ce31" table:formula="of:=ROUND([.B19] - [.$H$17];2)" office:value-type="float" office:value="0.39" calcext:value-type="float">
            <text:p>0.39</text:p>
          </table:table-cell>
          <table:table-cell table:style-name="ce31" table:formula="of:=ROUND([.B19] + [.$H$17];2)" office:value-type="float" office:value="0.48" calcext:value-type="float">
            <text:p>0.48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4.49778415422729" calcext:value-type="float">
            <text:p>4.49778415422729</text:p>
          </table:table-cell>
          <table:table-cell table:formula="of:=[.K19]/[.K22]" office:value-type="percentage" office:value="0.000412768712176171" calcext:value-type="percentage">
            <text:p>0.0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0.388799643273463" calcext:value-type="float">
            <text:p>0.388799643273463</text:p>
          </table:table-cell>
          <table:table-cell/>
          <table:table-cell table:style-name="ce31" table:formula="of:=ROUND([.B20] - [.$H$17];2)" office:value-type="float" office:value="0.34" calcext:value-type="float">
            <text:p>0.34</text:p>
          </table:table-cell>
          <table:table-cell table:style-name="ce31" table:formula="of:=ROUND([.B20] + [.$H$17];2)" office:value-type="float" office:value="0.44" calcext:value-type="float">
            <text:p>0.44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3.62796390262973" calcext:value-type="float">
            <text:p>3.62796390262973</text:p>
          </table:table-cell>
          <table:table-cell table:formula="of:=[.K20]/[.K22]" office:value-type="percentage" office:value="0.000332943942297126" calcext:value-type="percentage">
            <text:p>0.03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57579.7537823086" calcext:value-type="float">
            <text:p>57579.7537823086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0896.6208473373" calcext:value-type="float">
            <text:p>10896.6208473373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([.T3:.V10])" office:value-type="float" office:value="0.284890262279068" calcext:value-type="float">
            <text:p>0.284890262279068</text:p>
          </table:table-cell>
          <table:table-cell table:formula="of:=[.K23]/[.K22]" office:value-type="percentage" office:value="0.0000261448265724217" calcext:value-type="percentage">
            <text:p>0.00%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1.81661428677669" calcext:value-type="float">
            <text:p>1.81661428677669</text:p>
          </table:table-cell>
          <table:table-cell table:style-name="ce29" table:formula="of:=LOG10([.K3])" office:value-type="float" office:value="1.81526109820119" calcext:value-type="float">
            <text:p>1.81526109820119</text:p>
          </table:table-cell>
          <table:table-cell table:style-name="ce29" table:formula="of:=LOG10([.L3])" office:value-type="float" office:value="1.81515328114573" calcext:value-type="float">
            <text:p>1.81515328114573</text:p>
          </table:table-cell>
          <table:table-cell/>
          <table:table-cell table:style-name="ce29" table:formula="of:=AVERAGE([.J28:.L28])" office:value-type="float" office:value="1.8156762220412" calcext:value-type="float">
            <text:p>1.8156762220412</text:p>
          </table:table-cell>
          <table:table-cell table:style-name="ce29" table:formula="of:=[.B38]*[.A28]+[.B39]*[.B28]+[.B40]*[.C28]+[.B41]*[.D28]+[.B42]*[.E28]+[.B43]*[.F28]+[.B44]*[.G28]+[.B45]*[.H28]" office:value-type="float" office:value="1.8156762220412" calcext:value-type="float">
            <text:p>1.8156762220412</text:p>
          </table:table-cell>
          <table:table-cell/>
          <table:table-cell table:style-name="ce29" table:formula="of:=([.N28] - [.J28])^2" office:value-type="float" office:value="0.00000087996544795944" calcext:value-type="float">
            <text:p>8.7996544795944E-07</text:p>
          </table:table-cell>
          <table:table-cell table:style-name="ce29" table:formula="of:=([.N28] - [.K28])^2" office:value-type="float" office:value="0.000000172327802545451" calcext:value-type="float">
            <text:p>1.72327802545451E-07</text:p>
          </table:table-cell>
          <table:table-cell table:style-name="ce29" table:formula="of:=([.N28] - [.L28])^2" office:value-type="float" office:value="0.000000273467180158801" calcext:value-type="float">
            <text:p>2.73467180158801E-07</text:p>
          </table:table-cell>
          <table:table-cell table:style-name="ce29" table:formula="of:=([.O28] - [.J28])^2" office:value-type="float" office:value="0.000000879965447959023" calcext:value-type="float">
            <text:p>8.79965447959023E-07</text:p>
          </table:table-cell>
          <table:table-cell table:style-name="ce29" table:formula="of:=([.O28] - [.K28])^2" office:value-type="float" office:value="0.000000172327802545635" calcext:value-type="float">
            <text:p>1.72327802545635E-07</text:p>
          </table:table-cell>
          <table:table-cell table:style-name="ce29" table:formula="of:=([.O28] - [.L28])^2" office:value-type="float" office:value="0.000000273467180159033" calcext:value-type="float">
            <text:p>2.73467180159033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1.81487290537445" calcext:value-type="float">
            <text:p>1.81487290537445</text:p>
          </table:table-cell>
          <table:table-cell table:style-name="ce29" table:formula="of:=LOG10([.K4])" office:value-type="float" office:value="1.81499261361716" calcext:value-type="float">
            <text:p>1.81499261361716</text:p>
          </table:table-cell>
          <table:table-cell table:style-name="ce29" table:formula="of:=LOG10([.L4])" office:value-type="float" office:value="1.81470141386447" calcext:value-type="float">
            <text:p>1.81470141386447</text:p>
          </table:table-cell>
          <table:table-cell/>
          <table:table-cell table:style-name="ce29" table:formula="of:=AVERAGE([.J29:.L29])" office:value-type="float" office:value="1.81485564428536" calcext:value-type="float">
            <text:p>1.81485564428536</text:p>
          </table:table-cell>
          <table:table-cell table:style-name="ce29" table:formula="of:=[.B38]*[.A29]+[.B39]*[.B29]+[.B40]*[.C29]+[.B41]*[.D29]+[.B42]*[.E29]+[.B43]*[.F29]+[.B44]*[.G29]+[.B45]*[.H29]" office:value-type="float" office:value="1.81485564428536" calcext:value-type="float">
            <text:p>1.81485564428536</text:p>
          </table:table-cell>
          <table:table-cell/>
          <table:table-cell table:style-name="ce29" table:formula="of:=([.N29] - [.J29])^2" office:value-type="float" office:value="0.000000000297945196444651" calcext:value-type="float">
            <text:p>2.97945196444651E-10</text:p>
          </table:table-cell>
          <table:table-cell table:style-name="ce29" table:formula="of:=([.N29] - [.K29])^2" office:value-type="float" office:value="0.0000000187605978549145" calcext:value-type="float">
            <text:p>1.87605978549145E-08</text:p>
          </table:table-cell>
          <table:table-cell table:style-name="ce29" table:formula="of:=([.N29] - [.L29])^2" office:value-type="float" office:value="0.0000000237870227280162" calcext:value-type="float">
            <text:p>2.37870227280162E-08</text:p>
          </table:table-cell>
          <table:table-cell table:style-name="ce29" table:formula="of:=([.O29] - [.J29])^2" office:value-type="float" office:value="0.000000000297945196444651" calcext:value-type="float">
            <text:p>2.97945196444651E-10</text:p>
          </table:table-cell>
          <table:table-cell table:style-name="ce29" table:formula="of:=([.O29] - [.K29])^2" office:value-type="float" office:value="0.0000000187605978549145" calcext:value-type="float">
            <text:p>1.87605978549145E-08</text:p>
          </table:table-cell>
          <table:table-cell table:style-name="ce29" table:formula="of:=([.O29] - [.L29])^2" office:value-type="float" office:value="0.0000000237870227280162" calcext:value-type="float">
            <text:p>2.37870227280162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1.81570283497841" calcext:value-type="float">
            <text:p>1.81570283497841</text:p>
          </table:table-cell>
          <table:table-cell table:style-name="ce29" table:formula="of:=LOG10([.K5])" office:value-type="float" office:value="1.81559820696832" calcext:value-type="float">
            <text:p>1.81559820696832</text:p>
          </table:table-cell>
          <table:table-cell table:style-name="ce29" table:formula="of:=LOG10([.L5])" office:value-type="float" office:value="1.8151624202085" calcext:value-type="float">
            <text:p>1.8151624202085</text:p>
          </table:table-cell>
          <table:table-cell/>
          <table:table-cell table:style-name="ce29" table:formula="of:=AVERAGE([.J30:.L30])" office:value-type="float" office:value="1.81548782071841" calcext:value-type="float">
            <text:p>1.81548782071841</text:p>
          </table:table-cell>
          <table:table-cell table:style-name="ce29" table:formula="of:=[.B38]*[.A30]+[.B39]*[.B30]+[.B40]*[.C30]+[.B41]*[.D30]+[.B42]*[.E30]+[.B43]*[.F30]+[.B44]*[.G30]+[.B45]*[.H30]" office:value-type="float" office:value="1.81548782071841" calcext:value-type="float">
            <text:p>1.81548782071841</text:p>
          </table:table-cell>
          <table:table-cell/>
          <table:table-cell table:style-name="ce29" table:formula="of:=([.N30] - [.J30])^2" office:value-type="float" office:value="0.0000000462311320022645" calcext:value-type="float">
            <text:p>4.62311320022645E-08</text:p>
          </table:table-cell>
          <table:table-cell table:style-name="ce29" table:formula="of:=([.N30] - [.K30])^2" office:value-type="float" office:value="0.0000000121851241700998" calcext:value-type="float">
            <text:p>1.21851241700998E-08</text:p>
          </table:table-cell>
          <table:table-cell table:style-name="ce29" table:formula="of:=([.N30] - [.L30])^2" office:value-type="float" office:value="0.000000105885491850288" calcext:value-type="float">
            <text:p>1.05885491850288E-07</text:p>
          </table:table-cell>
          <table:table-cell table:style-name="ce29" table:formula="of:=([.O30] - [.J30])^2" office:value-type="float" office:value="0.00000004623113200236" calcext:value-type="float">
            <text:p>4.623113200236E-08</text:p>
          </table:table-cell>
          <table:table-cell table:style-name="ce29" table:formula="of:=([.O30] - [.K30])^2" office:value-type="float" office:value="0.0000000121851241701488" calcext:value-type="float">
            <text:p>1.21851241701488E-08</text:p>
          </table:table-cell>
          <table:table-cell table:style-name="ce29" table:formula="of:=([.O30] - [.L30])^2" office:value-type="float" office:value="0.000000105885491850144" calcext:value-type="float">
            <text:p>1.05885491850144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1.81642375151923" calcext:value-type="float">
            <text:p>1.81642375151923</text:p>
          </table:table-cell>
          <table:table-cell table:style-name="ce29" table:formula="of:=LOG10([.K6])" office:value-type="float" office:value="1.81574357775135" calcext:value-type="float">
            <text:p>1.81574357775135</text:p>
          </table:table-cell>
          <table:table-cell table:style-name="ce29" table:formula="of:=LOG10([.L6])" office:value-type="float" office:value="1.81534870076727" calcext:value-type="float">
            <text:p>1.81534870076727</text:p>
          </table:table-cell>
          <table:table-cell/>
          <table:table-cell table:style-name="ce29" table:formula="of:=AVERAGE([.J31:.L31])" office:value-type="float" office:value="1.81583867667928" calcext:value-type="float">
            <text:p>1.81583867667928</text:p>
          </table:table-cell>
          <table:table-cell table:style-name="ce29" table:formula="of:=[.B38]*[.A31]+[.B39]*[.B31]+[.B40]*[.C31]+[.B41]*[.D31]+[.B42]*[.E31]+[.B43]*[.F31]+[.B44]*[.G31]+[.B45]*[.H31]" office:value-type="float" office:value="1.81583867667928" calcext:value-type="float">
            <text:p>1.81583867667928</text:p>
          </table:table-cell>
          <table:table-cell/>
          <table:table-cell table:style-name="ce29" table:formula="of:=([.N31] - [.J31])^2" office:value-type="float" office:value="0.000000342312568334029" calcext:value-type="float">
            <text:p>3.42312568334029E-07</text:p>
          </table:table-cell>
          <table:table-cell table:style-name="ce29" table:formula="of:=([.N31] - [.K31])^2" office:value-type="float" office:value="0.00000000904380609356703" calcext:value-type="float">
            <text:p>9.04380609356703E-09</text:p>
          </table:table-cell>
          <table:table-cell table:style-name="ce29" table:formula="of:=([.N31] - [.L31])^2" office:value-type="float" office:value="0.000000240076394352043" calcext:value-type="float">
            <text:p>2.40076394352043E-07</text:p>
          </table:table-cell>
          <table:table-cell table:style-name="ce29" table:formula="of:=([.O31] - [.J31])^2" office:value-type="float" office:value="0.000000342312568334289" calcext:value-type="float">
            <text:p>3.42312568334289E-07</text:p>
          </table:table-cell>
          <table:table-cell table:style-name="ce29" table:formula="of:=([.O31] - [.K31])^2" office:value-type="float" office:value="0.0000000090438060935248" calcext:value-type="float">
            <text:p>9.0438060935248E-09</text:p>
          </table:table-cell>
          <table:table-cell table:style-name="ce29" table:formula="of:=([.O31] - [.L31])^2" office:value-type="float" office:value="0.000000240076394351825" calcext:value-type="float">
            <text:p>2.40076394351825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1.40924912976918" calcext:value-type="float">
            <text:p>1.40924912976918</text:p>
          </table:table-cell>
          <table:table-cell table:style-name="ce29" table:formula="of:=LOG10([.K7])" office:value-type="float" office:value="1.39984479096664" calcext:value-type="float">
            <text:p>1.39984479096664</text:p>
          </table:table-cell>
          <table:table-cell table:style-name="ce29" table:formula="of:=LOG10([.L7])" office:value-type="float" office:value="1.41009738438274" calcext:value-type="float">
            <text:p>1.41009738438274</text:p>
          </table:table-cell>
          <table:table-cell/>
          <table:table-cell table:style-name="ce29" table:formula="of:=AVERAGE([.J32:.L32])" office:value-type="float" office:value="1.40639710170618" calcext:value-type="float">
            <text:p>1.40639710170618</text:p>
          </table:table-cell>
          <table:table-cell table:style-name="ce29" table:formula="of:=[.B38]*[.A32]+[.B39]*[.B32]+[.B40]*[.C32]+[.B41]*[.D32]+[.B42]*[.E32]+[.B43]*[.F32]+[.B44]*[.G32]+[.B45]*[.H32]" office:value-type="float" office:value="1.40639710170618" calcext:value-type="float">
            <text:p>1.40639710170618</text:p>
          </table:table-cell>
          <table:table-cell/>
          <table:table-cell table:style-name="ce29" table:formula="of:=([.N32] - [.J32])^2" office:value-type="float" office:value="0.00000813406407209774" calcext:value-type="float">
            <text:p>8.13406407209774E-06</text:p>
          </table:table-cell>
          <table:table-cell table:style-name="ce29" table:formula="of:=([.N32] - [.K32])^2" office:value-type="float" office:value="0.0000429327760275638" calcext:value-type="float">
            <text:p>4.29327760275638E-05</text:p>
          </table:table-cell>
          <table:table-cell table:style-name="ce29" table:formula="of:=([.N32] - [.L32])^2" office:value-type="float" office:value="0.0000136920918863973" calcext:value-type="float">
            <text:p>1.36920918863973E-05</text:p>
          </table:table-cell>
          <table:table-cell table:style-name="ce29" table:formula="of:=([.O32] - [.J32])^2" office:value-type="float" office:value="0.00000813406407209647" calcext:value-type="float">
            <text:p>8.13406407209647E-06</text:p>
          </table:table-cell>
          <table:table-cell table:style-name="ce29" table:formula="of:=([.O32] - [.K32])^2" office:value-type="float" office:value="0.0000429327760275667" calcext:value-type="float">
            <text:p>4.29327760275667E-05</text:p>
          </table:table-cell>
          <table:table-cell table:style-name="ce29" table:formula="of:=([.O32] - [.L32])^2" office:value-type="float" office:value="0.0000136920918863956" calcext:value-type="float">
            <text:p>1.3692091886395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1.34783829233144" calcext:value-type="float">
            <text:p>1.34783829233144</text:p>
          </table:table-cell>
          <table:table-cell table:style-name="ce29" table:formula="of:=LOG10([.K8])" office:value-type="float" office:value="1.3445090742407" calcext:value-type="float">
            <text:p>1.3445090742407</text:p>
          </table:table-cell>
          <table:table-cell table:style-name="ce29" table:formula="of:=LOG10([.L8])" office:value-type="float" office:value="1.34670822024847" calcext:value-type="float">
            <text:p>1.34670822024847</text:p>
          </table:table-cell>
          <table:table-cell/>
          <table:table-cell table:style-name="ce29" table:formula="of:=AVERAGE([.J33:.L33])" office:value-type="float" office:value="1.34635186227354" calcext:value-type="float">
            <text:p>1.34635186227354</text:p>
          </table:table-cell>
          <table:table-cell table:style-name="ce29" table:formula="of:=[.B38]*[.A33]+[.B39]*[.B33]+[.B40]*[.C33]+[.B41]*[.D33]+[.B42]*[.E33]+[.B43]*[.F33]+[.B44]*[.G33]+[.B45]*[.H33]" office:value-type="float" office:value="1.34635186227354" calcext:value-type="float">
            <text:p>1.34635186227354</text:p>
          </table:table-cell>
          <table:table-cell/>
          <table:table-cell table:style-name="ce29" table:formula="of:=([.N33] - [.J33])^2" office:value-type="float" office:value="0.00000220947431703273" calcext:value-type="float">
            <text:p>2.20947431703273E-06</text:p>
          </table:table-cell>
          <table:table-cell table:style-name="ce29" table:formula="of:=([.N33] - [.K33])^2" office:value-type="float" office:value="0.00000339586773395701" calcext:value-type="float">
            <text:p>3.39586773395701E-06</text:p>
          </table:table-cell>
          <table:table-cell table:style-name="ce29" table:formula="of:=([.N33] - [.L33])^2" office:value-type="float" office:value="0.000000126991006298228" calcext:value-type="float">
            <text:p>1.26991006298228E-07</text:p>
          </table:table-cell>
          <table:table-cell table:style-name="ce29" table:formula="of:=([.O33] - [.J33])^2" office:value-type="float" office:value="0.00000220947431703339" calcext:value-type="float">
            <text:p>2.20947431703339E-06</text:p>
          </table:table-cell>
          <table:table-cell table:style-name="ce29" table:formula="of:=([.O33] - [.K33])^2" office:value-type="float" office:value="0.00000339586773395619" calcext:value-type="float">
            <text:p>3.39586773395619E-06</text:p>
          </table:table-cell>
          <table:table-cell table:style-name="ce29" table:formula="of:=([.O33] - [.L33])^2" office:value-type="float" office:value="0.000000126991006298386" calcext:value-type="float">
            <text:p>1.26991006298386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1.33845790628853" calcext:value-type="float">
            <text:p>1.33845790628853</text:p>
          </table:table-cell>
          <table:table-cell table:style-name="ce29" table:formula="of:=LOG10([.K9])" office:value-type="float" office:value="1.33847277328056" calcext:value-type="float">
            <text:p>1.33847277328056</text:p>
          </table:table-cell>
          <table:table-cell table:style-name="ce29" table:formula="of:=LOG10([.L9])" office:value-type="float" office:value="1.33873967541497" calcext:value-type="float">
            <text:p>1.33873967541497</text:p>
          </table:table-cell>
          <table:table-cell/>
          <table:table-cell table:style-name="ce29" table:formula="of:=AVERAGE([.J34:.L34])" office:value-type="float" office:value="1.33855678499469" calcext:value-type="float">
            <text:p>1.33855678499469</text:p>
          </table:table-cell>
          <table:table-cell table:style-name="ce29" table:formula="of:=[.B38]*[.A34]+[.B39]*[.B34]+[.B40]*[.C34]+[.B41]*[.D34]+[.B42]*[.E34]+[.B43]*[.F34]+[.B44]*[.G34]+[.B45]*[.H34]" office:value-type="float" office:value="1.33855678499469" calcext:value-type="float">
            <text:p>1.33855678499469</text:p>
          </table:table-cell>
          <table:table-cell/>
          <table:table-cell table:style-name="ce29" table:formula="of:=([.N34] - [.J34])^2" office:value-type="float" office:value="0.00000000977699853077553" calcext:value-type="float">
            <text:p>9.77699853077553E-09</text:p>
          </table:table-cell>
          <table:table-cell table:style-name="ce29" table:formula="of:=([.N34] - [.K34])^2" office:value-type="float" office:value="0.00000000705796811133601" calcext:value-type="float">
            <text:p>7.05796811133601E-09</text:p>
          </table:table-cell>
          <table:table-cell table:style-name="ce29" table:formula="of:=([.N34] - [.L34])^2" office:value-type="float" office:value="0.0000000334489058325795" calcext:value-type="float">
            <text:p>3.34489058325795E-08</text:p>
          </table:table-cell>
          <table:table-cell table:style-name="ce29" table:formula="of:=([.O34] - [.J34])^2" office:value-type="float" office:value="0.00000000977699853073162" calcext:value-type="float">
            <text:p>9.77699853073162E-09</text:p>
          </table:table-cell>
          <table:table-cell table:style-name="ce29" table:formula="of:=([.O34] - [.K34])^2" office:value-type="float" office:value="0.0000000070579681112987" calcext:value-type="float">
            <text:p>7.0579681112987E-09</text:p>
          </table:table-cell>
          <table:table-cell table:style-name="ce29" table:formula="of:=([.O34] - [.L34])^2" office:value-type="float" office:value="0.0000000334489058326607" calcext:value-type="float">
            <text:p>3.34489058326607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1.33849016984252" calcext:value-type="float">
            <text:p>1.33849016984252</text:p>
          </table:table-cell>
          <table:table-cell table:style-name="ce29" table:formula="of:=LOG10([.K10])" office:value-type="float" office:value="1.3385262021968" calcext:value-type="float">
            <text:p>1.3385262021968</text:p>
          </table:table-cell>
          <table:table-cell table:style-name="ce29" table:formula="of:=LOG10([.L10])" office:value-type="float" office:value="1.33828485788589" calcext:value-type="float">
            <text:p>1.33828485788589</text:p>
          </table:table-cell>
          <table:table-cell/>
          <table:table-cell table:style-name="ce29" table:formula="of:=AVERAGE([.J35:.L35])" office:value-type="float" office:value="1.3384337433084" calcext:value-type="float">
            <text:p>1.3384337433084</text:p>
          </table:table-cell>
          <table:table-cell table:style-name="ce29" table:formula="of:=[.B38]*[.A35]+[.B39]*[.B35]+[.B40]*[.C35]+[.B41]*[.D35]+[.B42]*[.E35]+[.B43]*[.F35]+[.B44]*[.G35]+[.B45]*[.H35]" office:value-type="float" office:value="1.3384337433084" calcext:value-type="float">
            <text:p>1.3384337433084</text:p>
          </table:table-cell>
          <table:table-cell/>
          <table:table-cell table:style-name="ce29" table:formula="of:=([.N35] - [.J35])^2" office:value-type="float" office:value="0.00000000318395375222819" calcext:value-type="float">
            <text:p>3.18395375222819E-09</text:p>
          </table:table-cell>
          <table:table-cell table:style-name="ce29" table:formula="of:=([.N35] - [.K35])^2" office:value-type="float" office:value="0.00000000854864604361631" calcext:value-type="float">
            <text:p>8.54864604361631E-09</text:p>
          </table:table-cell>
          <table:table-cell table:style-name="ce29" table:formula="of:=([.N35] - [.L35])^2" office:value-type="float" office:value="0.0000000221668690367128" calcext:value-type="float">
            <text:p>2.21668690367128E-08</text:p>
          </table:table-cell>
          <table:table-cell table:style-name="ce29" table:formula="of:=([.O35] - [.J35])^2" office:value-type="float" office:value="0.00000000318395375222819" calcext:value-type="float">
            <text:p>3.18395375222819E-09</text:p>
          </table:table-cell>
          <table:table-cell table:style-name="ce29" table:formula="of:=([.O35] - [.K35])^2" office:value-type="float" office:value="0.00000000854864604361631" calcext:value-type="float">
            <text:p>8.54864604361631E-09</text:p>
          </table:table-cell>
          <table:table-cell table:style-name="ce29" table:formula="of:=([.O35] - [.L35])^2" office:value-type="float" office:value="0.0000000221668690367128" calcext:value-type="float">
            <text:p>2.21668690367128E-0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1.58644973200088" calcext:value-type="float">
            <text:p>1.58644973200088</text:p>
          </table:table-cell>
          <table:table-cell/>
          <table:table-cell table:style-name="ce31" table:formula="of:=ROUND([.B38] - [.$H$42];2)" office:value-type="float" office:value="1.59" calcext:value-type="float">
            <text:p>1.59</text:p>
          </table:table-cell>
          <table:table-cell table:style-name="ce31" table:formula="of:=ROUND([.B38] + [.$H$42];2)" office:value-type="float" office:value="1.59" calcext:value-type="float">
            <text:p>1.59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000132147464254477" calcext:value-type="float">
            <text:p>1.32147464254477E-10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60.4037460519761" calcext:value-type="float">
            <text:p>60.4037460519761</text:p>
          </table:table-cell>
          <table:table-cell table:formula="of:=[.K38]/[.K47]" office:value-type="percentage" office:value="47.6169563448969" calcext:value-type="percentage">
            <text:p>4761.7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-0.22901485893018" calcext:value-type="float">
            <text:p>-0.22901485893018</text:p>
          </table:table-cell>
          <table:table-cell/>
          <table:table-cell table:style-name="ce31" table:formula="of:=ROUND([.B39] - [.$H$42];2)" office:value-type="float" office:value="-0.23" calcext:value-type="float">
            <text:p>-0.23</text:p>
          </table:table-cell>
          <table:table-cell table:style-name="ce31" table:formula="of:=ROUND([.B39] + [.$H$42];2)" office:value-type="float" office:value="-0.23" calcext:value-type="float">
            <text:p>-0.2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0114955410596664" calcext:value-type="float">
            <text:p>1.14955410596664E-0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1.25874733465945" calcext:value-type="float">
            <text:p>1.25874733465945</text:p>
          </table:table-cell>
          <table:table-cell table:formula="of:=[.K39]/[.K47]" office:value-type="percentage" office:value="0.992284763798582" calcext:value-type="percentage">
            <text:p>99.23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-0.00937047557568751" calcext:value-type="float">
            <text:p>-0.009370475575688</text:p>
          </table:table-cell>
          <table:table-cell/>
          <table:table-cell table:style-name="ce31" table:formula="of:=ROUND([.B40] - [.$H$42];2)" office:value-type="float" office:value="-0.01" calcext:value-type="float">
            <text:p>-0.01</text:p>
          </table:table-cell>
          <table:table-cell table:style-name="ce31" table:formula="of:=ROUND([.B40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0234651749278298" calcext:value-type="float">
            <text:p>2.34651749278298E-0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0210733950034935" calcext:value-type="float">
            <text:p>0.002107339500349</text:p>
          </table:table-cell>
          <table:table-cell table:formula="of:=[.K40]/[.K47]" office:value-type="percentage" office:value="0.00166123956791805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-0.00757975036423753" calcext:value-type="float">
            <text:p>-0.007579750364238</text:p>
          </table:table-cell>
          <table:table-cell/>
          <table:table-cell table:style-name="ce31" table:formula="of:=ROUND([.B41] - [.$H$42];2)" office:value-type="float" office:value="-0.01" calcext:value-type="float">
            <text:p>-0.01</text:p>
          </table:table-cell>
          <table:table-cell table:style-name="ce31" table:formula="of:=ROUND([.B41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00137886277401981" calcext:value-type="float">
            <text:p>0.00137886277402</text:p>
          </table:table-cell>
          <table:table-cell table:formula="of:=[.K41]/[.K47]" office:value-type="percentage" office:value="0.00108697312348173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-0.00956913334347001" calcext:value-type="float">
            <text:p>-0.00956913334347</text:p>
          </table:table-cell>
          <table:table-cell/>
          <table:table-cell table:style-name="ce31" table:formula="of:=ROUND([.B42] - [.$H$42];2)" office:value-type="float" office:value="-0.01" calcext:value-type="float">
            <text:p>-0.01</text:p>
          </table:table-cell>
          <table:table-cell table:style-name="ce31" table:formula="of:=ROUND([.B42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00409701954239908" calcext:value-type="float">
            <text:p>4.09701954239908E-0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219763951068263" calcext:value-type="float">
            <text:p>0.002197639510683</text:p>
          </table:table-cell>
          <table:table-cell table:formula="of:=[.K42]/[.K47]" office:value-type="percentage" office:value="0.00173242408760461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-0.00746231991549501" calcext:value-type="float">
            <text:p>-0.007462319915495</text:p>
          </table:table-cell>
          <table:table-cell/>
          <table:table-cell table:style-name="ce31" table:formula="of:=ROUND([.B43] - [.$H$42];2)" office:value-type="float" office:value="-0.01" calcext:value-type="float">
            <text:p>-0.01</text:p>
          </table:table-cell>
          <table:table-cell table:style-name="ce31" table:formula="of:=ROUND([.B43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133646924450864" calcext:value-type="float">
            <text:p>0.001336469244509</text:p>
          </table:table-cell>
          <table:table-cell table:formula="of:=[.K43]/[.K47]" office:value-type="percentage" office:value="0.0010535538245811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0.00763670393288252" calcext:value-type="float">
            <text:p>0.007636703932883</text:p>
          </table:table-cell>
          <table:table-cell/>
          <table:table-cell table:style-name="ce31" table:formula="of:=ROUND([.B44] - [.$H$42];2)" office:value-type="float" office:value="0.01" calcext:value-type="float">
            <text:p>0.01</text:p>
          </table:table-cell>
          <table:table-cell table:style-name="ce31" table:formula="of:=ROUND([.B44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39966192700408" calcext:value-type="float">
            <text:p>0.001399661927004</text:p>
          </table:table-cell>
          <table:table-cell table:formula="of:=[.K44]/[.K47]" office:value-type="percentage" office:value="0.00110336933107528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0.00734384550370498" calcext:value-type="float">
            <text:p>0.007343845503705</text:p>
          </table:table-cell>
          <table:table-cell/>
          <table:table-cell table:style-name="ce31" table:formula="of:=ROUND([.B45] - [.$H$42];2)" office:value-type="float" office:value="0.01" calcext:value-type="float">
            <text:p>0.01</text:p>
          </table:table-cell>
          <table:table-cell table:style-name="ce31" table:formula="of:=ROUND([.B45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129436960277491" calcext:value-type="float">
            <text:p>0.001294369602775</text:p>
          </table:table-cell>
          <table:table-cell table:formula="of:=[.K45]/[.K47]" office:value-type="percentage" office:value="0.00102036620073957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61.6722804289838" calcext:value-type="float">
            <text:p>61.6722804289838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1.2685343770077" calcext:value-type="float">
            <text:p>1.2685343770077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000211435942807163" calcext:value-type="float">
            <text:p>2.11435942807163E-09</text:p>
          </table:table-cell>
          <table:table-cell table:formula="of:=[.K48]/[.K47]" office:value-type="percentage" office:value="0.00000000166677345635607" calcext:value-type="percentage">
            <text:p>0.00%</text:p>
          </table:table-cell>
          <table:table-cell table:number-columns-repeated="10"/>
        </table:table-row>
      </table:table>
      <table:table table:name="Throughput S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37"/>
        <table:table-column table:style-name="co1" table:number-columns-repeated="11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5831.13333333333" calcext:value-type="float">
            <text:p>5831.13333333333</text:p>
          </table:table-cell>
          <table:table-cell table:style-name="ce29" office:value-type="float" office:value="5885.4" calcext:value-type="float">
            <text:p>5885.4</text:p>
          </table:table-cell>
          <table:table-cell table:style-name="ce29" office:value-type="float" office:value="5952.31666666667" calcext:value-type="float">
            <text:p>5952.31666666667</text:p>
          </table:table-cell>
          <table:table-cell/>
          <table:table-cell table:style-name="ce29" table:formula="of:=AVERAGE([.J3:.L3])" office:value-type="float" office:value="5889.61666666667" calcext:value-type="float">
            <text:p>5889.61666666667</text:p>
          </table:table-cell>
          <table:table-cell table:style-name="ce29" table:formula="of:=[.B13]*[.A3]+[.B14]*[.B3]+[.B15]*[.C3]+[.B16]*[.D3]+[.B17]*[.E3]+[.B18]*[.F3]+[.B19]*[.G3]+[.B20]*[.H3]" office:value-type="float" office:value="5889.61666666667" calcext:value-type="float">
            <text:p>5889.61666666667</text:p>
          </table:table-cell>
          <table:table-cell/>
          <table:table-cell table:style-name="ce29" table:formula="of:=([.N3] - [.J3])^2" office:value-type="float" office:value="3420.3002777777" calcext:value-type="float">
            <text:p>3420.3002777777</text:p>
          </table:table-cell>
          <table:table-cell table:style-name="ce29" table:formula="of:=([.N3] - [.K3])^2" office:value-type="float" office:value="17.7802777777665" calcext:value-type="float">
            <text:p>17.7802777777665</text:p>
          </table:table-cell>
          <table:table-cell table:style-name="ce29" table:formula="of:=([.N3] - [.L3])^2" office:value-type="float" office:value="3931.29000000009" calcext:value-type="float">
            <text:p>3931.29000000009</text:p>
          </table:table-cell>
          <table:table-cell table:style-name="ce29" table:formula="of:=([.O3] - [.J3])^2" office:value-type="float" office:value="3420.3002777777" calcext:value-type="float">
            <text:p>3420.3002777777</text:p>
          </table:table-cell>
          <table:table-cell table:style-name="ce29" table:formula="of:=([.O3] - [.K3])^2" office:value-type="float" office:value="17.7802777777665" calcext:value-type="float">
            <text:p>17.7802777777665</text:p>
          </table:table-cell>
          <table:table-cell table:style-name="ce29" table:formula="of:=([.O3] - [.L3])^2" office:value-type="float" office:value="3931.29000000009" calcext:value-type="float">
            <text:p>3931.29000000009</text:p>
          </table:table-cell>
          <table:table-cell table:formula="of:=SUM([.T3:.V3])" office:value-type="float" office:value="7369.37055555556" calcext:value-type="float">
            <text:p>7369.37055555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8917.28333333333" calcext:value-type="float">
            <text:p>8917.28333333333</text:p>
          </table:table-cell>
          <table:table-cell table:style-name="ce29" office:value-type="float" office:value="8734.05" calcext:value-type="float">
            <text:p>8734.05</text:p>
          </table:table-cell>
          <table:table-cell table:style-name="ce29" office:value-type="float" office:value="8906.63333333333" calcext:value-type="float">
            <text:p>8906.63333333333</text:p>
          </table:table-cell>
          <table:table-cell/>
          <table:table-cell table:style-name="ce29" table:formula="of:=AVERAGE([.J4:.L4])" office:value-type="float" office:value="8852.65555555556" calcext:value-type="float">
            <text:p>8852.65555555556</text:p>
          </table:table-cell>
          <table:table-cell table:style-name="ce29" table:formula="of:=[.B13]*[.A4]+[.B14]*[.B4]+[.B15]*[.C4]+[.B16]*[.D4]+[.B17]*[.E4]+[.B18]*[.F4]+[.B19]*[.G4]+[.B20]*[.H4]" office:value-type="float" office:value="8852.65555555555" calcext:value-type="float">
            <text:p>8852.65555555555</text:p>
          </table:table-cell>
          <table:table-cell/>
          <table:table-cell table:style-name="ce29" table:formula="of:=([.N4] - [.J4])^2" office:value-type="float" office:value="4176.74966049382" calcext:value-type="float">
            <text:p>4176.74966049382</text:p>
          </table:table-cell>
          <table:table-cell table:style-name="ce29" table:formula="of:=([.N4] - [.K4])^2" office:value-type="float" office:value="14067.277808642" calcext:value-type="float">
            <text:p>14067.277808642</text:p>
          </table:table-cell>
          <table:table-cell table:style-name="ce29" table:formula="of:=([.N4] - [.L4])^2" office:value-type="float" office:value="2913.6004938272" calcext:value-type="float">
            <text:p>2913.6004938272</text:p>
          </table:table-cell>
          <table:table-cell table:style-name="ce29" table:formula="of:=([.O4] - [.J4])^2" office:value-type="float" office:value="4176.74966049406" calcext:value-type="float">
            <text:p>4176.74966049406</text:p>
          </table:table-cell>
          <table:table-cell table:style-name="ce29" table:formula="of:=([.O4] - [.K4])^2" office:value-type="float" office:value="14067.2778086416" calcext:value-type="float">
            <text:p>14067.2778086416</text:p>
          </table:table-cell>
          <table:table-cell table:style-name="ce29" table:formula="of:=([.O4] - [.L4])^2" office:value-type="float" office:value="2913.60049382739" calcext:value-type="float">
            <text:p>2913.60049382739</text:p>
          </table:table-cell>
          <table:table-cell table:formula="of:=SUM([.T4:.V4])" office:value-type="float" office:value="21157.627962963" calcext:value-type="float">
            <text:p>21157.627962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7329.1" calcext:value-type="float">
            <text:p>7329.1</text:p>
          </table:table-cell>
          <table:table-cell table:style-name="ce29" office:value-type="float" office:value="7504.8" calcext:value-type="float">
            <text:p>7504.8</text:p>
          </table:table-cell>
          <table:table-cell table:style-name="ce29" office:value-type="float" office:value="7347.66666666667" calcext:value-type="float">
            <text:p>7347.66666666667</text:p>
          </table:table-cell>
          <table:table-cell/>
          <table:table-cell table:style-name="ce29" table:formula="of:=AVERAGE([.J5:.L5])" office:value-type="float" office:value="7393.85555555556" calcext:value-type="float">
            <text:p>7393.85555555556</text:p>
          </table:table-cell>
          <table:table-cell table:style-name="ce29" table:formula="of:=[.B13]*[.A5]+[.B14]*[.B5]+[.B15]*[.C5]+[.B16]*[.D5]+[.B17]*[.E5]+[.B18]*[.F5]+[.B19]*[.G5]+[.B20]*[.H5]" office:value-type="float" office:value="7393.85555555555" calcext:value-type="float">
            <text:p>7393.85555555555</text:p>
          </table:table-cell>
          <table:table-cell/>
          <table:table-cell table:style-name="ce29" table:formula="of:=([.N5] - [.J5])^2" office:value-type="float" office:value="4193.28197530851" calcext:value-type="float">
            <text:p>4193.28197530851</text:p>
          </table:table-cell>
          <table:table-cell table:style-name="ce29" table:formula="of:=([.N5] - [.K5])^2" office:value-type="float" office:value="12308.6697530868" calcext:value-type="float">
            <text:p>12308.6697530868</text:p>
          </table:table-cell>
          <table:table-cell table:style-name="ce29" table:formula="of:=([.N5] - [.L5])^2" office:value-type="float" office:value="2133.41345679004" calcext:value-type="float">
            <text:p>2133.41345679004</text:p>
          </table:table-cell>
          <table:table-cell table:style-name="ce29" table:formula="of:=([.O5] - [.J5])^2" office:value-type="float" office:value="4193.28197530828" calcext:value-type="float">
            <text:p>4193.28197530828</text:p>
          </table:table-cell>
          <table:table-cell table:style-name="ce29" table:formula="of:=([.O5] - [.K5])^2" office:value-type="float" office:value="12308.6697530872" calcext:value-type="float">
            <text:p>12308.6697530872</text:p>
          </table:table-cell>
          <table:table-cell table:style-name="ce29" table:formula="of:=([.O5] - [.L5])^2" office:value-type="float" office:value="2133.41345678987" calcext:value-type="float">
            <text:p>2133.41345678987</text:p>
          </table:table-cell>
          <table:table-cell table:formula="of:=SUM([.T5:.V5])" office:value-type="float" office:value="18635.3651851854" calcext:value-type="float">
            <text:p>18635.3651851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11182.1333333333" calcext:value-type="float">
            <text:p>11182.1333333333</text:p>
          </table:table-cell>
          <table:table-cell table:style-name="ce29" office:value-type="float" office:value="11309.6666666667" calcext:value-type="float">
            <text:p>11309.6666666667</text:p>
          </table:table-cell>
          <table:table-cell table:style-name="ce29" office:value-type="float" office:value="11283.1666666667" calcext:value-type="float">
            <text:p>11283.1666666667</text:p>
          </table:table-cell>
          <table:table-cell/>
          <table:table-cell table:style-name="ce29" table:formula="of:=AVERAGE([.J6:.L6])" office:value-type="float" office:value="11258.3222222222" calcext:value-type="float">
            <text:p>11258.3222222222</text:p>
          </table:table-cell>
          <table:table-cell table:style-name="ce29" table:formula="of:=[.B13]*[.A6]+[.B14]*[.B6]+[.B15]*[.C6]+[.B16]*[.D6]+[.B17]*[.E6]+[.B18]*[.F6]+[.B19]*[.G6]+[.B20]*[.H6]" office:value-type="float" office:value="11258.3222222222" calcext:value-type="float">
            <text:p>11258.3222222222</text:p>
          </table:table-cell>
          <table:table-cell/>
          <table:table-cell table:style-name="ce29" table:formula="of:=([.N6] - [.J6])^2" office:value-type="float" office:value="5804.74679012359" calcext:value-type="float">
            <text:p>5804.74679012359</text:p>
          </table:table-cell>
          <table:table-cell table:style-name="ce29" table:formula="of:=([.N6] - [.K6])^2" office:value-type="float" office:value="2636.25197530869" calcext:value-type="float">
            <text:p>2636.25197530869</text:p>
          </table:table-cell>
          <table:table-cell table:style-name="ce29" table:formula="of:=([.N6] - [.L6])^2" office:value-type="float" office:value="617.246419753018" calcext:value-type="float">
            <text:p>617.246419753018</text:p>
          </table:table-cell>
          <table:table-cell table:style-name="ce29" table:formula="of:=([.O6] - [.J6])^2" office:value-type="float" office:value="5804.74679012332" calcext:value-type="float">
            <text:p>5804.74679012332</text:p>
          </table:table-cell>
          <table:table-cell table:style-name="ce29" table:formula="of:=([.O6] - [.K6])^2" office:value-type="float" office:value="2636.25197530887" calcext:value-type="float">
            <text:p>2636.25197530887</text:p>
          </table:table-cell>
          <table:table-cell table:style-name="ce29" table:formula="of:=([.O6] - [.L6])^2" office:value-type="float" office:value="617.246419753109" calcext:value-type="float">
            <text:p>617.246419753109</text:p>
          </table:table-cell>
          <table:table-cell table:formula="of:=SUM([.T6:.V6])" office:value-type="float" office:value="9058.2451851853" calcext:value-type="float">
            <text:p>9058.2451851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4941.18333333333" calcext:value-type="float">
            <text:p>4941.18333333333</text:p>
          </table:table-cell>
          <table:table-cell table:style-name="ce29" office:value-type="float" office:value="5009.2" calcext:value-type="float">
            <text:p>5009.2</text:p>
          </table:table-cell>
          <table:table-cell table:style-name="ce29" office:value-type="float" office:value="5002.66666666667" calcext:value-type="float">
            <text:p>5002.66666666667</text:p>
          </table:table-cell>
          <table:table-cell/>
          <table:table-cell table:style-name="ce29" table:formula="of:=AVERAGE([.J7:.L7])" office:value-type="float" office:value="4984.35" calcext:value-type="float">
            <text:p>4984.35</text:p>
          </table:table-cell>
          <table:table-cell table:style-name="ce29" table:formula="of:=[.B13]*[.A7]+[.B14]*[.B7]+[.B15]*[.C7]+[.B16]*[.D7]+[.B17]*[.E7]+[.B18]*[.F7]+[.B19]*[.G7]+[.B20]*[.H7]" office:value-type="float" office:value="4984.35" calcext:value-type="float">
            <text:p>4984.35</text:p>
          </table:table-cell>
          <table:table-cell/>
          <table:table-cell table:style-name="ce29" table:formula="of:=([.N7] - [.J7])^2" office:value-type="float" office:value="1863.36111111106" calcext:value-type="float">
            <text:p>1863.36111111106</text:p>
          </table:table-cell>
          <table:table-cell table:style-name="ce29" table:formula="of:=([.N7] - [.K7])^2" office:value-type="float" office:value="617.522500000018" calcext:value-type="float">
            <text:p>617.522500000018</text:p>
          </table:table-cell>
          <table:table-cell table:style-name="ce29" table:formula="of:=([.N7] - [.L7])^2" office:value-type="float" office:value="335.500277777809" calcext:value-type="float">
            <text:p>335.500277777809</text:p>
          </table:table-cell>
          <table:table-cell table:style-name="ce29" table:formula="of:=([.O7] - [.J7])^2" office:value-type="float" office:value="1863.3611111109" calcext:value-type="float">
            <text:p>1863.3611111109</text:p>
          </table:table-cell>
          <table:table-cell table:style-name="ce29" table:formula="of:=([.O7] - [.K7])^2" office:value-type="float" office:value="617.522500000108" calcext:value-type="float">
            <text:p>617.522500000108</text:p>
          </table:table-cell>
          <table:table-cell table:style-name="ce29" table:formula="of:=([.O7] - [.L7])^2" office:value-type="float" office:value="335.500277777875" calcext:value-type="float">
            <text:p>335.500277777875</text:p>
          </table:table-cell>
          <table:table-cell table:formula="of:=SUM([.T7:.V7])" office:value-type="float" office:value="2816.38388888888" calcext:value-type="float">
            <text:p>2816.38388888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6851.11666666667" calcext:value-type="float">
            <text:p>6851.11666666667</text:p>
          </table:table-cell>
          <table:table-cell table:style-name="ce29" office:value-type="float" office:value="6794.86666666667" calcext:value-type="float">
            <text:p>6794.86666666667</text:p>
          </table:table-cell>
          <table:table-cell table:style-name="ce29" office:value-type="float" office:value="6684.96666666667" calcext:value-type="float">
            <text:p>6684.96666666667</text:p>
          </table:table-cell>
          <table:table-cell/>
          <table:table-cell table:style-name="ce29" table:formula="of:=AVERAGE([.J8:.L8])" office:value-type="float" office:value="6776.98333333333" calcext:value-type="float">
            <text:p>6776.98333333333</text:p>
          </table:table-cell>
          <table:table-cell table:style-name="ce29" table:formula="of:=[.B13]*[.A8]+[.B14]*[.B8]+[.B15]*[.C8]+[.B16]*[.D8]+[.B17]*[.E8]+[.B18]*[.F8]+[.B19]*[.G8]+[.B20]*[.H8]" office:value-type="float" office:value="6776.98333333333" calcext:value-type="float">
            <text:p>6776.98333333333</text:p>
          </table:table-cell>
          <table:table-cell/>
          <table:table-cell table:style-name="ce29" table:formula="of:=([.N8] - [.J8])^2" office:value-type="float" office:value="5495.75111111109" calcext:value-type="float">
            <text:p>5495.75111111109</text:p>
          </table:table-cell>
          <table:table-cell table:style-name="ce29" table:formula="of:=([.N8] - [.K8])^2" office:value-type="float" office:value="319.813611111107" calcext:value-type="float">
            <text:p>319.813611111107</text:p>
          </table:table-cell>
          <table:table-cell table:style-name="ce29" table:formula="of:=([.N8] - [.L8])^2" office:value-type="float" office:value="8467.0669444444" calcext:value-type="float">
            <text:p>8467.0669444444</text:p>
          </table:table-cell>
          <table:table-cell table:style-name="ce29" table:formula="of:=([.O8] - [.J8])^2" office:value-type="float" office:value="5495.75111111123" calcext:value-type="float">
            <text:p>5495.75111111123</text:p>
          </table:table-cell>
          <table:table-cell table:style-name="ce29" table:formula="of:=([.O8] - [.K8])^2" office:value-type="float" office:value="319.813611111139" calcext:value-type="float">
            <text:p>319.813611111139</text:p>
          </table:table-cell>
          <table:table-cell table:style-name="ce29" table:formula="of:=([.O8] - [.L8])^2" office:value-type="float" office:value="8467.06694444423" calcext:value-type="float">
            <text:p>8467.06694444423</text:p>
          </table:table-cell>
          <table:table-cell table:formula="of:=SUM([.T8:.V8])" office:value-type="float" office:value="14282.6316666666" calcext:value-type="float">
            <text:p>14282.6316666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6772.93333333333" calcext:value-type="float">
            <text:p>6772.93333333333</text:p>
          </table:table-cell>
          <table:table-cell table:style-name="ce29" office:value-type="float" office:value="6673.1" calcext:value-type="float">
            <text:p>6673.1</text:p>
          </table:table-cell>
          <table:table-cell table:style-name="ce29" office:value-type="float" office:value="6694.56666666667" calcext:value-type="float">
            <text:p>6694.56666666667</text:p>
          </table:table-cell>
          <table:table-cell/>
          <table:table-cell table:style-name="ce29" table:formula="of:=AVERAGE([.J9:.L9])" office:value-type="float" office:value="6713.53333333333" calcext:value-type="float">
            <text:p>6713.53333333333</text:p>
          </table:table-cell>
          <table:table-cell table:style-name="ce29" table:formula="of:=[.B13]*[.A9]+[.B14]*[.B9]+[.B15]*[.C9]+[.B16]*[.D9]+[.B17]*[.E9]+[.B18]*[.F9]+[.B19]*[.G9]+[.B20]*[.H9]" office:value-type="float" office:value="6713.53333333333" calcext:value-type="float">
            <text:p>6713.53333333333</text:p>
          </table:table-cell>
          <table:table-cell/>
          <table:table-cell table:style-name="ce29" table:formula="of:=([.N9] - [.J9])^2" office:value-type="float" office:value="3528.36000000006" calcext:value-type="float">
            <text:p>3528.36000000006</text:p>
          </table:table-cell>
          <table:table-cell table:style-name="ce29" table:formula="of:=([.N9] - [.K9])^2" office:value-type="float" office:value="1634.85444444445" calcext:value-type="float">
            <text:p>1634.85444444445</text:p>
          </table:table-cell>
          <table:table-cell table:style-name="ce29" table:formula="of:=([.N9] - [.L9])^2" office:value-type="float" office:value="359.734444444428" calcext:value-type="float">
            <text:p>359.734444444428</text:p>
          </table:table-cell>
          <table:table-cell table:style-name="ce29" table:formula="of:=([.O9] - [.J9])^2" office:value-type="float" office:value="3528.36000000017" calcext:value-type="float">
            <text:p>3528.36000000017</text:p>
          </table:table-cell>
          <table:table-cell table:style-name="ce29" table:formula="of:=([.O9] - [.K9])^2" office:value-type="float" office:value="1634.85444444438" calcext:value-type="float">
            <text:p>1634.85444444438</text:p>
          </table:table-cell>
          <table:table-cell table:style-name="ce29" table:formula="of:=([.O9] - [.L9])^2" office:value-type="float" office:value="359.734444444394" calcext:value-type="float">
            <text:p>359.734444444394</text:p>
          </table:table-cell>
          <table:table-cell table:formula="of:=SUM([.T9:.V9])" office:value-type="float" office:value="5522.94888888894" calcext:value-type="float">
            <text:p>5522.94888888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10372.9333333333" calcext:value-type="float">
            <text:p>10372.9333333333</text:p>
          </table:table-cell>
          <table:table-cell table:style-name="ce29" office:value-type="float" office:value="10258.6833333333" calcext:value-type="float">
            <text:p>10258.6833333333</text:p>
          </table:table-cell>
          <table:table-cell table:style-name="ce29" office:value-type="float" office:value="10357.0166666667" calcext:value-type="float">
            <text:p>10357.0166666667</text:p>
          </table:table-cell>
          <table:table-cell/>
          <table:table-cell table:style-name="ce29" table:formula="of:=AVERAGE([.J10:.L10])" office:value-type="float" office:value="10329.5444444444" calcext:value-type="float">
            <text:p>10329.5444444444</text:p>
          </table:table-cell>
          <table:table-cell table:style-name="ce29" table:formula="of:=[.B13]*[.A10]+[.B14]*[.B10]+[.B15]*[.C10]+[.B16]*[.D10]+[.B17]*[.E10]+[.B18]*[.F10]+[.B19]*[.G10]+[.B20]*[.H10]" office:value-type="float" office:value="10329.5444444444" calcext:value-type="float">
            <text:p>10329.5444444444</text:p>
          </table:table-cell>
          <table:table-cell/>
          <table:table-cell table:style-name="ce29" table:formula="of:=([.N10] - [.J10])^2" office:value-type="float" office:value="1882.59567901233" calcext:value-type="float">
            <text:p>1882.59567901233</text:p>
          </table:table-cell>
          <table:table-cell table:style-name="ce29" table:formula="of:=([.N10] - [.K10])^2" office:value-type="float" office:value="5021.29706790101" calcext:value-type="float">
            <text:p>5021.29706790101</text:p>
          </table:table-cell>
          <table:table-cell table:style-name="ce29" table:formula="of:=([.N10] - [.L10])^2" office:value-type="float" office:value="754.722993827183" calcext:value-type="float">
            <text:p>754.722993827183</text:p>
          </table:table-cell>
          <table:table-cell table:style-name="ce29" table:formula="of:=([.O10] - [.J10])^2" office:value-type="float" office:value="1882.59567901233" calcext:value-type="float">
            <text:p>1882.59567901233</text:p>
          </table:table-cell>
          <table:table-cell table:style-name="ce29" table:formula="of:=([.O10] - [.K10])^2" office:value-type="float" office:value="5021.29706790101" calcext:value-type="float">
            <text:p>5021.29706790101</text:p>
          </table:table-cell>
          <table:table-cell table:style-name="ce29" table:formula="of:=([.O10] - [.L10])^2" office:value-type="float" office:value="754.722993827183" calcext:value-type="float">
            <text:p>754.722993827183</text:p>
          </table:table-cell>
          <table:table-cell table:formula="of:=SUM([.T10:.V10])" office:value-type="float" office:value="7658.61574074052" calcext:value-type="float">
            <text:p>7658.6157407405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7774.85763888888" calcext:value-type="float">
            <text:p>7774.85763888888</text:p>
          </table:table-cell>
          <table:table-cell/>
          <table:table-cell table:style-name="ce31" table:formula="of:=ROUND([.B13] - [.$H$17];2)" office:value-type="float" office:value="7748.65" calcext:value-type="float">
            <text:p>7748.65</text:p>
          </table:table-cell>
          <table:table-cell table:style-name="ce31" table:formula="of:=ROUND([.B13] + [.$H$17];2)" office:value-type="float" office:value="7801.06" calcext:value-type="float">
            <text:p>7801.06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5406.32431712964" calcext:value-type="float">
            <text:p>5406.32431712964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1450761871.31973" calcext:value-type="float">
            <text:p>1450761871.31973</text:p>
          </table:table-cell>
          <table:table-cell table:formula="of:=[.K13]/[.K22]" office:value-type="percentage" office:value="14.4527746270422" calcext:value-type="percentage">
            <text:p>1445.28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-573.754861111116" calcext:value-type="float">
            <text:p>-573.754861111116</text:p>
          </table:table-cell>
          <table:table-cell/>
          <table:table-cell table:style-name="ce31" table:formula="of:=ROUND([.B14] - [.$H$17];2)" office:value-type="float" office:value="-599.96" calcext:value-type="float">
            <text:p>-599.96</text:p>
          </table:table-cell>
          <table:table-cell table:style-name="ce31" table:formula="of:=ROUND([.B14] + [.$H$17];2)" office:value-type="float" office:value="-547.55" calcext:value-type="float">
            <text:p>-547.55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73.5277112191699" calcext:value-type="float">
            <text:p>73.5277112191699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7900671.37556728" calcext:value-type="float">
            <text:p>7900671.37556728</text:p>
          </table:table-cell>
          <table:table-cell table:formula="of:=[.K14]/[.K22]" office:value-type="percentage" office:value="0.0787080395830375" calcext:value-type="percentage">
            <text:p>7.87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1148.95624999999" calcext:value-type="float">
            <text:p>1148.95624999999</text:p>
          </table:table-cell>
          <table:table-cell/>
          <table:table-cell table:style-name="ce31" table:formula="of:=ROUND([.B15] - [.$H$17];2)" office:value-type="float" office:value="1122.75" calcext:value-type="float">
            <text:p>1122.75</text:p>
          </table:table-cell>
          <table:table-cell table:style-name="ce31" table:formula="of:=ROUND([.B15] + [.$H$17];2)" office:value-type="float" office:value="1175.16" calcext:value-type="float">
            <text:p>1175.16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15.0087812034734" calcext:value-type="float">
            <text:p>15.0087812034734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31682411.145937" calcext:value-type="float">
            <text:p>31682411.145937</text:p>
          </table:table-cell>
          <table:table-cell table:formula="of:=[.K15]/[.K22]" office:value-type="percentage" office:value="0.315626400848942" calcext:value-type="percentage">
            <text:p>31.56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1529.51874999999" calcext:value-type="float">
            <text:p>1529.51874999999</text:p>
          </table:table-cell>
          <table:table-cell/>
          <table:table-cell table:style-name="ce31" table:formula="of:=ROUND([.B16] - [.$H$17];2)" office:value-type="float" office:value="1503.31" calcext:value-type="float">
            <text:p>1503.31</text:p>
          </table:table-cell>
          <table:table-cell table:style-name="ce31" table:formula="of:=ROUND([.B16] + [.$H$17];2)" office:value-type="float" office:value="1555.72" calcext:value-type="float">
            <text:p>1555.72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56146262.5584369" calcext:value-type="float">
            <text:p>56146262.5584369</text:p>
          </table:table-cell>
          <table:table-cell table:formula="of:=[.K16]/[.K22]" office:value-type="percentage" office:value="0.55934009223006" calcext:value-type="percentage">
            <text:p>55.93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171.479861111109" calcext:value-type="float">
            <text:p>171.479861111109</text:p>
          </table:table-cell>
          <table:table-cell/>
          <table:table-cell table:style-name="ce31" table:formula="of:=ROUND([.B17] - [.$H$17];2)" office:value-type="float" office:value="145.27" calcext:value-type="float">
            <text:p>145.27</text:p>
          </table:table-cell>
          <table:table-cell table:style-name="ce31" table:formula="of:=ROUND([.B17] + [.$H$17];2)" office:value-type="float" office:value="197.69" calcext:value-type="float">
            <text:p>197.69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26.2053319812645" calcext:value-type="float">
            <text:p>26.2053319812645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705728.226400443" calcext:value-type="float">
            <text:p>705728.226400443</text:p>
          </table:table-cell>
          <table:table-cell table:formula="of:=[.K17]/[.K22]" office:value-type="percentage" office:value="0.00703060316496294" calcext:value-type="percentage">
            <text:p>0.70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177.357638888891" calcext:value-type="float">
            <text:p>-177.357638888891</text:p>
          </table:table-cell>
          <table:table-cell/>
          <table:table-cell table:style-name="ce31" table:formula="of:=ROUND([.B18] - [.$H$17];2)" office:value-type="float" office:value="-203.56" calcext:value-type="float">
            <text:p>-203.56</text:p>
          </table:table-cell>
          <table:table-cell table:style-name="ce31" table:formula="of:=ROUND([.B18] + [.$H$17];2)" office:value-type="float" office:value="-151.15" calcext:value-type="float">
            <text:p>-151.15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754937.569733814" calcext:value-type="float">
            <text:p>754937.569733814</text:p>
          </table:table-cell>
          <table:table-cell table:formula="of:=[.K18]/[.K22]" office:value-type="percentage" office:value="0.00752083630577087" calcext:value-type="percentage">
            <text:p>0.75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340.600694444436" calcext:value-type="float">
            <text:p>340.600694444436</text:p>
          </table:table-cell>
          <table:table-cell/>
          <table:table-cell table:style-name="ce31" table:formula="of:=ROUND([.B19] - [.$H$17];2)" office:value-type="float" office:value="314.4" calcext:value-type="float">
            <text:p>314.4</text:p>
          </table:table-cell>
          <table:table-cell table:style-name="ce31" table:formula="of:=ROUND([.B19] + [.$H$17];2)" office:value-type="float" office:value="366.81" calcext:value-type="float">
            <text:p>366.8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2784211.99334477" calcext:value-type="float">
            <text:p>2784211.99334477</text:p>
          </table:table-cell>
          <table:table-cell table:formula="of:=[.K19]/[.K22]" office:value-type="percentage" office:value="0.0277368665728143" calcext:value-type="percentage">
            <text:p>2.77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115.243749999999" calcext:value-type="float">
            <text:p>115.243749999999</text:p>
          </table:table-cell>
          <table:table-cell/>
          <table:table-cell table:style-name="ce31" table:formula="of:=ROUND([.B20] - [.$H$17];2)" office:value-type="float" office:value="89.04" calcext:value-type="float">
            <text:p>89.04</text:p>
          </table:table-cell>
          <table:table-cell table:style-name="ce31" table:formula="of:=ROUND([.B20] + [.$H$17];2)" office:value-type="float" office:value="141.45" calcext:value-type="float">
            <text:p>141.45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318746.925937493" calcext:value-type="float">
            <text:p>318746.925937493</text:p>
          </table:table-cell>
          <table:table-cell table:formula="of:=[.K20]/[.K22]" office:value-type="percentage" office:value="0.00317541946387553" calcext:value-type="percentage">
            <text:p>0.32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1551141342.30417" calcext:value-type="float">
            <text:p>1551141342.30417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00379470.984436" calcext:value-type="float">
            <text:p>100379470.984436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([.T3:.V10])" office:value-type="float" office:value="86501.1890740742" calcext:value-type="float">
            <text:p>86501.1890740742</text:p>
          </table:table-cell>
          <table:table-cell table:formula="of:=[.K23]/[.K22]" office:value-type="percentage" office:value="0.000861741830533121" calcext:value-type="percentage">
            <text:p>0.09%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3.7657529720108" calcext:value-type="float">
            <text:p>3.7657529720108</text:p>
          </table:table-cell>
          <table:table-cell table:style-name="ce29" table:formula="of:=LOG10([.K3])" office:value-type="float" office:value="3.76977598491765" calcext:value-type="float">
            <text:p>3.76977598491765</text:p>
          </table:table-cell>
          <table:table-cell table:style-name="ce29" table:formula="of:=LOG10([.L3])" office:value-type="float" office:value="3.7746860278684" calcext:value-type="float">
            <text:p>3.7746860278684</text:p>
          </table:table-cell>
          <table:table-cell/>
          <table:table-cell table:style-name="ce29" table:formula="of:=AVERAGE([.J28:.L28])" office:value-type="float" office:value="3.77007166159895" calcext:value-type="float">
            <text:p>3.77007166159895</text:p>
          </table:table-cell>
          <table:table-cell table:style-name="ce29" table:formula="of:=[.B38]*[.A28]+[.B39]*[.B28]+[.B40]*[.C28]+[.B41]*[.D28]+[.B42]*[.E28]+[.B43]*[.F28]+[.B44]*[.G28]+[.B45]*[.H28]" office:value-type="float" office:value="3.77007166159895" calcext:value-type="float">
            <text:p>3.77007166159895</text:p>
          </table:table-cell>
          <table:table-cell/>
          <table:table-cell table:style-name="ce29" table:formula="of:=([.N28] - [.J28])^2" office:value-type="float" office:value="0.0000186510797587891" calcext:value-type="float">
            <text:p>1.86510797587891E-05</text:p>
          </table:table-cell>
          <table:table-cell table:style-name="ce29" table:formula="of:=([.N28] - [.K28])^2" office:value-type="float" office:value="0.000000087424699866837" calcext:value-type="float">
            <text:p>8.7424699866837E-08</text:p>
          </table:table-cell>
          <table:table-cell table:style-name="ce29" table:formula="of:=([.N28] - [.L28])^2" office:value-type="float" office:value="0.0000212923760686543" calcext:value-type="float">
            <text:p>2.12923760686543E-05</text:p>
          </table:table-cell>
          <table:table-cell table:style-name="ce29" table:formula="of:=([.O28] - [.J28])^2" office:value-type="float" office:value="0.0000186510797587891" calcext:value-type="float">
            <text:p>1.86510797587891E-05</text:p>
          </table:table-cell>
          <table:table-cell table:style-name="ce29" table:formula="of:=([.O28] - [.K28])^2" office:value-type="float" office:value="0.000000087424699866837" calcext:value-type="float">
            <text:p>8.7424699866837E-08</text:p>
          </table:table-cell>
          <table:table-cell table:style-name="ce29" table:formula="of:=([.O28] - [.L28])^2" office:value-type="float" office:value="0.0000212923760686543" calcext:value-type="float">
            <text:p>2.12923760686543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3.95023256591834" calcext:value-type="float">
            <text:p>3.95023256591834</text:p>
          </table:table-cell>
          <table:table-cell table:style-name="ce29" table:formula="of:=LOG10([.K4])" office:value-type="float" office:value="3.94121567380721" calcext:value-type="float">
            <text:p>3.94121567380721</text:p>
          </table:table-cell>
          <table:table-cell table:style-name="ce29" table:formula="of:=LOG10([.L4])" office:value-type="float" office:value="3.9497135737272" calcext:value-type="float">
            <text:p>3.9497135737272</text:p>
          </table:table-cell>
          <table:table-cell/>
          <table:table-cell table:style-name="ce29" table:formula="of:=AVERAGE([.J29:.L29])" office:value-type="float" office:value="3.94705393781758" calcext:value-type="float">
            <text:p>3.94705393781758</text:p>
          </table:table-cell>
          <table:table-cell table:style-name="ce29" table:formula="of:=[.B38]*[.A29]+[.B39]*[.B29]+[.B40]*[.C29]+[.B41]*[.D29]+[.B42]*[.E29]+[.B43]*[.F29]+[.B44]*[.G29]+[.B45]*[.H29]" office:value-type="float" office:value="3.94705393781758" calcext:value-type="float">
            <text:p>3.94705393781758</text:p>
          </table:table-cell>
          <table:table-cell/>
          <table:table-cell table:style-name="ce29" table:formula="of:=([.N29] - [.J29])^2" office:value-type="float" office:value="0.0000101036766029071" calcext:value-type="float">
            <text:p>1.01036766029071E-05</text:p>
          </table:table-cell>
          <table:table-cell table:style-name="ce29" table:formula="of:=([.N29] - [.K29])^2" office:value-type="float" office:value="0.0000340853266548622" calcext:value-type="float">
            <text:p>3.40853266548622E-05</text:p>
          </table:table-cell>
          <table:table-cell table:style-name="ce29" table:formula="of:=([.N29] - [.L29])^2" office:value-type="float" office:value="0.00000707366317174986" calcext:value-type="float">
            <text:p>7.07366317174986E-06</text:p>
          </table:table-cell>
          <table:table-cell table:style-name="ce29" table:formula="of:=([.O29] - [.J29])^2" office:value-type="float" office:value="0.0000101036766029071" calcext:value-type="float">
            <text:p>1.01036766029071E-05</text:p>
          </table:table-cell>
          <table:table-cell table:style-name="ce29" table:formula="of:=([.O29] - [.K29])^2" office:value-type="float" office:value="0.0000340853266548622" calcext:value-type="float">
            <text:p>3.40853266548622E-05</text:p>
          </table:table-cell>
          <table:table-cell table:style-name="ce29" table:formula="of:=([.O29] - [.L29])^2" office:value-type="float" office:value="0.00000707366317174986" calcext:value-type="float">
            <text:p>7.07366317174986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3.8650506473517" calcext:value-type="float">
            <text:p>3.8650506473517</text:p>
          </table:table-cell>
          <table:table-cell table:style-name="ce29" table:formula="of:=LOG10([.K5])" office:value-type="float" office:value="3.87533912295454" calcext:value-type="float">
            <text:p>3.87533912295454</text:p>
          </table:table-cell>
          <table:table-cell table:style-name="ce29" table:formula="of:=LOG10([.L5])" office:value-type="float" office:value="3.86614944593114" calcext:value-type="float">
            <text:p>3.86614944593114</text:p>
          </table:table-cell>
          <table:table-cell/>
          <table:table-cell table:style-name="ce29" table:formula="of:=AVERAGE([.J30:.L30])" office:value-type="float" office:value="3.86884640541246" calcext:value-type="float">
            <text:p>3.86884640541246</text:p>
          </table:table-cell>
          <table:table-cell table:style-name="ce29" table:formula="of:=[.B38]*[.A30]+[.B39]*[.B30]+[.B40]*[.C30]+[.B41]*[.D30]+[.B42]*[.E30]+[.B43]*[.F30]+[.B44]*[.G30]+[.B45]*[.H30]" office:value-type="float" office:value="3.86884640541246" calcext:value-type="float">
            <text:p>3.86884640541246</text:p>
          </table:table-cell>
          <table:table-cell/>
          <table:table-cell table:style-name="ce29" table:formula="of:=([.N30] - [.J30])^2" office:value-type="float" office:value="0.0000144077792558021" calcext:value-type="float">
            <text:p>1.44077792558021E-05</text:p>
          </table:table-cell>
          <table:table-cell table:style-name="ce29" table:formula="of:=([.N30] - [.K30])^2" office:value-type="float" office:value="0.0000421553810812236" calcext:value-type="float">
            <text:p>4.21553810812236E-05</text:p>
          </table:table-cell>
          <table:table-cell table:style-name="ce29" table:formula="of:=([.N30] - [.L30])^2" office:value-type="float" office:value="0.00000727359044389133" calcext:value-type="float">
            <text:p>7.27359044389133E-06</text:p>
          </table:table-cell>
          <table:table-cell table:style-name="ce29" table:formula="of:=([.O30] - [.J30])^2" office:value-type="float" office:value="0.0000144077792558021" calcext:value-type="float">
            <text:p>1.44077792558021E-05</text:p>
          </table:table-cell>
          <table:table-cell table:style-name="ce29" table:formula="of:=([.O30] - [.K30])^2" office:value-type="float" office:value="0.0000421553810812236" calcext:value-type="float">
            <text:p>4.21553810812236E-05</text:p>
          </table:table-cell>
          <table:table-cell table:style-name="ce29" table:formula="of:=([.O30] - [.L30])^2" office:value-type="float" office:value="0.00000727359044389133" calcext:value-type="float">
            <text:p>7.27359044389133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4.04852466638676" calcext:value-type="float">
            <text:p>4.04852466638676</text:p>
          </table:table-cell>
          <table:table-cell table:style-name="ce29" table:formula="of:=LOG10([.K6])" office:value-type="float" office:value="4.05344980501735" calcext:value-type="float">
            <text:p>4.05344980501735</text:p>
          </table:table-cell>
          <table:table-cell table:style-name="ce29" table:formula="of:=LOG10([.L6])" office:value-type="float" office:value="4.05243100326916" calcext:value-type="float">
            <text:p>4.05243100326916</text:p>
          </table:table-cell>
          <table:table-cell/>
          <table:table-cell table:style-name="ce29" table:formula="of:=AVERAGE([.J31:.L31])" office:value-type="float" office:value="4.05146849155776" calcext:value-type="float">
            <text:p>4.05146849155776</text:p>
          </table:table-cell>
          <table:table-cell table:style-name="ce29" table:formula="of:=[.B38]*[.A31]+[.B39]*[.B31]+[.B40]*[.C31]+[.B41]*[.D31]+[.B42]*[.E31]+[.B43]*[.F31]+[.B44]*[.G31]+[.B45]*[.H31]" office:value-type="float" office:value="4.05146849155776" calcext:value-type="float">
            <text:p>4.05146849155776</text:p>
          </table:table-cell>
          <table:table-cell/>
          <table:table-cell table:style-name="ce29" table:formula="of:=([.N31] - [.J31])^2" office:value-type="float" office:value="0.00000866610663738248" calcext:value-type="float">
            <text:p>8.66610663738248E-06</text:p>
          </table:table-cell>
          <table:table-cell table:style-name="ce29" table:formula="of:=([.N31] - [.K31])^2" office:value-type="float" office:value="0.00000392560302516862" calcext:value-type="float">
            <text:p>3.92560302516862E-06</text:p>
          </table:table-cell>
          <table:table-cell table:style-name="ce29" table:formula="of:=([.N31] - [.L31])^2" office:value-type="float" office:value="0.000000926428794583534" calcext:value-type="float">
            <text:p>9.26428794583534E-07</text:p>
          </table:table-cell>
          <table:table-cell table:style-name="ce29" table:formula="of:=([.O31] - [.J31])^2" office:value-type="float" office:value="0.00000866610663738248" calcext:value-type="float">
            <text:p>8.66610663738248E-06</text:p>
          </table:table-cell>
          <table:table-cell table:style-name="ce29" table:formula="of:=([.O31] - [.K31])^2" office:value-type="float" office:value="0.00000392560302516862" calcext:value-type="float">
            <text:p>3.92560302516862E-06</text:p>
          </table:table-cell>
          <table:table-cell table:style-name="ce29" table:formula="of:=([.O31] - [.L31])^2" office:value-type="float" office:value="0.000000926428794583534" calcext:value-type="float">
            <text:p>9.26428794583534E-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3.69383096786997" calcext:value-type="float">
            <text:p>3.69383096786997</text:p>
          </table:table-cell>
          <table:table-cell table:style-name="ce29" table:formula="of:=LOG10([.K7])" office:value-type="float" office:value="3.69976837190959" calcext:value-type="float">
            <text:p>3.69976837190959</text:p>
          </table:table-cell>
          <table:table-cell table:style-name="ce29" table:formula="of:=LOG10([.L7])" office:value-type="float" office:value="3.69920156631533" calcext:value-type="float">
            <text:p>3.69920156631533</text:p>
          </table:table-cell>
          <table:table-cell/>
          <table:table-cell table:style-name="ce29" table:formula="of:=AVERAGE([.J32:.L32])" office:value-type="float" office:value="3.69760030203163" calcext:value-type="float">
            <text:p>3.69760030203163</text:p>
          </table:table-cell>
          <table:table-cell table:style-name="ce29" table:formula="of:=[.B38]*[.A32]+[.B39]*[.B32]+[.B40]*[.C32]+[.B41]*[.D32]+[.B42]*[.E32]+[.B43]*[.F32]+[.B44]*[.G32]+[.B45]*[.H32]" office:value-type="float" office:value="3.69760030203163" calcext:value-type="float">
            <text:p>3.69760030203163</text:p>
          </table:table-cell>
          <table:table-cell/>
          <table:table-cell table:style-name="ce29" table:formula="of:=([.N32] - [.J32])^2" office:value-type="float" office:value="0.000014207880022259" calcext:value-type="float">
            <text:p>1.4207880022259E-05</text:p>
          </table:table-cell>
          <table:table-cell table:style-name="ce29" table:formula="of:=([.N32] - [.K32])^2" office:value-type="float" office:value="0.00000470052699572919" calcext:value-type="float">
            <text:p>4.70052699572919E-06</text:p>
          </table:table-cell>
          <table:table-cell table:style-name="ce29" table:formula="of:=([.N32] - [.L32])^2" office:value-type="float" office:value="0.00000256404730624545" calcext:value-type="float">
            <text:p>2.56404730624545E-06</text:p>
          </table:table-cell>
          <table:table-cell table:style-name="ce29" table:formula="of:=([.O32] - [.J32])^2" office:value-type="float" office:value="0.0000142078800222557" calcext:value-type="float">
            <text:p>1.42078800222557E-05</text:p>
          </table:table-cell>
          <table:table-cell table:style-name="ce29" table:formula="of:=([.O32] - [.K32])^2" office:value-type="float" office:value="0.00000470052699573111" calcext:value-type="float">
            <text:p>4.70052699573111E-06</text:p>
          </table:table-cell>
          <table:table-cell table:style-name="ce29" table:formula="of:=([.O32] - [.L32])^2" office:value-type="float" office:value="0.00000256404730624687" calcext:value-type="float">
            <text:p>2.56404730624687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3.83576136311976" calcext:value-type="float">
            <text:p>3.83576136311976</text:p>
          </table:table-cell>
          <table:table-cell table:style-name="ce29" table:formula="of:=LOG10([.K8])" office:value-type="float" office:value="3.83218093914076" calcext:value-type="float">
            <text:p>3.83218093914076</text:p>
          </table:table-cell>
          <table:table-cell table:style-name="ce29" table:formula="of:=LOG10([.L8])" office:value-type="float" office:value="3.82509924607537" calcext:value-type="float">
            <text:p>3.82509924607537</text:p>
          </table:table-cell>
          <table:table-cell/>
          <table:table-cell table:style-name="ce29" table:formula="of:=AVERAGE([.J33:.L33])" office:value-type="float" office:value="3.8310138494453" calcext:value-type="float">
            <text:p>3.8310138494453</text:p>
          </table:table-cell>
          <table:table-cell table:style-name="ce29" table:formula="of:=[.B38]*[.A33]+[.B39]*[.B33]+[.B40]*[.C33]+[.B41]*[.D33]+[.B42]*[.E33]+[.B43]*[.F33]+[.B44]*[.G33]+[.B45]*[.H33]" office:value-type="float" office:value="3.8310138494453" calcext:value-type="float">
            <text:p>3.8310138494453</text:p>
          </table:table-cell>
          <table:table-cell/>
          <table:table-cell table:style-name="ce29" table:formula="of:=([.N33] - [.J33])^2" office:value-type="float" office:value="0.0000225388860891796" calcext:value-type="float">
            <text:p>2.25388860891796E-05</text:p>
          </table:table-cell>
          <table:table-cell table:style-name="ce29" table:formula="of:=([.N33] - [.K33])^2" office:value-type="float" office:value="0.00000136209835727089" calcext:value-type="float">
            <text:p>1.36209835727089E-06</text:p>
          </table:table-cell>
          <table:table-cell table:style-name="ce29" table:formula="of:=([.N33] - [.L33])^2" office:value-type="float" office:value="0.0000349825330235688" calcext:value-type="float">
            <text:p>3.49825330235688E-05</text:p>
          </table:table-cell>
          <table:table-cell table:style-name="ce29" table:formula="of:=([.O33] - [.J33])^2" office:value-type="float" office:value="0.0000225388860891796" calcext:value-type="float">
            <text:p>2.25388860891796E-05</text:p>
          </table:table-cell>
          <table:table-cell table:style-name="ce29" table:formula="of:=([.O33] - [.K33])^2" office:value-type="float" office:value="0.00000136209835727089" calcext:value-type="float">
            <text:p>1.36209835727089E-06</text:p>
          </table:table-cell>
          <table:table-cell table:style-name="ce29" table:formula="of:=([.O33] - [.L33])^2" office:value-type="float" office:value="0.0000349825330235688" calcext:value-type="float">
            <text:p>3.49825330235688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3.83077680082296" calcext:value-type="float">
            <text:p>3.83077680082296</text:p>
          </table:table-cell>
          <table:table-cell table:style-name="ce29" table:formula="of:=LOG10([.K9])" office:value-type="float" office:value="3.82432763303641" calcext:value-type="float">
            <text:p>3.82432763303641</text:p>
          </table:table-cell>
          <table:table-cell table:style-name="ce29" table:formula="of:=LOG10([.L9])" office:value-type="float" office:value="3.82572247076309" calcext:value-type="float">
            <text:p>3.82572247076309</text:p>
          </table:table-cell>
          <table:table-cell/>
          <table:table-cell table:style-name="ce29" table:formula="of:=AVERAGE([.J34:.L34])" office:value-type="float" office:value="3.82694230154082" calcext:value-type="float">
            <text:p>3.82694230154082</text:p>
          </table:table-cell>
          <table:table-cell table:style-name="ce29" table:formula="of:=[.B38]*[.A34]+[.B39]*[.B34]+[.B40]*[.C34]+[.B41]*[.D34]+[.B42]*[.E34]+[.B43]*[.F34]+[.B44]*[.G34]+[.B45]*[.H34]" office:value-type="float" office:value="3.82694230154082" calcext:value-type="float">
            <text:p>3.82694230154082</text:p>
          </table:table-cell>
          <table:table-cell/>
          <table:table-cell table:style-name="ce29" table:formula="of:=([.N34] - [.J34])^2" office:value-type="float" office:value="0.0000147033847447558" calcext:value-type="float">
            <text:p>1.47033847447558E-05</text:p>
          </table:table-cell>
          <table:table-cell table:style-name="ce29" table:formula="of:=([.N34] - [.K34])^2" office:value-type="float" office:value="0.00000683649138794405" calcext:value-type="float">
            <text:p>6.83649138794405E-06</text:p>
          </table:table-cell>
          <table:table-cell table:style-name="ce29" table:formula="of:=([.N34] - [.L34])^2" office:value-type="float" office:value="0.00000148798712630719" calcext:value-type="float">
            <text:p>1.48798712630719E-06</text:p>
          </table:table-cell>
          <table:table-cell table:style-name="ce29" table:formula="of:=([.O34] - [.J34])^2" office:value-type="float" office:value="0.0000147033847447626" calcext:value-type="float">
            <text:p>1.47033847447626E-05</text:p>
          </table:table-cell>
          <table:table-cell table:style-name="ce29" table:formula="of:=([.O34] - [.K34])^2" office:value-type="float" office:value="0.00000683649138793941" calcext:value-type="float">
            <text:p>6.83649138793941E-06</text:p>
          </table:table-cell>
          <table:table-cell table:style-name="ce29" table:formula="of:=([.O34] - [.L34])^2" office:value-type="float" office:value="0.00000148798712630502" calcext:value-type="float">
            <text:p>1.48798712630502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4.01590158670125" calcext:value-type="float">
            <text:p>4.01590158670125</text:p>
          </table:table-cell>
          <table:table-cell table:style-name="ce29" table:formula="of:=LOG10([.K10])" office:value-type="float" office:value="4.01109162415183" calcext:value-type="float">
            <text:p>4.01109162415183</text:p>
          </table:table-cell>
          <table:table-cell table:style-name="ce29" table:formula="of:=LOG10([.L10])" office:value-type="float" office:value="4.01523467512047" calcext:value-type="float">
            <text:p>4.01523467512047</text:p>
          </table:table-cell>
          <table:table-cell/>
          <table:table-cell table:style-name="ce29" table:formula="of:=AVERAGE([.J35:.L35])" office:value-type="float" office:value="4.01407596199118" calcext:value-type="float">
            <text:p>4.01407596199118</text:p>
          </table:table-cell>
          <table:table-cell table:style-name="ce29" table:formula="of:=[.B38]*[.A35]+[.B39]*[.B35]+[.B40]*[.C35]+[.B41]*[.D35]+[.B42]*[.E35]+[.B43]*[.F35]+[.B44]*[.G35]+[.B45]*[.H35]" office:value-type="float" office:value="4.01407596199118" calcext:value-type="float">
            <text:p>4.01407596199118</text:p>
          </table:table-cell>
          <table:table-cell/>
          <table:table-cell table:style-name="ce29" table:formula="of:=([.N35] - [.J35])^2" office:value-type="float" office:value="0.00000333290558201037" calcext:value-type="float">
            <text:p>3.33290558201037E-06</text:p>
          </table:table-cell>
          <table:table-cell table:style-name="ce29" table:formula="of:=([.N35] - [.K35])^2" office:value-type="float" office:value="0.00000890627233939169" calcext:value-type="float">
            <text:p>8.90627233939169E-06</text:p>
          </table:table-cell>
          <table:table-cell table:style-name="ce29" table:formula="of:=([.N35] - [.L35])^2" office:value-type="float" office:value="0.00000134261611598092" calcext:value-type="float">
            <text:p>1.34261611598092E-06</text:p>
          </table:table-cell>
          <table:table-cell table:style-name="ce29" table:formula="of:=([.O35] - [.J35])^2" office:value-type="float" office:value="0.00000333290558201037" calcext:value-type="float">
            <text:p>3.33290558201037E-06</text:p>
          </table:table-cell>
          <table:table-cell table:style-name="ce29" table:formula="of:=([.O35] - [.K35])^2" office:value-type="float" office:value="0.00000890627233939169" calcext:value-type="float">
            <text:p>8.90627233939169E-06</text:p>
          </table:table-cell>
          <table:table-cell table:style-name="ce29" table:formula="of:=([.O35] - [.L35])^2" office:value-type="float" office:value="0.00000134261611598092" calcext:value-type="float">
            <text:p>1.34261611598092E-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3.87588411392446" calcext:value-type="float">
            <text:p>3.87588411392446</text:p>
          </table:table-cell>
          <table:table-cell/>
          <table:table-cell table:style-name="ce31" table:formula="of:=ROUND([.B38] - [.$H$42];2)" office:value-type="float" office:value="3.88" calcext:value-type="float">
            <text:p>3.88</text:p>
          </table:table-cell>
          <table:table-cell table:style-name="ce31" table:formula="of:=ROUND([.B38] + [.$H$42];2)" office:value-type="float" office:value="3.88" calcext:value-type="float">
            <text:p>3.88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000410352678836414" calcext:value-type="float">
            <text:p>4.10352678836414E-10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360.539463949728" calcext:value-type="float">
            <text:p>360.539463949728</text:p>
          </table:table-cell>
          <table:table-cell table:formula="of:=[.K38]/[.K47]" office:value-type="percentage" office:value="1172.17989181114" calcext:value-type="percentage">
            <text:p>117217.99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-0.0334760101722276" calcext:value-type="float">
            <text:p>-0.033476010172228</text:p>
          </table:table-cell>
          <table:table-cell/>
          <table:table-cell table:style-name="ce31" table:formula="of:=ROUND([.B39] - [.$H$42];2)" office:value-type="float" office:value="-0.03" calcext:value-type="float">
            <text:p>-0.03</text:p>
          </table:table-cell>
          <table:table-cell table:style-name="ce31" table:formula="of:=ROUND([.B39] + [.$H$42];2)" office:value-type="float" office:value="-0.03" calcext:value-type="float">
            <text:p>-0.0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0202571636424356" calcext:value-type="float">
            <text:p>2.02571636424356E-0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0.026895438169226" calcext:value-type="float">
            <text:p>0.026895438169226</text:p>
          </table:table-cell>
          <table:table-cell table:formula="of:=[.K39]/[.K47]" office:value-type="percentage" office:value="0.0874419999909201" calcext:value-type="percentage">
            <text:p>8.74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0.0644491762010951" calcext:value-type="float">
            <text:p>0.064449176201095</text:p>
          </table:table-cell>
          <table:table-cell/>
          <table:table-cell table:style-name="ce31" table:formula="of:=ROUND([.B40] - [.$H$42];2)" office:value-type="float" office:value="0.06" calcext:value-type="float">
            <text:p>0.06</text:p>
          </table:table-cell>
          <table:table-cell table:style-name="ce31" table:formula="of:=ROUND([.B40] + [.$H$42];2)" office:value-type="float" office:value="0.06" calcext:value-type="float">
            <text:p>0.06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0413497621333552" calcext:value-type="float">
            <text:p>4.13497621333552E-0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996887115119952" calcext:value-type="float">
            <text:p>0.099688711511995</text:p>
          </table:table-cell>
          <table:table-cell table:formula="of:=[.K40]/[.K47]" office:value-type="percentage" office:value="0.324106276175129" calcext:value-type="percentage">
            <text:p>32.41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0.0850189462784949" calcext:value-type="float">
            <text:p>0.085018946278495</text:p>
          </table:table-cell>
          <table:table-cell/>
          <table:table-cell table:style-name="ce31" table:formula="of:=ROUND([.B41] - [.$H$42];2)" office:value-type="float" office:value="0.09" calcext:value-type="float">
            <text:p>0.09</text:p>
          </table:table-cell>
          <table:table-cell table:style-name="ce31" table:formula="of:=ROUND([.B41] + [.$H$42];2)" office:value-type="float" office:value="0.09" calcext:value-type="float">
            <text:p>0.09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173477309431335" calcext:value-type="float">
            <text:p>0.173477309431335</text:p>
          </table:table-cell>
          <table:table-cell table:formula="of:=[.K41]/[.K47]" office:value-type="percentage" office:value="0.564006535021816" calcext:value-type="percentage">
            <text:p>56.40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0.0136518518126725" calcext:value-type="float">
            <text:p>0.013651851812673</text:p>
          </table:table-cell>
          <table:table-cell/>
          <table:table-cell table:style-name="ce31" table:formula="of:=ROUND([.B42] - [.$H$42];2)" office:value-type="float" office:value="0.01" calcext:value-type="float">
            <text:p>0.01</text:p>
          </table:table-cell>
          <table:table-cell table:style-name="ce31" table:formula="of:=ROUND([.B42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00721966846848382" calcext:value-type="float">
            <text:p>7.21966846848382E-0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447295338996409" calcext:value-type="float">
            <text:p>0.004472953389964</text:p>
          </table:table-cell>
          <table:table-cell table:formula="of:=[.K42]/[.K47]" office:value-type="percentage" office:value="0.0145423914577538" calcext:value-type="percentage">
            <text:p>1.45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-0.00488214431248746" calcext:value-type="float">
            <text:p>-0.004882144312487</text:p>
          </table:table-cell>
          <table:table-cell/>
          <table:table-cell table:style-name="ce31" table:formula="of:=ROUND([.B43] - [.$H$42];2)" office:value-type="float" office:value="-0" calcext:value-type="float">
            <text:p>0</text:p>
          </table:table-cell>
          <table:table-cell table:style-name="ce31" table:formula="of:=ROUND([.B43] + [.$H$42];2)" office:value-type="float" office:value="-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0572047994110887" calcext:value-type="float">
            <text:p>0.000572047994111</text:p>
          </table:table-cell>
          <table:table-cell table:formula="of:=[.K43]/[.K47]" office:value-type="percentage" office:value="0.00185983289735306" calcext:value-type="percentage">
            <text:p>0.19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0.00741999037042002" calcext:value-type="float">
            <text:p>0.00741999037042</text:p>
          </table:table-cell>
          <table:table-cell/>
          <table:table-cell table:style-name="ce31" table:formula="of:=ROUND([.B44] - [.$H$42];2)" office:value-type="float" office:value="0.01" calcext:value-type="float">
            <text:p>0.01</text:p>
          </table:table-cell>
          <table:table-cell table:style-name="ce31" table:formula="of:=ROUND([.B44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32135017033102" calcext:value-type="float">
            <text:p>0.001321350170331</text:p>
          </table:table-cell>
          <table:table-cell table:formula="of:=[.K44]/[.K47]" office:value-type="percentage" office:value="0.0042959516351851" calcext:value-type="percentage">
            <text:p>0.43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0.00601003788875248" calcext:value-type="float">
            <text:p>0.006010037888752</text:p>
          </table:table-cell>
          <table:table-cell/>
          <table:table-cell table:style-name="ce31" table:formula="of:=ROUND([.B45] - [.$H$42];2)" office:value-type="float" office:value="0.01" calcext:value-type="float">
            <text:p>0.01</text:p>
          </table:table-cell>
          <table:table-cell table:style-name="ce31" table:formula="of:=ROUND([.B45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086689333018177" calcext:value-type="float">
            <text:p>0.000866893330182</text:p>
          </table:table-cell>
          <table:table-cell table:formula="of:=[.K45]/[.K47]" office:value-type="percentage" office:value="0.00281842913630736" calcext:value-type="percentage">
            <text:p>0.28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360.84704426779" calcext:value-type="float">
            <text:p>360.84704426779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0.307580318062435" calcext:value-type="float">
            <text:p>0.307580318062435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000656564286138262" calcext:value-type="float">
            <text:p>6.56564286138262E-09</text:p>
          </table:table-cell>
          <table:table-cell table:formula="of:=[.K48]/[.K47]" office:value-type="percentage" office:value="0.0000000213461085635846" calcext:value-type="percentage">
            <text:p>0.00%</text:p>
          </table:table-cell>
          <table:table-cell table:number-columns-repeated="11"/>
        </table:table-row>
      </table:table>
      <table:table table:name="Latency S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37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32.9491666666667" calcext:value-type="float">
            <text:p>32.9491666666667</text:p>
          </table:table-cell>
          <table:table-cell table:style-name="ce29" office:value-type="float" office:value="32.6591111111111" calcext:value-type="float">
            <text:p>32.6591111111111</text:p>
          </table:table-cell>
          <table:table-cell table:style-name="ce29" office:value-type="float" office:value="32.2793333333333" calcext:value-type="float">
            <text:p>32.2793333333333</text:p>
          </table:table-cell>
          <table:table-cell/>
          <table:table-cell table:style-name="ce29" table:formula="of:=AVERAGE([.J3:.L3])" office:value-type="float" office:value="32.6292037037037" calcext:value-type="float">
            <text:p>32.6292037037037</text:p>
          </table:table-cell>
          <table:table-cell table:style-name="ce29" table:formula="of:=[.B13]*[.A3]+[.B14]*[.B3]+[.B15]*[.C3]+[.B16]*[.D3]+[.B17]*[.E3]+[.B18]*[.F3]+[.B19]*[.G3]+[.B20]*[.H3]" office:value-type="float" office:value="32.6292037037037" calcext:value-type="float">
            <text:p>32.6292037037037</text:p>
          </table:table-cell>
          <table:table-cell/>
          <table:table-cell table:style-name="ce29" table:formula="of:=([.N3] - [.J3])^2" office:value-type="float" office:value="0.102376297668042" calcext:value-type="float">
            <text:p>0.102376297668042</text:p>
          </table:table-cell>
          <table:table-cell table:style-name="ce29" table:formula="of:=([.N3] - [.K3])^2" office:value-type="float" office:value="0.000894453017833051" calcext:value-type="float">
            <text:p>0.000894453017833</text:p>
          </table:table-cell>
          <table:table-cell table:style-name="ce29" table:formula="of:=([.N3] - [.L3])^2" office:value-type="float" office:value="0.122409276063099" calcext:value-type="float">
            <text:p>0.122409276063099</text:p>
          </table:table-cell>
          <table:table-cell table:style-name="ce29" table:formula="of:=([.O3] - [.J3])^2" office:value-type="float" office:value="0.102376297668042" calcext:value-type="float">
            <text:p>0.102376297668042</text:p>
          </table:table-cell>
          <table:table-cell table:style-name="ce29" table:formula="of:=([.O3] - [.K3])^2" office:value-type="float" office:value="0.000894453017833051" calcext:value-type="float">
            <text:p>0.000894453017833</text:p>
          </table:table-cell>
          <table:table-cell table:style-name="ce29" table:formula="of:=([.O3] - [.L3])^2" office:value-type="float" office:value="0.122409276063099" calcext:value-type="float">
            <text:p>0.122409276063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21.5343888888889" calcext:value-type="float">
            <text:p>21.5343888888889</text:p>
          </table:table-cell>
          <table:table-cell table:style-name="ce29" office:value-type="float" office:value="21.9857777777778" calcext:value-type="float">
            <text:p>21.9857777777778</text:p>
          </table:table-cell>
          <table:table-cell table:style-name="ce29" office:value-type="float" office:value="21.5623888888889" calcext:value-type="float">
            <text:p>21.5623888888889</text:p>
          </table:table-cell>
          <table:table-cell/>
          <table:table-cell table:style-name="ce29" table:formula="of:=AVERAGE([.J4:.L4])" office:value-type="float" office:value="21.6941851851852" calcext:value-type="float">
            <text:p>21.6941851851852</text:p>
          </table:table-cell>
          <table:table-cell table:style-name="ce29" table:formula="of:=[.B13]*[.A4]+[.B14]*[.B4]+[.B15]*[.C4]+[.B16]*[.D4]+[.B17]*[.E4]+[.B18]*[.F4]+[.B19]*[.G4]+[.B20]*[.H4]" office:value-type="float" office:value="21.6941851851852" calcext:value-type="float">
            <text:p>21.6941851851852</text:p>
          </table:table-cell>
          <table:table-cell/>
          <table:table-cell table:style-name="ce29" table:formula="of:=([.N4] - [.J4])^2" office:value-type="float" office:value="0.0255348563100136" calcext:value-type="float">
            <text:p>0.025534856310014</text:p>
          </table:table-cell>
          <table:table-cell table:style-name="ce29" table:formula="of:=([.N4] - [.K4])^2" office:value-type="float" office:value="0.0850262400548701" calcext:value-type="float">
            <text:p>0.08502624005487</text:p>
          </table:table-cell>
          <table:table-cell table:style-name="ce29" table:formula="of:=([.N4] - [.L4])^2" office:value-type="float" office:value="0.0173702637174195" calcext:value-type="float">
            <text:p>0.01737026371742</text:p>
          </table:table-cell>
          <table:table-cell table:style-name="ce29" table:formula="of:=([.O4] - [.J4])^2" office:value-type="float" office:value="0.0255348563100102" calcext:value-type="float">
            <text:p>0.02553485631001</text:p>
          </table:table-cell>
          <table:table-cell table:style-name="ce29" table:formula="of:=([.O4] - [.K4])^2" office:value-type="float" office:value="0.0850262400548763" calcext:value-type="float">
            <text:p>0.085026240054876</text:p>
          </table:table-cell>
          <table:table-cell table:style-name="ce29" table:formula="of:=([.O4] - [.L4])^2" office:value-type="float" office:value="0.0173702637174167" calcext:value-type="float">
            <text:p>0.017370263717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26.190527816029" calcext:value-type="float">
            <text:p>26.190527816029</text:p>
          </table:table-cell>
          <table:table-cell table:style-name="ce29" office:value-type="float" office:value="25.5980272433386" calcext:value-type="float">
            <text:p>25.5980272433386</text:p>
          </table:table-cell>
          <table:table-cell table:style-name="ce29" office:value-type="float" office:value="26.125050149504" calcext:value-type="float">
            <text:p>26.125050149504</text:p>
          </table:table-cell>
          <table:table-cell/>
          <table:table-cell table:style-name="ce29" table:formula="of:=AVERAGE([.J5:.L5])" office:value-type="float" office:value="25.9712017362905" calcext:value-type="float">
            <text:p>25.9712017362905</text:p>
          </table:table-cell>
          <table:table-cell table:style-name="ce29" table:formula="of:=[.B13]*[.A5]+[.B14]*[.B5]+[.B15]*[.C5]+[.B16]*[.D5]+[.B17]*[.E5]+[.B18]*[.F5]+[.B19]*[.G5]+[.B20]*[.H5]" office:value-type="float" office:value="25.9712017362905" calcext:value-type="float">
            <text:p>25.9712017362905</text:p>
          </table:table-cell>
          <table:table-cell/>
          <table:table-cell table:style-name="ce29" table:formula="of:=([.N5] - [.J5])^2" office:value-type="float" office:value="0.0481039292534358" calcext:value-type="float">
            <text:p>0.048103929253436</text:p>
          </table:table-cell>
          <table:table-cell table:style-name="ce29" table:formula="of:=([.N5] - [.K5])^2" office:value-type="float" office:value="0.139259202189913" calcext:value-type="float">
            <text:p>0.139259202189913</text:p>
          </table:table-cell>
          <table:table-cell table:style-name="ce29" table:formula="of:=([.N5] - [.L5])^2" office:value-type="float" office:value="0.0236693342482973" calcext:value-type="float">
            <text:p>0.023669334248297</text:p>
          </table:table-cell>
          <table:table-cell table:style-name="ce29" table:formula="of:=([.O5] - [.J5])^2" office:value-type="float" office:value="0.0481039292534358" calcext:value-type="float">
            <text:p>0.048103929253436</text:p>
          </table:table-cell>
          <table:table-cell table:style-name="ce29" table:formula="of:=([.O5] - [.K5])^2" office:value-type="float" office:value="0.139259202189913" calcext:value-type="float">
            <text:p>0.139259202189913</text:p>
          </table:table-cell>
          <table:table-cell table:style-name="ce29" table:formula="of:=([.O5] - [.L5])^2" office:value-type="float" office:value="0.0236693342482973" calcext:value-type="float">
            <text:p>0.023669334248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17.1685969673946" calcext:value-type="float">
            <text:p>17.1685969673946</text:p>
          </table:table-cell>
          <table:table-cell table:style-name="ce29" office:value-type="float" office:value="16.9771206630228" calcext:value-type="float">
            <text:p>16.9771206630228</text:p>
          </table:table-cell>
          <table:table-cell table:style-name="ce29" office:value-type="float" office:value="17.0121946286078" calcext:value-type="float">
            <text:p>17.0121946286078</text:p>
          </table:table-cell>
          <table:table-cell/>
          <table:table-cell table:style-name="ce29" table:formula="of:=AVERAGE([.J6:.L6])" office:value-type="float" office:value="17.0526374196751" calcext:value-type="float">
            <text:p>17.0526374196751</text:p>
          </table:table-cell>
          <table:table-cell table:style-name="ce29" table:formula="of:=[.B13]*[.A6]+[.B14]*[.B6]+[.B15]*[.C6]+[.B16]*[.D6]+[.B17]*[.E6]+[.B18]*[.F6]+[.B19]*[.G6]+[.B20]*[.H6]" office:value-type="float" office:value="17.0526374196751" calcext:value-type="float">
            <text:p>17.0526374196751</text:p>
          </table:table-cell>
          <table:table-cell/>
          <table:table-cell table:style-name="ce29" table:formula="of:=([.N6] - [.J6])^2" office:value-type="float" office:value="0.0134466167073221" calcext:value-type="float">
            <text:p>0.013446616707322</text:p>
          </table:table-cell>
          <table:table-cell table:style-name="ce29" table:formula="of:=([.N6] - [.K6])^2" office:value-type="float" office:value="0.00570278053527603" calcext:value-type="float">
            <text:p>0.005702780535276</text:p>
          </table:table-cell>
          <table:table-cell table:style-name="ce29" table:formula="of:=([.N6] - [.L6])^2" office:value-type="float" office:value="0.00163561934931236" calcext:value-type="float">
            <text:p>0.001635619349312</text:p>
          </table:table-cell>
          <table:table-cell table:style-name="ce29" table:formula="of:=([.O6] - [.J6])^2" office:value-type="float" office:value="0.013446616707323" calcext:value-type="float">
            <text:p>0.013446616707323</text:p>
          </table:table-cell>
          <table:table-cell table:style-name="ce29" table:formula="of:=([.O6] - [.K6])^2" office:value-type="float" office:value="0.0057027805352755" calcext:value-type="float">
            <text:p>0.005702780535276</text:p>
          </table:table-cell>
          <table:table-cell table:style-name="ce29" table:formula="of:=([.O6] - [.L6])^2" office:value-type="float" office:value="0.00163561934931208" calcext:value-type="float">
            <text:p>0.001635619349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38.8815555555555" calcext:value-type="float">
            <text:p>38.8815555555555</text:p>
          </table:table-cell>
          <table:table-cell table:style-name="ce29" office:value-type="float" office:value="38.3528888888889" calcext:value-type="float">
            <text:p>38.3528888888889</text:p>
          </table:table-cell>
          <table:table-cell table:style-name="ce29" office:value-type="float" office:value="38.4016666666667" calcext:value-type="float">
            <text:p>38.4016666666667</text:p>
          </table:table-cell>
          <table:table-cell/>
          <table:table-cell table:style-name="ce29" table:formula="of:=AVERAGE([.J7:.L7])" office:value-type="float" office:value="38.5453703703704" calcext:value-type="float">
            <text:p>38.5453703703704</text:p>
          </table:table-cell>
          <table:table-cell table:style-name="ce29" table:formula="of:=[.B13]*[.A7]+[.B14]*[.B7]+[.B15]*[.C7]+[.B16]*[.D7]+[.B17]*[.E7]+[.B18]*[.F7]+[.B19]*[.G7]+[.B20]*[.H7]" office:value-type="float" office:value="38.5453703703703" calcext:value-type="float">
            <text:p>38.5453703703703</text:p>
          </table:table-cell>
          <table:table-cell/>
          <table:table-cell table:style-name="ce29" table:formula="of:=([.N7] - [.J7])^2" office:value-type="float" office:value="0.113020478737993" calcext:value-type="float">
            <text:p>0.113020478737993</text:p>
          </table:table-cell>
          <table:table-cell table:style-name="ce29" table:formula="of:=([.N7] - [.K7])^2" office:value-type="float" office:value="0.0370491207133051" calcext:value-type="float">
            <text:p>0.037049120713305</text:p>
          </table:table-cell>
          <table:table-cell table:style-name="ce29" table:formula="of:=([.N7] - [.L7])^2" office:value-type="float" office:value="0.0206507544581588" calcext:value-type="float">
            <text:p>0.020650754458159</text:p>
          </table:table-cell>
          <table:table-cell table:style-name="ce29" table:formula="of:=([.O7] - [.J7])^2" office:value-type="float" office:value="0.113020478737998" calcext:value-type="float">
            <text:p>0.113020478737998</text:p>
          </table:table-cell>
          <table:table-cell table:style-name="ce29" table:formula="of:=([.O7] - [.K7])^2" office:value-type="float" office:value="0.0370491207133024" calcext:value-type="float">
            <text:p>0.037049120713302</text:p>
          </table:table-cell>
          <table:table-cell table:style-name="ce29" table:formula="of:=([.O7] - [.L7])^2" office:value-type="float" office:value="0.0206507544581567" calcext:value-type="float">
            <text:p>0.020650754458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28.0234444444444" calcext:value-type="float">
            <text:p>28.0234444444444</text:p>
          </table:table-cell>
          <table:table-cell table:style-name="ce29" office:value-type="float" office:value="28.2610555555556" calcext:value-type="float">
            <text:p>28.2610555555556</text:p>
          </table:table-cell>
          <table:table-cell table:style-name="ce29" office:value-type="float" office:value="28.7208333333333" calcext:value-type="float">
            <text:p>28.7208333333333</text:p>
          </table:table-cell>
          <table:table-cell/>
          <table:table-cell table:style-name="ce29" table:formula="of:=AVERAGE([.J8:.L8])" office:value-type="float" office:value="28.3351111111111" calcext:value-type="float">
            <text:p>28.3351111111111</text:p>
          </table:table-cell>
          <table:table-cell table:style-name="ce29" table:formula="of:=[.B13]*[.A8]+[.B14]*[.B8]+[.B15]*[.C8]+[.B16]*[.D8]+[.B17]*[.E8]+[.B18]*[.F8]+[.B19]*[.G8]+[.B20]*[.H8]" office:value-type="float" office:value="28.3351111111111" calcext:value-type="float">
            <text:p>28.3351111111111</text:p>
          </table:table-cell>
          <table:table-cell/>
          <table:table-cell table:style-name="ce29" table:formula="of:=([.N8] - [.J8])^2" office:value-type="float" office:value="0.0971361111111094" calcext:value-type="float">
            <text:p>0.097136111111109</text:p>
          </table:table-cell>
          <table:table-cell table:style-name="ce29" table:formula="of:=([.N8] - [.K8])^2" office:value-type="float" office:value="0.00548422530864266" calcext:value-type="float">
            <text:p>0.005484225308643</text:p>
          </table:table-cell>
          <table:table-cell table:style-name="ce29" table:formula="of:=([.N8] - [.L8])^2" office:value-type="float" office:value="0.148781632716048" calcext:value-type="float">
            <text:p>0.148781632716048</text:p>
          </table:table-cell>
          <table:table-cell table:style-name="ce29" table:formula="of:=([.O8] - [.J8])^2" office:value-type="float" office:value="0.0971361111111116" calcext:value-type="float">
            <text:p>0.097136111111112</text:p>
          </table:table-cell>
          <table:table-cell table:style-name="ce29" table:formula="of:=([.O8] - [.K8])^2" office:value-type="float" office:value="0.00548422530864319" calcext:value-type="float">
            <text:p>0.005484225308643</text:p>
          </table:table-cell>
          <table:table-cell table:style-name="ce29" table:formula="of:=([.O8] - [.L8])^2" office:value-type="float" office:value="0.148781632716045" calcext:value-type="float">
            <text:p>0.148781632716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28.3527552674926" calcext:value-type="float">
            <text:p>28.3527552674926</text:p>
          </table:table-cell>
          <table:table-cell table:style-name="ce29" office:value-type="float" office:value="28.7694789928474" calcext:value-type="float">
            <text:p>28.7694789928474</text:p>
          </table:table-cell>
          <table:table-cell table:style-name="ce29" office:value-type="float" office:value="28.6755041602237" calcext:value-type="float">
            <text:p>28.6755041602237</text:p>
          </table:table-cell>
          <table:table-cell/>
          <table:table-cell table:style-name="ce29" table:formula="of:=AVERAGE([.J9:.L9])" office:value-type="float" office:value="28.5992461401879" calcext:value-type="float">
            <text:p>28.5992461401879</text:p>
          </table:table-cell>
          <table:table-cell table:style-name="ce29" table:formula="of:=[.B13]*[.A9]+[.B14]*[.B9]+[.B15]*[.C9]+[.B16]*[.D9]+[.B17]*[.E9]+[.B18]*[.F9]+[.B19]*[.G9]+[.B20]*[.H9]" office:value-type="float" office:value="28.5992461401879" calcext:value-type="float">
            <text:p>28.5992461401879</text:p>
          </table:table-cell>
          <table:table-cell/>
          <table:table-cell table:style-name="ce29" table:formula="of:=([.N9] - [.J9])^2" office:value-type="float" office:value="0.0607577503220944" calcext:value-type="float">
            <text:p>0.060757750322094</text:p>
          </table:table-cell>
          <table:table-cell table:style-name="ce29" table:formula="of:=([.N9] - [.K9])^2" office:value-type="float" office:value="0.028979224124604" calcext:value-type="float">
            <text:p>0.028979224124604</text:p>
          </table:table-cell>
          <table:table-cell table:style-name="ce29" table:formula="of:=([.N9] - [.L9])^2" office:value-type="float" office:value="0.0058152856197753" calcext:value-type="float">
            <text:p>0.005815285619775</text:p>
          </table:table-cell>
          <table:table-cell table:style-name="ce29" table:formula="of:=([.O9] - [.J9])^2" office:value-type="float" office:value="0.0607577503220944" calcext:value-type="float">
            <text:p>0.060757750322094</text:p>
          </table:table-cell>
          <table:table-cell table:style-name="ce29" table:formula="of:=([.O9] - [.K9])^2" office:value-type="float" office:value="0.028979224124604" calcext:value-type="float">
            <text:p>0.028979224124604</text:p>
          </table:table-cell>
          <table:table-cell table:style-name="ce29" table:formula="of:=([.O9] - [.L9])^2" office:value-type="float" office:value="0.0058152856197753" calcext:value-type="float">
            <text:p>0.005815285619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18.5087141990624" calcext:value-type="float">
            <text:p>18.5087141990624</text:p>
          </table:table-cell>
          <table:table-cell table:style-name="ce29" office:value-type="float" office:value="18.715235562195" calcext:value-type="float">
            <text:p>18.715235562195</text:p>
          </table:table-cell>
          <table:table-cell table:style-name="ce29" office:value-type="float" office:value="18.5401128172753" calcext:value-type="float">
            <text:p>18.5401128172753</text:p>
          </table:table-cell>
          <table:table-cell/>
          <table:table-cell table:style-name="ce29" table:formula="of:=AVERAGE([.J10:.L10])" office:value-type="float" office:value="18.5880208595109" calcext:value-type="float">
            <text:p>18.5880208595109</text:p>
          </table:table-cell>
          <table:table-cell table:style-name="ce29" table:formula="of:=[.B13]*[.A10]+[.B14]*[.B10]+[.B15]*[.C10]+[.B16]*[.D10]+[.B17]*[.E10]+[.B18]*[.F10]+[.B19]*[.G10]+[.B20]*[.H10]" office:value-type="float" office:value="18.5880208595109" calcext:value-type="float">
            <text:p>18.5880208595109</text:p>
          </table:table-cell>
          <table:table-cell/>
          <table:table-cell table:style-name="ce29" table:formula="of:=([.N10] - [.J10])^2" office:value-type="float" office:value="0.00628954639149061" calcext:value-type="float">
            <text:p>0.006289546391491</text:p>
          </table:table-cell>
          <table:table-cell table:style-name="ce29" table:formula="of:=([.N10] - [.K10])^2" office:value-type="float" office:value="0.0161835805790084" calcext:value-type="float">
            <text:p>0.016183580579008</text:p>
          </table:table-cell>
          <table:table-cell table:style-name="ce29" table:formula="of:=([.N10] - [.L10])^2" office:value-type="float" office:value="0.00229518051085088" calcext:value-type="float">
            <text:p>0.002295180510851</text:p>
          </table:table-cell>
          <table:table-cell table:style-name="ce29" table:formula="of:=([.O10] - [.J10])^2" office:value-type="float" office:value="0.00628954639149004" calcext:value-type="float">
            <text:p>0.00628954639149</text:p>
          </table:table-cell>
          <table:table-cell table:style-name="ce29" table:formula="of:=([.O10] - [.K10])^2" office:value-type="float" office:value="0.0161835805790093" calcext:value-type="float">
            <text:p>0.016183580579009</text:p>
          </table:table-cell>
          <table:table-cell table:style-name="ce29" table:formula="of:=([.O10] - [.L10])^2" office:value-type="float" office:value="0.00229518051085054" calcext:value-type="float">
            <text:p>0.00229518051085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26.4268720657543" calcext:value-type="float">
            <text:p>26.4268720657543</text:p>
          </table:table-cell>
          <table:table-cell/>
          <table:table-cell table:style-name="ce31" table:formula="of:=ROUND([.B13] - [.$H$17];2)" office:value-type="float" office:value="26.33" calcext:value-type="float">
            <text:p>26.33</text:p>
          </table:table-cell>
          <table:table-cell table:style-name="ce31" table:formula="of:=ROUND([.B13] + [.$H$17];2)" office:value-type="float" office:value="26.52" calcext:value-type="float">
            <text:p>26.52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0.0704919849817447" calcext:value-type="float">
            <text:p>0.070491984981745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16761.1096123139" calcext:value-type="float">
            <text:p>16761.1096123139</text:p>
          </table:table-cell>
          <table:table-cell table:formula="of:=[.K13]/[.K22]" office:value-type="percentage" office:value="15.2654072039211" calcext:value-type="percentage">
            <text:p>1526.5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2.09006505454073" calcext:value-type="float">
            <text:p>2.09006505454073</text:p>
          </table:table-cell>
          <table:table-cell/>
          <table:table-cell table:style-name="ce31" table:formula="of:=ROUND([.B14] - [.$H$17];2)" office:value-type="float" office:value="2" calcext:value-type="float">
            <text:p>2</text:p>
          </table:table-cell>
          <table:table-cell table:style-name="ce31" table:formula="of:=ROUND([.B14] + [.$H$17];2)" office:value-type="float" office:value="2.18" calcext:value-type="float">
            <text:p>2.18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0.265503267365478" calcext:value-type="float">
            <text:p>0.265503267365478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104.840926373096" calcext:value-type="float">
            <text:p>104.840926373096</text:p>
          </table:table-cell>
          <table:table-cell table:formula="of:=[.K14]/[.K22]" office:value-type="percentage" office:value="0.0954852912330942" calcext:value-type="percentage">
            <text:p>9.5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-3.87409552683825" calcext:value-type="float">
            <text:p>-3.87409552683825</text:p>
          </table:table-cell>
          <table:table-cell/>
          <table:table-cell table:style-name="ce31" table:formula="of:=ROUND([.B15] - [.$H$17];2)" office:value-type="float" office:value="-3.97" calcext:value-type="float">
            <text:p>-3.97</text:p>
          </table:table-cell>
          <table:table-cell table:style-name="ce31" table:formula="of:=ROUND([.B15] + [.$H$17];2)" office:value-type="float" office:value="-3.78" calcext:value-type="float">
            <text:p>-3.78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0.0541956275072632" calcext:value-type="float">
            <text:p>0.054195627507263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360.206787625635" calcext:value-type="float">
            <text:p>360.206787625635</text:p>
          </table:table-cell>
          <table:table-cell table:formula="of:=[.K15]/[.K22]" office:value-type="percentage" office:value="0.32806320213322" calcext:value-type="percentage">
            <text:p>32.8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-5.00938342188378" calcext:value-type="float">
            <text:p>-5.00938342188378</text:p>
          </table:table-cell>
          <table:table-cell/>
          <table:table-cell table:style-name="ce31" table:formula="of:=ROUND([.B16] - [.$H$17];2)" office:value-type="float" office:value="-5.1" calcext:value-type="float">
            <text:p>-5.1</text:p>
          </table:table-cell>
          <table:table-cell table:style-name="ce31" table:formula="of:=ROUND([.B16] + [.$H$17];2)" office:value-type="float" office:value="-4.91" calcext:value-type="float">
            <text:p>-4.91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602.254134418656" calcext:value-type="float">
            <text:p>602.254134418656</text:p>
          </table:table-cell>
          <table:table-cell table:formula="of:=[.K16]/[.K22]" office:value-type="percentage" office:value="0.54851109591166" calcext:value-type="percentage">
            <text:p>54.8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-1.04920809360743" calcext:value-type="float">
            <text:p>-1.04920809360743</text:p>
          </table:table-cell>
          <table:table-cell/>
          <table:table-cell table:style-name="ce31" table:formula="of:=ROUND([.B17] - [.$H$17];2)" office:value-type="float" office:value="-1.14" calcext:value-type="float">
            <text:p>-1.14</text:p>
          </table:table-cell>
          <table:table-cell table:style-name="ce31" table:formula="of:=ROUND([.B17] + [.$H$17];2)" office:value-type="float" office:value="-0.95" calcext:value-type="float">
            <text:p>-0.95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0.0946255656276816" calcext:value-type="float">
            <text:p>0.094625565627682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26.4201029685919" calcext:value-type="float">
            <text:p>26.4201029685919</text:p>
          </table:table-cell>
          <table:table-cell table:formula="of:=[.K17]/[.K22]" office:value-type="percentage" office:value="0.0240624660009846" calcext:value-type="percentage">
            <text:p>2.4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0.0459877131003004" calcext:value-type="float">
            <text:p>-0.0459877131003</text:p>
          </table:table-cell>
          <table:table-cell/>
          <table:table-cell table:style-name="ce31" table:formula="of:=ROUND([.B18] - [.$H$17];2)" office:value-type="float" office:value="-0.14" calcext:value-type="float">
            <text:p>-0.14</text:p>
          </table:table-cell>
          <table:table-cell table:style-name="ce31" table:formula="of:=ROUND([.B18] + [.$H$17];2)" office:value-type="float" office:value="0.05" calcext:value-type="float">
            <text:p>0.05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0.0507568741486929" calcext:value-type="float">
            <text:p>0.050756874148693</text:p>
          </table:table-cell>
          <table:table-cell table:formula="of:=[.K18]/[.K22]" office:value-type="percentage" office:value="0.000046227509407138" calcext:value-type="percentage">
            <text:p>0.0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0.276936022560675" calcext:value-type="float">
            <text:p>0.276936022560675</text:p>
          </table:table-cell>
          <table:table-cell/>
          <table:table-cell table:style-name="ce31" table:formula="of:=ROUND([.B19] - [.$H$17];2)" office:value-type="float" office:value="0.18" calcext:value-type="float">
            <text:p>0.18</text:p>
          </table:table-cell>
          <table:table-cell table:style-name="ce31" table:formula="of:=ROUND([.B19] + [.$H$17];2)" office:value-type="float" office:value="0.37" calcext:value-type="float">
            <text:p>0.37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1.84064545420144" calcext:value-type="float">
            <text:p>1.84064545420144</text:p>
          </table:table-cell>
          <table:table-cell table:formula="of:=[.K19]/[.K22]" office:value-type="percentage" office:value="0.00167639273451127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-0.227177527915101" calcext:value-type="float">
            <text:p>-0.227177527915101</text:p>
          </table:table-cell>
          <table:table-cell/>
          <table:table-cell table:style-name="ce31" table:formula="of:=ROUND([.B20] - [.$H$17];2)" office:value-type="float" office:value="-0.32" calcext:value-type="float">
            <text:p>-0.32</text:p>
          </table:table-cell>
          <table:table-cell table:style-name="ce31" table:formula="of:=ROUND([.B20] + [.$H$17];2)" office:value-type="float" office:value="-0.13" calcext:value-type="float">
            <text:p>-0.13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1.23863110055079" calcext:value-type="float">
            <text:p>1.23863110055079</text:p>
          </table:table-cell>
          <table:table-cell table:formula="of:=[.K20]/[.K22]" office:value-type="percentage" office:value="0.00112810002217617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17859.0894688885" calcext:value-type="float">
            <text:p>17859.089468888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097.97985657459" calcext:value-type="float">
            <text:p>1097.97985657459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([.T3:.V10])" office:value-type="float" office:value="1.12787175970791" calcext:value-type="float">
            <text:p>1.12787175970791</text:p>
          </table:table-cell>
          <table:table-cell table:formula="of:=[.K23]/[.K22]" office:value-type="percentage" office:value="0.00102722445494272" calcext:value-type="percentage">
            <text:p>0.10%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1.51784443511683" calcext:value-type="float">
            <text:p>1.51784443511683</text:p>
          </table:table-cell>
          <table:table-cell table:style-name="ce29" table:formula="of:=LOG10([.K3])" office:value-type="float" office:value="1.51400436029064" calcext:value-type="float">
            <text:p>1.51400436029064</text:p>
          </table:table-cell>
          <table:table-cell table:style-name="ce29" table:formula="of:=LOG10([.L3])" office:value-type="float" office:value="1.50892455663726" calcext:value-type="float">
            <text:p>1.50892455663726</text:p>
          </table:table-cell>
          <table:table-cell/>
          <table:table-cell table:style-name="ce29" table:formula="of:=AVERAGE([.J28:.L28])" office:value-type="float" office:value="1.51359111734824" calcext:value-type="float">
            <text:p>1.51359111734824</text:p>
          </table:table-cell>
          <table:table-cell table:style-name="ce29" table:formula="of:=[.B38]*[.A28]+[.B39]*[.B28]+[.B40]*[.C28]+[.B41]*[.D28]+[.B42]*[.E28]+[.B43]*[.F28]+[.B44]*[.G28]+[.B45]*[.H28]" office:value-type="float" office:value="1.51359111734824" calcext:value-type="float">
            <text:p>1.51359111734824</text:p>
          </table:table-cell>
          <table:table-cell/>
          <table:table-cell table:style-name="ce29" table:formula="of:=([.N28] - [.J28])^2" office:value-type="float" office:value="0.0000180907120405879" calcext:value-type="float">
            <text:p>1.80907120405879E-05</text:p>
          </table:table-cell>
          <table:table-cell table:style-name="ce29" table:formula="of:=([.N28] - [.K28])^2" office:value-type="float" office:value="0.000000170769729441735" calcext:value-type="float">
            <text:p>1.70769729441735E-07</text:p>
          </table:table-cell>
          <table:table-cell table:style-name="ce29" table:formula="of:=([.N28] - [.L28])^2" office:value-type="float" office:value="0.0000217767888693216" calcext:value-type="float">
            <text:p>2.17767888693216E-05</text:p>
          </table:table-cell>
          <table:table-cell table:style-name="ce29" table:formula="of:=([.O28] - [.J28])^2" office:value-type="float" office:value="0.0000180907120405898" calcext:value-type="float">
            <text:p>1.80907120405898E-05</text:p>
          </table:table-cell>
          <table:table-cell table:style-name="ce29" table:formula="of:=([.O28] - [.K28])^2" office:value-type="float" office:value="0.000000170769729441918" calcext:value-type="float">
            <text:p>1.70769729441918E-07</text:p>
          </table:table-cell>
          <table:table-cell table:style-name="ce29" table:formula="of:=([.O28] - [.L28])^2" office:value-type="float" office:value="0.0000217767888693195" calcext:value-type="float">
            <text:p>2.17767888693195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1.33313255169884" calcext:value-type="float">
            <text:p>1.33313255169884</text:p>
          </table:table-cell>
          <table:table-cell table:style-name="ce29" table:formula="of:=LOG10([.K4])" office:value-type="float" office:value="1.34214183400495" calcext:value-type="float">
            <text:p>1.34214183400495</text:p>
          </table:table-cell>
          <table:table-cell table:style-name="ce29" table:formula="of:=LOG10([.L4])" office:value-type="float" office:value="1.33369687450121" calcext:value-type="float">
            <text:p>1.33369687450121</text:p>
          </table:table-cell>
          <table:table-cell/>
          <table:table-cell table:style-name="ce29" table:formula="of:=AVERAGE([.J29:.L29])" office:value-type="float" office:value="1.33632375340167" calcext:value-type="float">
            <text:p>1.33632375340167</text:p>
          </table:table-cell>
          <table:table-cell table:style-name="ce29" table:formula="of:=[.B38]*[.A29]+[.B39]*[.B29]+[.B40]*[.C29]+[.B41]*[.D29]+[.B42]*[.E29]+[.B43]*[.F29]+[.B44]*[.G29]+[.B45]*[.H29]" office:value-type="float" office:value="1.33632375340167" calcext:value-type="float">
            <text:p>1.33632375340167</text:p>
          </table:table-cell>
          <table:table-cell/>
          <table:table-cell table:style-name="ce29" table:formula="of:=([.N29] - [.J29])^2" office:value-type="float" office:value="0.0000101837683081093" calcext:value-type="float">
            <text:p>1.01837683081093E-05</text:p>
          </table:table-cell>
          <table:table-cell table:style-name="ce29" table:formula="of:=([.N29] - [.K29])^2" office:value-type="float" office:value="0.0000338500619062776" calcext:value-type="float">
            <text:p>3.38500619062776E-05</text:p>
          </table:table-cell>
          <table:table-cell table:style-name="ce29" table:formula="of:=([.N29] - [.L29])^2" office:value-type="float" office:value="0.00000690049275766552" calcext:value-type="float">
            <text:p>6.90049275766552E-06</text:p>
          </table:table-cell>
          <table:table-cell table:style-name="ce29" table:formula="of:=([.O29] - [.J29])^2" office:value-type="float" office:value="0.0000101837683081093" calcext:value-type="float">
            <text:p>1.01837683081093E-05</text:p>
          </table:table-cell>
          <table:table-cell table:style-name="ce29" table:formula="of:=([.O29] - [.K29])^2" office:value-type="float" office:value="0.0000338500619062776" calcext:value-type="float">
            <text:p>3.38500619062776E-05</text:p>
          </table:table-cell>
          <table:table-cell table:style-name="ce29" table:formula="of:=([.O29] - [.L29])^2" office:value-type="float" office:value="0.00000690049275766552" calcext:value-type="float">
            <text:p>6.90049275766552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1.41814425082229" calcext:value-type="float">
            <text:p>1.41814425082229</text:p>
          </table:table-cell>
          <table:table-cell table:style-name="ce29" table:formula="of:=LOG10([.K5])" office:value-type="float" office:value="1.408206496939" calcext:value-type="float">
            <text:p>1.408206496939</text:p>
          </table:table-cell>
          <table:table-cell table:style-name="ce29" table:formula="of:=LOG10([.L5])" office:value-type="float" office:value="1.41705713278923" calcext:value-type="float">
            <text:p>1.41705713278923</text:p>
          </table:table-cell>
          <table:table-cell/>
          <table:table-cell table:style-name="ce29" table:formula="of:=AVERAGE([.J30:.L30])" office:value-type="float" office:value="1.41446929351684" calcext:value-type="float">
            <text:p>1.41446929351684</text:p>
          </table:table-cell>
          <table:table-cell table:style-name="ce29" table:formula="of:=[.B38]*[.A30]+[.B39]*[.B30]+[.B40]*[.C30]+[.B41]*[.D30]+[.B42]*[.E30]+[.B43]*[.F30]+[.B44]*[.G30]+[.B45]*[.H30]" office:value-type="float" office:value="1.41446929351684" calcext:value-type="float">
            <text:p>1.41446929351684</text:p>
          </table:table-cell>
          <table:table-cell/>
          <table:table-cell table:style-name="ce29" table:formula="of:=([.N30] - [.J30])^2" office:value-type="float" office:value="0.0000135053111968997" calcext:value-type="float">
            <text:p>1.35053111968997E-05</text:p>
          </table:table-cell>
          <table:table-cell table:style-name="ce29" table:formula="of:=([.N30] - [.K30])^2" office:value-type="float" office:value="0.0000392226209754727" calcext:value-type="float">
            <text:p>3.92226209754727E-05</text:p>
          </table:table-cell>
          <table:table-cell table:style-name="ce29" table:formula="of:=([.N30] - [.L30])^2" office:value-type="float" office:value="0.00000669691209973626" calcext:value-type="float">
            <text:p>6.69691209973626E-06</text:p>
          </table:table-cell>
          <table:table-cell table:style-name="ce29" table:formula="of:=([.O30] - [.J30])^2" office:value-type="float" office:value="0.0000135053111968965" calcext:value-type="float">
            <text:p>1.35053111968965E-05</text:p>
          </table:table-cell>
          <table:table-cell table:style-name="ce29" table:formula="of:=([.O30] - [.K30])^2" office:value-type="float" office:value="0.0000392226209754783" calcext:value-type="float">
            <text:p>3.92226209754783E-05</text:p>
          </table:table-cell>
          <table:table-cell table:style-name="ce29" table:formula="of:=([.O30] - [.L30])^2" office:value-type="float" office:value="0.00000669691209973396" calcext:value-type="float">
            <text:p>6.69691209973396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1.23473480569002" calcext:value-type="float">
            <text:p>1.23473480569002</text:p>
          </table:table-cell>
          <table:table-cell table:style-name="ce29" table:formula="of:=LOG10([.K6])" office:value-type="float" office:value="1.22986403536635" calcext:value-type="float">
            <text:p>1.22986403536635</text:p>
          </table:table-cell>
          <table:table-cell table:style-name="ce29" table:formula="of:=LOG10([.L6])" office:value-type="float" office:value="1.23076034263162" calcext:value-type="float">
            <text:p>1.23076034263162</text:p>
          </table:table-cell>
          <table:table-cell/>
          <table:table-cell table:style-name="ce29" table:formula="of:=AVERAGE([.J31:.L31])" office:value-type="float" office:value="1.23178639456267" calcext:value-type="float">
            <text:p>1.23178639456267</text:p>
          </table:table-cell>
          <table:table-cell table:style-name="ce29" table:formula="of:=[.B38]*[.A31]+[.B39]*[.B31]+[.B40]*[.C31]+[.B41]*[.D31]+[.B42]*[.E31]+[.B43]*[.F31]+[.B44]*[.G31]+[.B45]*[.H31]" office:value-type="float" office:value="1.23178639456267" calcext:value-type="float">
            <text:p>1.23178639456267</text:p>
          </table:table-cell>
          <table:table-cell/>
          <table:table-cell table:style-name="ce29" table:formula="of:=([.N31] - [.J31])^2" office:value-type="float" office:value="0.00000869312817593435" calcext:value-type="float">
            <text:p>8.69312817593435E-06</text:p>
          </table:table-cell>
          <table:table-cell table:style-name="ce29" table:formula="of:=([.N31] - [.K31])^2" office:value-type="float" office:value="0.00000369546487965559" calcext:value-type="float">
            <text:p>3.69546487965559E-06</text:p>
          </table:table-cell>
          <table:table-cell table:style-name="ce29" table:formula="of:=([.N31] - [.L31])^2" office:value-type="float" office:value="0.00000105278256519979" calcext:value-type="float">
            <text:p>1.05278256519979E-06</text:p>
          </table:table-cell>
          <table:table-cell table:style-name="ce29" table:formula="of:=([.O31] - [.J31])^2" office:value-type="float" office:value="0.00000869312817593304" calcext:value-type="float">
            <text:p>8.69312817593304E-06</text:p>
          </table:table-cell>
          <table:table-cell table:style-name="ce29" table:formula="of:=([.O31] - [.K31])^2" office:value-type="float" office:value="0.00000369546487965644" calcext:value-type="float">
            <text:p>3.69546487965644E-06</text:p>
          </table:table-cell>
          <table:table-cell table:style-name="ce29" table:formula="of:=([.O31] - [.L31])^2" office:value-type="float" office:value="0.00000105278256520024" calcext:value-type="float">
            <text:p>1.05278256520024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1.58974363165753" calcext:value-type="float">
            <text:p>1.58974363165753</text:p>
          </table:table-cell>
          <table:table-cell table:style-name="ce29" table:formula="of:=LOG10([.K7])" office:value-type="float" office:value="1.58379808226806" calcext:value-type="float">
            <text:p>1.58379808226806</text:p>
          </table:table-cell>
          <table:table-cell table:style-name="ce29" table:formula="of:=LOG10([.L7])" office:value-type="float" office:value="1.58435007354537" calcext:value-type="float">
            <text:p>1.58435007354537</text:p>
          </table:table-cell>
          <table:table-cell/>
          <table:table-cell table:style-name="ce29" table:formula="of:=AVERAGE([.J32:.L32])" office:value-type="float" office:value="1.58596392915699" calcext:value-type="float">
            <text:p>1.58596392915699</text:p>
          </table:table-cell>
          <table:table-cell table:style-name="ce29" table:formula="of:=[.B38]*[.A32]+[.B39]*[.B32]+[.B40]*[.C32]+[.B41]*[.D32]+[.B42]*[.E32]+[.B43]*[.F32]+[.B44]*[.G32]+[.B45]*[.H32]" office:value-type="float" office:value="1.58596392915699" calcext:value-type="float">
            <text:p>1.58596392915699</text:p>
          </table:table-cell>
          <table:table-cell/>
          <table:table-cell table:style-name="ce29" table:formula="of:=([.N32] - [.J32])^2" office:value-type="float" office:value="0.000014286150992608" calcext:value-type="float">
            <text:p>1.4286150992608E-05</text:p>
          </table:table-cell>
          <table:table-cell table:style-name="ce29" table:formula="of:=([.N32] - [.K32])^2" office:value-type="float" office:value="0.00000469089274627074" calcext:value-type="float">
            <text:p>4.69089274627074E-06</text:p>
          </table:table-cell>
          <table:table-cell table:style-name="ce29" table:formula="of:=([.N32] - [.L32])^2" office:value-type="float" office:value="0.00000260452993514689" calcext:value-type="float">
            <text:p>2.60452993514689E-06</text:p>
          </table:table-cell>
          <table:table-cell table:style-name="ce29" table:formula="of:=([.O32] - [.J32])^2" office:value-type="float" office:value="0.0000142861509926063" calcext:value-type="float">
            <text:p>1.42861509926063E-05</text:p>
          </table:table-cell>
          <table:table-cell table:style-name="ce29" table:formula="of:=([.O32] - [.K32])^2" office:value-type="float" office:value="0.0000046908927462717" calcext:value-type="float">
            <text:p>4.6908927462717E-06</text:p>
          </table:table-cell>
          <table:table-cell table:style-name="ce29" table:formula="of:=([.O32] - [.L32])^2" office:value-type="float" office:value="0.00000260452993514761" calcext:value-type="float">
            <text:p>2.60452993514761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1.44752151464992" calcext:value-type="float">
            <text:p>1.44752151464992</text:p>
          </table:table-cell>
          <table:table-cell table:style-name="ce29" table:formula="of:=LOG10([.K8])" office:value-type="float" office:value="1.45118837879322" calcext:value-type="float">
            <text:p>1.45118837879322</text:p>
          </table:table-cell>
          <table:table-cell table:style-name="ce29" table:formula="of:=LOG10([.L8])" office:value-type="float" office:value="1.45819703678258" calcext:value-type="float">
            <text:p>1.45819703678258</text:p>
          </table:table-cell>
          <table:table-cell/>
          <table:table-cell table:style-name="ce29" table:formula="of:=AVERAGE([.J33:.L33])" office:value-type="float" office:value="1.45230231007524" calcext:value-type="float">
            <text:p>1.45230231007524</text:p>
          </table:table-cell>
          <table:table-cell table:style-name="ce29" table:formula="of:=[.B38]*[.A33]+[.B39]*[.B33]+[.B40]*[.C33]+[.B41]*[.D33]+[.B42]*[.E33]+[.B43]*[.F33]+[.B44]*[.G33]+[.B45]*[.H33]" office:value-type="float" office:value="1.45230231007524" calcext:value-type="float">
            <text:p>1.45230231007524</text:p>
          </table:table-cell>
          <table:table-cell/>
          <table:table-cell table:style-name="ce29" table:formula="of:=([.N33] - [.J33])^2" office:value-type="float" office:value="0.0000228560048987209" calcext:value-type="float">
            <text:p>2.28560048987209E-05</text:p>
          </table:table-cell>
          <table:table-cell table:style-name="ce29" table:formula="of:=([.N33] - [.K33])^2" office:value-type="float" office:value="0.00000124084290107083" calcext:value-type="float">
            <text:p>1.24084290107083E-06</text:p>
          </table:table-cell>
          <table:table-cell table:style-name="ce29" table:formula="of:=([.N33] - [.L33])^2" office:value-type="float" office:value="0.0000347478029542266" calcext:value-type="float">
            <text:p>3.47478029542266E-05</text:p>
          </table:table-cell>
          <table:table-cell table:style-name="ce29" table:formula="of:=([.O33] - [.J33])^2" office:value-type="float" office:value="0.000022856004898723" calcext:value-type="float">
            <text:p>2.2856004898723E-05</text:p>
          </table:table-cell>
          <table:table-cell table:style-name="ce29" table:formula="of:=([.O33] - [.K33])^2" office:value-type="float" office:value="0.00000124084290107132" calcext:value-type="float">
            <text:p>1.24084290107132E-06</text:p>
          </table:table-cell>
          <table:table-cell table:style-name="ce29" table:formula="of:=([.O33] - [.L33])^2" office:value-type="float" office:value="0.000034747802954224" calcext:value-type="float">
            <text:p>3.474780295422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1.45259526920158" calcext:value-type="float">
            <text:p>1.45259526920158</text:p>
          </table:table-cell>
          <table:table-cell table:style-name="ce29" table:formula="of:=LOG10([.K9])" office:value-type="float" office:value="1.45893199701093" calcext:value-type="float">
            <text:p>1.45893199701093</text:p>
          </table:table-cell>
          <table:table-cell table:style-name="ce29" table:formula="of:=LOG10([.L9])" office:value-type="float" office:value="1.45751106221684" calcext:value-type="float">
            <text:p>1.45751106221684</text:p>
          </table:table-cell>
          <table:table-cell/>
          <table:table-cell table:style-name="ce29" table:formula="of:=AVERAGE([.J34:.L34])" office:value-type="float" office:value="1.45634610947645" calcext:value-type="float">
            <text:p>1.45634610947645</text:p>
          </table:table-cell>
          <table:table-cell table:style-name="ce29" table:formula="of:=[.B38]*[.A34]+[.B39]*[.B34]+[.B40]*[.C34]+[.B41]*[.D34]+[.B42]*[.E34]+[.B43]*[.F34]+[.B44]*[.G34]+[.B45]*[.H34]" office:value-type="float" office:value="1.45634610947645" calcext:value-type="float">
            <text:p>1.45634610947645</text:p>
          </table:table-cell>
          <table:table-cell/>
          <table:table-cell table:style-name="ce29" table:formula="of:=([.N34] - [.J34])^2" office:value-type="float" office:value="0.0000140688027675839" calcext:value-type="float">
            <text:p>1.40688027675839E-05</text:p>
          </table:table-cell>
          <table:table-cell table:style-name="ce29" table:formula="of:=([.N34] - [.K34])^2" office:value-type="float" office:value="0.00000668681434097889" calcext:value-type="float">
            <text:p>6.68681434097889E-06</text:p>
          </table:table-cell>
          <table:table-cell table:style-name="ce29" table:formula="of:=([.N34] - [.L34])^2" office:value-type="float" office:value="0.00000135711488734132" calcext:value-type="float">
            <text:p>1.35711488734132E-06</text:p>
          </table:table-cell>
          <table:table-cell table:style-name="ce29" table:formula="of:=([.O34] - [.J34])^2" office:value-type="float" office:value="0.0000140688027675856" calcext:value-type="float">
            <text:p>1.40688027675856E-05</text:p>
          </table:table-cell>
          <table:table-cell table:style-name="ce29" table:formula="of:=([.O34] - [.K34])^2" office:value-type="float" office:value="0.00000668681434097775" calcext:value-type="float">
            <text:p>6.68681434097775E-06</text:p>
          </table:table-cell>
          <table:table-cell table:style-name="ce29" table:formula="of:=([.O34] - [.L34])^2" office:value-type="float" office:value="0.0000013571148873408" calcext:value-type="float">
            <text:p>1.3571148873408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1.26737624934998" calcext:value-type="float">
            <text:p>1.26737624934998</text:p>
          </table:table-cell>
          <table:table-cell table:style-name="ce29" table:formula="of:=LOG10([.K10])" office:value-type="float" office:value="1.27219529779923" calcext:value-type="float">
            <text:p>1.27219529779923</text:p>
          </table:table-cell>
          <table:table-cell table:style-name="ce29" table:formula="of:=LOG10([.L10])" office:value-type="float" office:value="1.26811237251458" calcext:value-type="float">
            <text:p>1.26811237251458</text:p>
          </table:table-cell>
          <table:table-cell/>
          <table:table-cell table:style-name="ce29" table:formula="of:=AVERAGE([.J35:.L35])" office:value-type="float" office:value="1.26922797322126" calcext:value-type="float">
            <text:p>1.26922797322126</text:p>
          </table:table-cell>
          <table:table-cell table:style-name="ce29" table:formula="of:=[.B38]*[.A35]+[.B39]*[.B35]+[.B40]*[.C35]+[.B41]*[.D35]+[.B42]*[.E35]+[.B43]*[.F35]+[.B44]*[.G35]+[.B45]*[.H35]" office:value-type="float" office:value="1.26922797322126" calcext:value-type="float">
            <text:p>1.26922797322126</text:p>
          </table:table-cell>
          <table:table-cell/>
          <table:table-cell table:style-name="ce29" table:formula="of:=([.N35] - [.J35])^2" office:value-type="float" office:value="0.0000034288812954808" calcext:value-type="float">
            <text:p>3.4288812954808E-06</text:p>
          </table:table-cell>
          <table:table-cell table:style-name="ce29" table:formula="of:=([.N35] - [.K35])^2" office:value-type="float" office:value="0.0000088050151510222" calcext:value-type="float">
            <text:p>8.8050151510222E-06</text:p>
          </table:table-cell>
          <table:table-cell table:style-name="ce29" table:formula="of:=([.N35] - [.L35])^2" office:value-type="float" office:value="0.00000124456493675814" calcext:value-type="float">
            <text:p>1.24456493675814E-06</text:p>
          </table:table-cell>
          <table:table-cell table:style-name="ce29" table:formula="of:=([.O35] - [.J35])^2" office:value-type="float" office:value="0.00000342888129548163" calcext:value-type="float">
            <text:p>3.42888129548163E-06</text:p>
          </table:table-cell>
          <table:table-cell table:style-name="ce29" table:formula="of:=([.O35] - [.K35])^2" office:value-type="float" office:value="0.00000880501515102088" calcext:value-type="float">
            <text:p>8.80501515102088E-06</text:p>
          </table:table-cell>
          <table:table-cell table:style-name="ce29" table:formula="of:=([.O35] - [.L35])^2" office:value-type="float" office:value="0.00000124456493675863" calcext:value-type="float">
            <text:p>1.24456493675863E-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1.40750136009492" calcext:value-type="float">
            <text:p>1.40750136009492</text:p>
          </table:table-cell>
          <table:table-cell/>
          <table:table-cell table:style-name="ce31" table:formula="of:=ROUND([.B38] - [.$H$42];2)" office:value-type="float" office:value="1.41" calcext:value-type="float">
            <text:p>1.41</text:p>
          </table:table-cell>
          <table:table-cell table:style-name="ce31" table:formula="of:=ROUND([.B38] + [.$H$42];2)" office:value-type="float" office:value="1.41" calcext:value-type="float">
            <text:p>1.41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000390889067185875" calcext:value-type="float">
            <text:p>3.90889067185875E-10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47.5454418880572" calcext:value-type="float">
            <text:p>47.5454418880572</text:p>
          </table:table-cell>
          <table:table-cell table:formula="of:=[.K38]/[.K47]" office:value-type="percentage" office:value="154.317872444787" calcext:value-type="percentage">
            <text:p>15431.79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0.033458720387565" calcext:value-type="float">
            <text:p>0.033458720387565</text:p>
          </table:table-cell>
          <table:table-cell/>
          <table:table-cell table:style-name="ce31" table:formula="of:=ROUND([.B39] - [.$H$42];2)" office:value-type="float" office:value="0.03" calcext:value-type="float">
            <text:p>0.03</text:p>
          </table:table-cell>
          <table:table-cell table:style-name="ce31" table:formula="of:=ROUND([.B39] + [.$H$42];2)" office:value-type="float" office:value="0.03" calcext:value-type="float">
            <text:p>0.0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0197709146775225" calcext:value-type="float">
            <text:p>1.97709146775225E-0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0.0268676632793582" calcext:value-type="float">
            <text:p>0.026867663279358</text:p>
          </table:table-cell>
          <table:table-cell table:formula="of:=[.K39]/[.K47]" office:value-type="percentage" office:value="0.0872041665864716" calcext:value-type="percentage">
            <text:p>8.7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-0.0645439174006151" calcext:value-type="float">
            <text:p>-0.064543917400615</text:p>
          </table:table-cell>
          <table:table-cell/>
          <table:table-cell table:style-name="ce31" table:formula="of:=ROUND([.B40] - [.$H$42];2)" office:value-type="float" office:value="-0.06" calcext:value-type="float">
            <text:p>-0.06</text:p>
          </table:table-cell>
          <table:table-cell table:style-name="ce31" table:formula="of:=ROUND([.B40] + [.$H$42];2)" office:value-type="float" office:value="-0.06" calcext:value-type="float">
            <text:p>-0.06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0403572105900273" calcext:value-type="float">
            <text:p>4.03572105900273E-0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99982014562018" calcext:value-type="float">
            <text:p>0.099982014562018</text:p>
          </table:table-cell>
          <table:table-cell table:formula="of:=[.K40]/[.K47]" office:value-type="percentage" office:value="0.324510850194238" calcext:value-type="percentage">
            <text:p>32.4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-0.08509125227971" calcext:value-type="float">
            <text:p>-0.08509125227971</text:p>
          </table:table-cell>
          <table:table-cell/>
          <table:table-cell table:style-name="ce31" table:formula="of:=ROUND([.B41] - [.$H$42];2)" office:value-type="float" office:value="-0.09" calcext:value-type="float">
            <text:p>-0.09</text:p>
          </table:table-cell>
          <table:table-cell table:style-name="ce31" table:formula="of:=ROUND([.B41] + [.$H$42];2)" office:value-type="float" office:value="-0.09" calcext:value-type="float">
            <text:p>-0.09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173772509148702" calcext:value-type="float">
            <text:p>0.173772509148702</text:p>
          </table:table-cell>
          <table:table-cell table:formula="of:=[.K41]/[.K47]" office:value-type="percentage" office:value="0.564012086886423" calcext:value-type="percentage">
            <text:p>56.4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-0.013629121733015" calcext:value-type="float">
            <text:p>-0.013629121733015</text:p>
          </table:table-cell>
          <table:table-cell/>
          <table:table-cell table:style-name="ce31" table:formula="of:=ROUND([.B42] - [.$H$42];2)" office:value-type="float" office:value="-0.01" calcext:value-type="float">
            <text:p>-0.01</text:p>
          </table:table-cell>
          <table:table-cell table:style-name="ce31" table:formula="of:=ROUND([.B42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00704636896901877" calcext:value-type="float">
            <text:p>7.04636896901877E-0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445807102112021" calcext:value-type="float">
            <text:p>0.00445807102112</text:p>
          </table:table-cell>
          <table:table-cell table:formula="of:=[.K42]/[.K47]" office:value-type="percentage" office:value="0.0144695265806274" calcext:value-type="percentage">
            <text:p>1.4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0.00489631344547498" calcext:value-type="float">
            <text:p>0.004896313445475</text:p>
          </table:table-cell>
          <table:table-cell/>
          <table:table-cell table:style-name="ce31" table:formula="of:=ROUND([.B43] - [.$H$42];2)" office:value-type="float" office:value="0" calcext:value-type="float">
            <text:p>0</text:p>
          </table:table-cell>
          <table:table-cell table:style-name="ce31" table:formula="of:=ROUND([.B43] + [.$H$42];2)" office:value-type="float" office:value="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0575373248552137" calcext:value-type="float">
            <text:p>0.000575373248552</text:p>
          </table:table-cell>
          <table:table-cell table:formula="of:=[.K43]/[.K47]" office:value-type="percentage" office:value="0.00186748449593442" calcext:value-type="percentage">
            <text:p>0.19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-0.00735900652263005" calcext:value-type="float">
            <text:p>-0.00735900652263</text:p>
          </table:table-cell>
          <table:table-cell/>
          <table:table-cell table:style-name="ce31" table:formula="of:=ROUND([.B44] - [.$H$42];2)" office:value-type="float" office:value="-0.01" calcext:value-type="float">
            <text:p>-0.01</text:p>
          </table:table-cell>
          <table:table-cell table:style-name="ce31" table:formula="of:=ROUND([.B44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29971944800268" calcext:value-type="float">
            <text:p>0.001299719448003</text:p>
          </table:table-cell>
          <table:table-cell table:formula="of:=[.K44]/[.K47]" office:value-type="percentage" office:value="0.0042184893446385" calcext:value-type="percentage">
            <text:p>0.4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-0.00600512277073001" calcext:value-type="float">
            <text:p>-0.00600512277073</text:p>
          </table:table-cell>
          <table:table-cell/>
          <table:table-cell table:style-name="ce31" table:formula="of:=ROUND([.B45] - [.$H$42];2)" office:value-type="float" office:value="-0.01" calcext:value-type="float">
            <text:p>-0.01</text:p>
          </table:table-cell>
          <table:table-cell table:style-name="ce31" table:formula="of:=ROUND([.B45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0865475987796962" calcext:value-type="float">
            <text:p>0.000865475987797</text:p>
          </table:table-cell>
          <table:table-cell table:formula="of:=[.K45]/[.K47]" office:value-type="percentage" office:value="0.00280906870953807" calcext:value-type="percentage">
            <text:p>0.28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47.853542570984" calcext:value-type="float">
            <text:p>47.853542570984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0.308100682926813" calcext:value-type="float">
            <text:p>0.308100682926813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000625422507497401" calcext:value-type="float">
            <text:p>6.25422507497401E-09</text:p>
          </table:table-cell>
          <table:table-cell table:formula="of:=[.K48]/[.K47]" office:value-type="percentage" office:value="0.0000000202992898800541" calcext:value-type="percentage">
            <text:p>0.00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12:19:23.676758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4:09:21.499441190</meta:creation-date>
    <dc:date>2018-12-09T12:54:17.368583818</dc:date>
    <meta:editing-duration>PT1H28M2S</meta:editing-duration>
    <meta:editing-cycles>10</meta:editing-cycles>
    <meta:generator>LibreOffice/6.1.3.2$Linux_X86_64 LibreOffice_project/10$Build-2</meta:generator>
    <meta:document-statistic meta:table-count="4" meta:cell-count="2041" meta:object-count="0"/>
  </office:meta>
</office:document-meta>
</file>